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charset="x-symbol"/>
    <style:font-face style:name="Courier New1" svg:font-family="'Courier New'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hell Dlg" svg:font-family="'MS Shell Dlg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8.944cm" fo:margin-left="-0.191cm" table:align="left" style:writing-mode="lr-tb"/>
    </style:style>
    <style:style style:name="Tabela1.A" style:family="table-column">
      <style:table-column-properties style:column-width="18.94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cc" fo:padding-left="0.191cm" fo:padding-right="0.191cm" fo:padding-top="0cm" fo:padding-bottom="0cm" fo:border="none" style:writing-mode="lr-tb">
        <style:background-image/>
      </style:table-cell-properties>
    </style:style>
    <style:style style:name="Tabela2" style:family="table">
      <style:table-properties style:width="15.468cm" fo:margin-left="0.09cm" table:align="left" style:writing-mode="lr-tb"/>
    </style:style>
    <style:style style:name="Tabela2.A" style:family="table-column">
      <style:table-column-properties style:column-width="0.626cm"/>
    </style:style>
    <style:style style:name="Tabela2.B" style:family="table-column">
      <style:table-column-properties style:column-width="14.84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" style:family="table">
      <style:table-properties style:width="15.468cm" fo:margin-left="0.081cm" table:align="left" style:writing-mode="lr-tb"/>
    </style:style>
    <style:style style:name="Tabela3.A" style:family="table-column">
      <style:table-column-properties style:column-width="15.46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" style:family="table">
      <style:table-properties style:width="15.468cm" fo:margin-left="0.09cm" table:align="left" style:writing-mode="lr-tb"/>
    </style:style>
    <style:style style:name="Tabela4.A" style:family="table-column">
      <style:table-column-properties style:column-width="0.626cm"/>
    </style:style>
    <style:style style:name="Tabela4.B" style:family="table-column">
      <style:table-column-properties style:column-width="14.84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" style:family="table">
      <style:table-properties style:width="15.468cm" fo:margin-left="0.081cm" table:align="left" style:writing-mode="lr-tb"/>
    </style:style>
    <style:style style:name="Tabela5.A" style:family="table-column">
      <style:table-column-properties style:column-width="15.46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" style:family="table">
      <style:table-properties style:width="15.468cm" fo:margin-left="0.09cm" table:align="left" style:writing-mode="lr-tb"/>
    </style:style>
    <style:style style:name="Tabela6.A" style:family="table-column">
      <style:table-column-properties style:column-width="0.626cm"/>
    </style:style>
    <style:style style:name="Tabela6.B" style:family="table-column">
      <style:table-column-properties style:column-width="14.84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" style:family="table">
      <style:table-properties style:width="15.468cm" fo:margin-left="0.081cm" table:align="left" style:writing-mode="lr-tb"/>
    </style:style>
    <style:style style:name="Tabela7.A" style:family="table-column">
      <style:table-column-properties style:column-width="15.46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8" style:family="table">
      <style:table-properties style:width="15.468cm" fo:margin-left="0.09cm" table:align="left" style:writing-mode="lr-tb"/>
    </style:style>
    <style:style style:name="Tabela8.A" style:family="table-column">
      <style:table-column-properties style:column-width="0.626cm"/>
    </style:style>
    <style:style style:name="Tabela8.B" style:family="table-column">
      <style:table-column-properties style:column-width="14.841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9" style:family="table">
      <style:table-properties style:width="15.468cm" fo:margin-left="0.081cm" table:align="left" style:writing-mode="lr-tb"/>
    </style:style>
    <style:style style:name="Tabela9.A" style:family="table-column">
      <style:table-column-properties style:column-width="15.468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3" style:family="table">
      <style:table-properties style:width="15.468cm" fo:margin-left="0.09cm" table:align="left" style:writing-mode="lr-tb"/>
    </style:style>
    <style:style style:name="Tabela73.A" style:family="table-column">
      <style:table-column-properties style:column-width="0.626cm"/>
    </style:style>
    <style:style style:name="Tabela73.B" style:family="table-column">
      <style:table-column-properties style:column-width="14.841cm"/>
    </style:style>
    <style:style style:name="Tabela73.1" style:family="table-row">
      <style:table-row-properties fo:keep-together="auto"/>
    </style:style>
    <style:style style:name="Tabela73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3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4" style:family="table">
      <style:table-properties style:width="15.468cm" fo:margin-left="0.081cm" table:align="left" style:writing-mode="lr-tb"/>
    </style:style>
    <style:style style:name="Tabela74.A" style:family="table-column">
      <style:table-column-properties style:column-width="15.468cm"/>
    </style:style>
    <style:style style:name="Tabela74.1" style:family="table-row">
      <style:table-row-properties fo:keep-together="auto"/>
    </style:style>
    <style:style style:name="Tabela74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0" style:family="table">
      <style:table-properties style:width="15.468cm" fo:margin-left="0.09cm" table:align="left" style:writing-mode="lr-tb"/>
    </style:style>
    <style:style style:name="Tabela10.A" style:family="table-column">
      <style:table-column-properties style:column-width="0.626cm"/>
    </style:style>
    <style:style style:name="Tabela10.B" style:family="table-column">
      <style:table-column-properties style:column-width="14.841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1" style:family="table">
      <style:table-properties style:width="15.468cm" fo:margin-left="0.081cm" table:align="left" style:writing-mode="lr-tb"/>
    </style:style>
    <style:style style:name="Tabela11.A" style:family="table-column">
      <style:table-column-properties style:column-width="15.468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2" style:family="table">
      <style:table-properties style:width="15.468cm" fo:margin-left="0.09cm" table:align="left" style:writing-mode="lr-tb"/>
    </style:style>
    <style:style style:name="Tabela12.A" style:family="table-column">
      <style:table-column-properties style:column-width="0.626cm"/>
    </style:style>
    <style:style style:name="Tabela12.B" style:family="table-column">
      <style:table-column-properties style:column-width="14.841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3" style:family="table">
      <style:table-properties style:width="15.468cm" fo:margin-left="0.081cm" table:align="left" style:writing-mode="lr-tb"/>
    </style:style>
    <style:style style:name="Tabela13.A" style:family="table-column">
      <style:table-column-properties style:column-width="15.468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4" style:family="table">
      <style:table-properties style:width="15.468cm" fo:margin-left="0.09cm" table:align="left" style:writing-mode="lr-tb"/>
    </style:style>
    <style:style style:name="Tabela14.A" style:family="table-column">
      <style:table-column-properties style:column-width="0.626cm"/>
    </style:style>
    <style:style style:name="Tabela14.B" style:family="table-column">
      <style:table-column-properties style:column-width="14.841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5" style:family="table">
      <style:table-properties style:width="15.468cm" fo:margin-left="0.081cm" table:align="left" style:writing-mode="lr-tb"/>
    </style:style>
    <style:style style:name="Tabela15.A" style:family="table-column">
      <style:table-column-properties style:column-width="15.468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6" style:family="table">
      <style:table-properties style:width="15.468cm" fo:margin-left="0.09cm" table:align="left" style:writing-mode="lr-tb"/>
    </style:style>
    <style:style style:name="Tabela16.A" style:family="table-column">
      <style:table-column-properties style:column-width="0.626cm"/>
    </style:style>
    <style:style style:name="Tabela16.B" style:family="table-column">
      <style:table-column-properties style:column-width="14.841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7" style:family="table">
      <style:table-properties style:width="15.468cm" fo:margin-left="0.081cm" table:align="left" style:writing-mode="lr-tb"/>
    </style:style>
    <style:style style:name="Tabela17.A" style:family="table-column">
      <style:table-column-properties style:column-width="15.468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8" style:family="table">
      <style:table-properties style:width="15.468cm" fo:margin-left="0.09cm" table:align="left" style:writing-mode="lr-tb"/>
    </style:style>
    <style:style style:name="Tabela18.A" style:family="table-column">
      <style:table-column-properties style:column-width="0.626cm"/>
    </style:style>
    <style:style style:name="Tabela18.B" style:family="table-column">
      <style:table-column-properties style:column-width="14.841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9" style:family="table">
      <style:table-properties style:width="15.468cm" fo:margin-left="0.081cm" table:align="left" style:writing-mode="lr-tb"/>
    </style:style>
    <style:style style:name="Tabela19.A" style:family="table-column">
      <style:table-column-properties style:column-width="15.468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0" style:family="table">
      <style:table-properties style:width="15.468cm" fo:margin-left="0.09cm" table:align="left" style:writing-mode="lr-tb"/>
    </style:style>
    <style:style style:name="Tabela20.A" style:family="table-column">
      <style:table-column-properties style:column-width="0.626cm"/>
    </style:style>
    <style:style style:name="Tabela20.B" style:family="table-column">
      <style:table-column-properties style:column-width="14.841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1" style:family="table">
      <style:table-properties style:width="15.468cm" fo:margin-left="0.081cm" table:align="left" style:writing-mode="lr-tb"/>
    </style:style>
    <style:style style:name="Tabela21.A" style:family="table-column">
      <style:table-column-properties style:column-width="15.468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2" style:family="table">
      <style:table-properties style:width="15.468cm" fo:margin-left="0.09cm" table:align="left" style:writing-mode="lr-tb"/>
    </style:style>
    <style:style style:name="Tabela22.A" style:family="table-column">
      <style:table-column-properties style:column-width="0.626cm"/>
    </style:style>
    <style:style style:name="Tabela22.B" style:family="table-column">
      <style:table-column-properties style:column-width="14.841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3" style:family="table">
      <style:table-properties style:width="15.468cm" fo:margin-left="0.081cm" table:align="left" style:writing-mode="lr-tb"/>
    </style:style>
    <style:style style:name="Tabela23.A" style:family="table-column">
      <style:table-column-properties style:column-width="15.468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4" style:family="table">
      <style:table-properties style:width="15.468cm" fo:margin-left="0.09cm" table:align="left" style:writing-mode="lr-tb"/>
    </style:style>
    <style:style style:name="Tabela24.A" style:family="table-column">
      <style:table-column-properties style:column-width="0.626cm"/>
    </style:style>
    <style:style style:name="Tabela24.B" style:family="table-column">
      <style:table-column-properties style:column-width="14.841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5" style:family="table">
      <style:table-properties style:width="15.468cm" fo:margin-left="0.081cm" table:align="left" style:writing-mode="lr-tb"/>
    </style:style>
    <style:style style:name="Tabela25.A" style:family="table-column">
      <style:table-column-properties style:column-width="15.468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6" style:family="table">
      <style:table-properties style:width="15.468cm" fo:margin-left="0.09cm" table:align="left" style:writing-mode="lr-tb"/>
    </style:style>
    <style:style style:name="Tabela26.A" style:family="table-column">
      <style:table-column-properties style:column-width="0.626cm"/>
    </style:style>
    <style:style style:name="Tabela26.B" style:family="table-column">
      <style:table-column-properties style:column-width="14.841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7" style:family="table">
      <style:table-properties style:width="15.468cm" fo:margin-left="0.081cm" table:align="left" style:writing-mode="lr-tb"/>
    </style:style>
    <style:style style:name="Tabela27.A" style:family="table-column">
      <style:table-column-properties style:column-width="15.468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8" style:family="table">
      <style:table-properties style:width="15.468cm" fo:margin-left="0.09cm" table:align="left" style:writing-mode="lr-tb"/>
    </style:style>
    <style:style style:name="Tabela28.A" style:family="table-column">
      <style:table-column-properties style:column-width="0.626cm"/>
    </style:style>
    <style:style style:name="Tabela28.B" style:family="table-column">
      <style:table-column-properties style:column-width="14.841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9" style:family="table">
      <style:table-properties style:width="15.468cm" fo:margin-left="0.081cm" table:align="left" style:writing-mode="lr-tb"/>
    </style:style>
    <style:style style:name="Tabela29.A" style:family="table-column">
      <style:table-column-properties style:column-width="15.468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0" style:family="table">
      <style:table-properties style:width="15.468cm" fo:margin-left="0.09cm" table:align="left" style:writing-mode="lr-tb"/>
    </style:style>
    <style:style style:name="Tabela30.A" style:family="table-column">
      <style:table-column-properties style:column-width="0.626cm"/>
    </style:style>
    <style:style style:name="Tabela30.B" style:family="table-column">
      <style:table-column-properties style:column-width="14.841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1" style:family="table">
      <style:table-properties style:width="15.468cm" fo:margin-left="0.081cm" table:align="left" style:writing-mode="lr-tb"/>
    </style:style>
    <style:style style:name="Tabela31.A" style:family="table-column">
      <style:table-column-properties style:column-width="15.468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2" style:family="table">
      <style:table-properties style:width="15.468cm" fo:margin-left="0.09cm" table:align="left" style:writing-mode="lr-tb"/>
    </style:style>
    <style:style style:name="Tabela32.A" style:family="table-column">
      <style:table-column-properties style:column-width="0.626cm"/>
    </style:style>
    <style:style style:name="Tabela32.B" style:family="table-column">
      <style:table-column-properties style:column-width="14.841cm"/>
    </style:style>
    <style:style style:name="Tabela32.1" style:family="table-row">
      <style:table-row-properties fo:keep-together="auto"/>
    </style:style>
    <style:style style:name="Tabela3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3" style:family="table">
      <style:table-properties style:width="15.468cm" fo:margin-left="0.081cm" table:align="left" style:writing-mode="lr-tb"/>
    </style:style>
    <style:style style:name="Tabela33.A" style:family="table-column">
      <style:table-column-properties style:column-width="15.468cm"/>
    </style:style>
    <style:style style:name="Tabela33.1" style:family="table-row">
      <style:table-row-properties fo:keep-together="auto"/>
    </style:style>
    <style:style style:name="Tabela3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4" style:family="table">
      <style:table-properties style:width="15.468cm" fo:margin-left="0.09cm" table:align="left" style:writing-mode="lr-tb"/>
    </style:style>
    <style:style style:name="Tabela34.A" style:family="table-column">
      <style:table-column-properties style:column-width="0.626cm"/>
    </style:style>
    <style:style style:name="Tabela34.B" style:family="table-column">
      <style:table-column-properties style:column-width="14.841cm"/>
    </style:style>
    <style:style style:name="Tabela34.1" style:family="table-row">
      <style:table-row-properties fo:keep-together="auto"/>
    </style:style>
    <style:style style:name="Tabela3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5" style:family="table">
      <style:table-properties style:width="15.468cm" fo:margin-left="0.081cm" table:align="left" style:writing-mode="lr-tb"/>
    </style:style>
    <style:style style:name="Tabela35.A" style:family="table-column">
      <style:table-column-properties style:column-width="15.468cm"/>
    </style:style>
    <style:style style:name="Tabela35.1" style:family="table-row">
      <style:table-row-properties fo:keep-together="auto"/>
    </style:style>
    <style:style style:name="Tabela3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9" style:family="table">
      <style:table-properties style:width="15.468cm" fo:margin-left="0.09cm" table:align="left" style:writing-mode="lr-tb"/>
    </style:style>
    <style:style style:name="Tabela59.A" style:family="table-column">
      <style:table-column-properties style:column-width="0.626cm"/>
    </style:style>
    <style:style style:name="Tabela59.B" style:family="table-column">
      <style:table-column-properties style:column-width="14.841cm"/>
    </style:style>
    <style:style style:name="Tabela59.1" style:family="table-row">
      <style:table-row-properties fo:keep-together="auto"/>
    </style:style>
    <style:style style:name="Tabela59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9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0" style:family="table">
      <style:table-properties style:width="15.468cm" fo:margin-left="0.081cm" table:align="left" style:writing-mode="lr-tb"/>
    </style:style>
    <style:style style:name="Tabela60.A" style:family="table-column">
      <style:table-column-properties style:column-width="15.468cm"/>
    </style:style>
    <style:style style:name="Tabela60.1" style:family="table-row">
      <style:table-row-properties fo:keep-together="auto"/>
    </style:style>
    <style:style style:name="Tabela60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1" style:family="table">
      <style:table-properties style:width="15.468cm" fo:margin-left="0.09cm" table:align="left" style:writing-mode="lr-tb"/>
    </style:style>
    <style:style style:name="Tabela61.A" style:family="table-column">
      <style:table-column-properties style:column-width="0.626cm"/>
    </style:style>
    <style:style style:name="Tabela61.B" style:family="table-column">
      <style:table-column-properties style:column-width="14.841cm"/>
    </style:style>
    <style:style style:name="Tabela61.1" style:family="table-row">
      <style:table-row-properties fo:keep-together="auto"/>
    </style:style>
    <style:style style:name="Tabela61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1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2" style:family="table">
      <style:table-properties style:width="15.468cm" fo:margin-left="0.081cm" table:align="left" style:writing-mode="lr-tb"/>
    </style:style>
    <style:style style:name="Tabela62.A" style:family="table-column">
      <style:table-column-properties style:column-width="15.468cm"/>
    </style:style>
    <style:style style:name="Tabela62.1" style:family="table-row">
      <style:table-row-properties fo:keep-together="auto"/>
    </style:style>
    <style:style style:name="Tabela62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3" style:family="table">
      <style:table-properties style:width="15.468cm" fo:margin-left="0.09cm" table:align="left" style:writing-mode="lr-tb"/>
    </style:style>
    <style:style style:name="Tabela63.A" style:family="table-column">
      <style:table-column-properties style:column-width="0.626cm"/>
    </style:style>
    <style:style style:name="Tabela63.B" style:family="table-column">
      <style:table-column-properties style:column-width="14.841cm"/>
    </style:style>
    <style:style style:name="Tabela63.1" style:family="table-row">
      <style:table-row-properties fo:keep-together="auto"/>
    </style:style>
    <style:style style:name="Tabela63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3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4" style:family="table">
      <style:table-properties style:width="15.468cm" fo:margin-left="0.081cm" table:align="left" style:writing-mode="lr-tb"/>
    </style:style>
    <style:style style:name="Tabela64.A" style:family="table-column">
      <style:table-column-properties style:column-width="15.468cm"/>
    </style:style>
    <style:style style:name="Tabela64.1" style:family="table-row">
      <style:table-row-properties fo:keep-together="auto"/>
    </style:style>
    <style:style style:name="Tabela64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5" style:family="table">
      <style:table-properties style:width="15.468cm" fo:margin-left="0.09cm" table:align="left" style:writing-mode="lr-tb"/>
    </style:style>
    <style:style style:name="Tabela65.A" style:family="table-column">
      <style:table-column-properties style:column-width="0.626cm"/>
    </style:style>
    <style:style style:name="Tabela65.B" style:family="table-column">
      <style:table-column-properties style:column-width="14.841cm"/>
    </style:style>
    <style:style style:name="Tabela65.1" style:family="table-row">
      <style:table-row-properties fo:keep-together="auto"/>
    </style:style>
    <style:style style:name="Tabela65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5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6" style:family="table">
      <style:table-properties style:width="15.468cm" fo:margin-left="0.081cm" table:align="left" style:writing-mode="lr-tb"/>
    </style:style>
    <style:style style:name="Tabela66.A" style:family="table-column">
      <style:table-column-properties style:column-width="15.468cm"/>
    </style:style>
    <style:style style:name="Tabela66.1" style:family="table-row">
      <style:table-row-properties fo:keep-together="auto"/>
    </style:style>
    <style:style style:name="Tabela66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7" style:family="table">
      <style:table-properties style:width="15.468cm" fo:margin-left="0.09cm" table:align="left" style:writing-mode="lr-tb"/>
    </style:style>
    <style:style style:name="Tabela67.A" style:family="table-column">
      <style:table-column-properties style:column-width="0.626cm"/>
    </style:style>
    <style:style style:name="Tabela67.B" style:family="table-column">
      <style:table-column-properties style:column-width="14.841cm"/>
    </style:style>
    <style:style style:name="Tabela67.1" style:family="table-row">
      <style:table-row-properties fo:keep-together="auto"/>
    </style:style>
    <style:style style:name="Tabela67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7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8" style:family="table">
      <style:table-properties style:width="15.468cm" fo:margin-left="0.081cm" table:align="left" style:writing-mode="lr-tb"/>
    </style:style>
    <style:style style:name="Tabela68.A" style:family="table-column">
      <style:table-column-properties style:column-width="15.468cm"/>
    </style:style>
    <style:style style:name="Tabela68.1" style:family="table-row">
      <style:table-row-properties fo:keep-together="auto"/>
    </style:style>
    <style:style style:name="Tabela68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9" style:family="table">
      <style:table-properties style:width="15.468cm" fo:margin-left="0.09cm" table:align="left" style:writing-mode="lr-tb"/>
    </style:style>
    <style:style style:name="Tabela69.A" style:family="table-column">
      <style:table-column-properties style:column-width="0.626cm"/>
    </style:style>
    <style:style style:name="Tabela69.B" style:family="table-column">
      <style:table-column-properties style:column-width="14.841cm"/>
    </style:style>
    <style:style style:name="Tabela69.1" style:family="table-row">
      <style:table-row-properties fo:keep-together="auto"/>
    </style:style>
    <style:style style:name="Tabela69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9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0" style:family="table">
      <style:table-properties style:width="15.468cm" fo:margin-left="0.081cm" table:align="left" style:writing-mode="lr-tb"/>
    </style:style>
    <style:style style:name="Tabela70.A" style:family="table-column">
      <style:table-column-properties style:column-width="15.468cm"/>
    </style:style>
    <style:style style:name="Tabela70.1" style:family="table-row">
      <style:table-row-properties fo:keep-together="auto"/>
    </style:style>
    <style:style style:name="Tabela70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6" style:family="table">
      <style:table-properties style:width="15.468cm" fo:margin-left="0.09cm" table:align="left" style:writing-mode="lr-tb"/>
    </style:style>
    <style:style style:name="Tabela36.A" style:family="table-column">
      <style:table-column-properties style:column-width="0.626cm"/>
    </style:style>
    <style:style style:name="Tabela36.B" style:family="table-column">
      <style:table-column-properties style:column-width="14.841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7" style:family="table">
      <style:table-properties style:width="15.468cm" fo:margin-left="0.081cm" table:align="left" style:writing-mode="lr-tb"/>
    </style:style>
    <style:style style:name="Tabela37.A" style:family="table-column">
      <style:table-column-properties style:column-width="15.468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8" style:family="table">
      <style:table-properties style:width="15.468cm" fo:margin-left="0.09cm" table:align="left" style:writing-mode="lr-tb"/>
    </style:style>
    <style:style style:name="Tabela38.A" style:family="table-column">
      <style:table-column-properties style:column-width="0.626cm"/>
    </style:style>
    <style:style style:name="Tabela38.B" style:family="table-column">
      <style:table-column-properties style:column-width="14.841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9" style:family="table">
      <style:table-properties style:width="15.468cm" fo:margin-left="0.081cm" table:align="left" style:writing-mode="lr-tb"/>
    </style:style>
    <style:style style:name="Tabela39.A" style:family="table-column">
      <style:table-column-properties style:column-width="15.468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0" style:family="table">
      <style:table-properties style:width="15.468cm" fo:margin-left="0.09cm" table:align="left" style:writing-mode="lr-tb"/>
    </style:style>
    <style:style style:name="Tabela40.A" style:family="table-column">
      <style:table-column-properties style:column-width="0.626cm"/>
    </style:style>
    <style:style style:name="Tabela40.B" style:family="table-column">
      <style:table-column-properties style:column-width="14.841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1" style:family="table">
      <style:table-properties style:width="15.468cm" fo:margin-left="0.081cm" table:align="left" style:writing-mode="lr-tb"/>
    </style:style>
    <style:style style:name="Tabela41.A" style:family="table-column">
      <style:table-column-properties style:column-width="15.468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2" style:family="table">
      <style:table-properties style:width="15.468cm" fo:margin-left="0.09cm" table:align="left" style:writing-mode="lr-tb"/>
    </style:style>
    <style:style style:name="Tabela42.A" style:family="table-column">
      <style:table-column-properties style:column-width="0.626cm"/>
    </style:style>
    <style:style style:name="Tabela42.B" style:family="table-column">
      <style:table-column-properties style:column-width="14.841cm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3" style:family="table">
      <style:table-properties style:width="15.468cm" fo:margin-left="0.081cm" table:align="left" style:writing-mode="lr-tb"/>
    </style:style>
    <style:style style:name="Tabela43.A" style:family="table-column">
      <style:table-column-properties style:column-width="15.468cm"/>
    </style:style>
    <style:style style:name="Tabela43.1" style:family="table-row">
      <style:table-row-properties fo:keep-together="auto"/>
    </style:style>
    <style:style style:name="Tabela4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1" style:family="table">
      <style:table-properties style:width="15.468cm" fo:margin-left="0.09cm" table:align="left" style:writing-mode="lr-tb"/>
    </style:style>
    <style:style style:name="Tabela71.A" style:family="table-column">
      <style:table-column-properties style:column-width="0.626cm"/>
    </style:style>
    <style:style style:name="Tabela71.B" style:family="table-column">
      <style:table-column-properties style:column-width="14.841cm"/>
    </style:style>
    <style:style style:name="Tabela71.1" style:family="table-row">
      <style:table-row-properties fo:keep-together="auto"/>
    </style:style>
    <style:style style:name="Tabela71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1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2" style:family="table">
      <style:table-properties style:width="15.468cm" fo:margin-left="0.081cm" table:align="left" style:writing-mode="lr-tb"/>
    </style:style>
    <style:style style:name="Tabela72.A" style:family="table-column">
      <style:table-column-properties style:column-width="15.468cm"/>
    </style:style>
    <style:style style:name="Tabela72.1" style:family="table-row">
      <style:table-row-properties fo:keep-together="auto"/>
    </style:style>
    <style:style style:name="Tabela72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4" style:family="table">
      <style:table-properties style:width="15.468cm" fo:margin-left="0.09cm" table:align="left" style:writing-mode="lr-tb"/>
    </style:style>
    <style:style style:name="Tabela44.A" style:family="table-column">
      <style:table-column-properties style:column-width="0.626cm"/>
    </style:style>
    <style:style style:name="Tabela44.B" style:family="table-column">
      <style:table-column-properties style:column-width="14.841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5" style:family="table">
      <style:table-properties style:width="15.468cm" fo:margin-left="0.081cm" table:align="left" style:writing-mode="lr-tb"/>
    </style:style>
    <style:style style:name="Tabela45.A" style:family="table-column">
      <style:table-column-properties style:column-width="15.468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6" style:family="table">
      <style:table-properties style:width="15.468cm" fo:margin-left="0.09cm" table:align="left" style:writing-mode="lr-tb"/>
    </style:style>
    <style:style style:name="Tabela46.A" style:family="table-column">
      <style:table-column-properties style:column-width="0.626cm"/>
    </style:style>
    <style:style style:name="Tabela46.B" style:family="table-column">
      <style:table-column-properties style:column-width="14.841cm"/>
    </style:style>
    <style:style style:name="Tabela46.1" style:family="table-row">
      <style:table-row-properties fo:keep-together="auto"/>
    </style:style>
    <style:style style:name="Tabela4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7" style:family="table">
      <style:table-properties style:width="15.468cm" fo:margin-left="0.081cm" table:align="left" style:writing-mode="lr-tb"/>
    </style:style>
    <style:style style:name="Tabela47.A" style:family="table-column">
      <style:table-column-properties style:column-width="15.468cm"/>
    </style:style>
    <style:style style:name="Tabela47.1" style:family="table-row">
      <style:table-row-properties fo:keep-together="auto"/>
    </style:style>
    <style:style style:name="Tabela4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8" style:family="table">
      <style:table-properties style:width="15.468cm" fo:margin-left="0.09cm" table:align="left" style:writing-mode="lr-tb"/>
    </style:style>
    <style:style style:name="Tabela48.A" style:family="table-column">
      <style:table-column-properties style:column-width="0.626cm"/>
    </style:style>
    <style:style style:name="Tabela48.B" style:family="table-column">
      <style:table-column-properties style:column-width="14.841cm"/>
    </style:style>
    <style:style style:name="Tabela48.1" style:family="table-row">
      <style:table-row-properties fo:keep-together="auto"/>
    </style:style>
    <style:style style:name="Tabela4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9" style:family="table">
      <style:table-properties style:width="15.468cm" fo:margin-left="0.081cm" table:align="left" style:writing-mode="lr-tb"/>
    </style:style>
    <style:style style:name="Tabela49.A" style:family="table-column">
      <style:table-column-properties style:column-width="15.468cm"/>
    </style:style>
    <style:style style:name="Tabela49.1" style:family="table-row">
      <style:table-row-properties fo:keep-together="auto"/>
    </style:style>
    <style:style style:name="Tabela4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0" style:family="table">
      <style:table-properties style:width="15.468cm" fo:margin-left="0.09cm" table:align="left" style:writing-mode="lr-tb"/>
    </style:style>
    <style:style style:name="Tabela50.A" style:family="table-column">
      <style:table-column-properties style:column-width="0.626cm"/>
    </style:style>
    <style:style style:name="Tabela50.B" style:family="table-column">
      <style:table-column-properties style:column-width="14.841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1" style:family="table">
      <style:table-properties style:width="15.468cm" fo:margin-left="0.081cm" table:align="left" style:writing-mode="lr-tb"/>
    </style:style>
    <style:style style:name="Tabela51.A" style:family="table-column">
      <style:table-column-properties style:column-width="15.468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2" style:family="table">
      <style:table-properties style:width="15.468cm" fo:margin-left="0.09cm" table:align="left" style:writing-mode="lr-tb"/>
    </style:style>
    <style:style style:name="Tabela52.A" style:family="table-column">
      <style:table-column-properties style:column-width="0.626cm"/>
    </style:style>
    <style:style style:name="Tabela52.B" style:family="table-column">
      <style:table-column-properties style:column-width="14.841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3" style:family="table">
      <style:table-properties style:width="15.468cm" fo:margin-left="0.081cm" table:align="left" style:writing-mode="lr-tb"/>
    </style:style>
    <style:style style:name="Tabela53.A" style:family="table-column">
      <style:table-column-properties style:column-width="15.468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4" style:family="table">
      <style:table-properties style:width="15.468cm" fo:margin-left="0.09cm" table:align="left" style:writing-mode="lr-tb"/>
    </style:style>
    <style:style style:name="Tabela54.A" style:family="table-column">
      <style:table-column-properties style:column-width="0.626cm"/>
    </style:style>
    <style:style style:name="Tabela54.B" style:family="table-column">
      <style:table-column-properties style:column-width="14.841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5" style:family="table">
      <style:table-properties style:width="15.468cm" fo:margin-left="0.081cm" table:align="left" style:writing-mode="lr-tb"/>
    </style:style>
    <style:style style:name="Tabela55.A" style:family="table-column">
      <style:table-column-properties style:column-width="15.468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6" style:family="table">
      <style:table-properties style:width="15.468cm" fo:margin-left="0.09cm" table:align="left" style:writing-mode="lr-tb"/>
    </style:style>
    <style:style style:name="Tabela56.A" style:family="table-column">
      <style:table-column-properties style:column-width="0.626cm"/>
    </style:style>
    <style:style style:name="Tabela56.B" style:family="table-column">
      <style:table-column-properties style:column-width="14.841cm"/>
    </style:style>
    <style:style style:name="Tabela56.1" style:family="table-row">
      <style:table-row-properties fo:keep-together="auto"/>
    </style:style>
    <style:style style:name="Tabela5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7" style:family="table">
      <style:table-properties style:width="15.468cm" fo:margin-left="0.081cm" table:align="left" style:writing-mode="lr-tb"/>
    </style:style>
    <style:style style:name="Tabela57.A" style:family="table-column">
      <style:table-column-properties style:column-width="15.468cm"/>
    </style:style>
    <style:style style:name="Tabela57.1" style:family="table-row">
      <style:table-row-properties fo:keep-together="auto"/>
    </style:style>
    <style:style style:name="Tabela5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P1" style:family="paragraph" style:parent-style-name="Standard">
      <style:text-properties style:font-name="Verdana" fo:font-size="9pt" style:font-size-asian="9pt" style:font-name-complex="Verdana" style:font-size-complex="9pt"/>
    </style:style>
    <style:style style:name="P2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P3" style:family="paragraph" style:parent-style-name="Standard">
      <style:text-properties style:font-name="Verdana" fo:font-size="10pt" style:text-underline-style="none" style:font-size-asian="10pt" style:font-size-complex="10pt"/>
    </style:style>
    <style:style style:name="P4" style:family="paragraph" style:parent-style-name="Standard">
      <style:text-properties style:font-name="Verdan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 style:font-weight-complex="bold"/>
    </style:style>
    <style:style style:name="P6" style:family="paragraph" style:parent-style-name="Standard">
      <style:text-properties style:font-name="Verdana" fo:font-size="10pt" fo:font-weight="bold" style:font-size-asian="10pt" style:font-weight-asian="bold" style:font-name-complex="Verdana" style:font-size-complex="10pt"/>
    </style:style>
    <style:style style:name="P7" style:family="paragraph" style:parent-style-name="Standard">
      <style:paragraph-properties style:text-autospace="none"/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P8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9" style:family="paragraph" style:parent-style-name="Standard">
      <style:text-properties style:font-name="Verdana" fo:font-size="12pt" style:font-size-asian="12pt" style:font-name-complex="Verdana" style:font-size-complex="12pt"/>
    </style:style>
    <style:style style:name="P10" style:family="paragraph" style:parent-style-name="Standard">
      <style:text-properties style:font-name="Verdana" style:font-name-complex="Verdana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paragraph-properties fo:orphans="0" fo:widows="0" style:text-autospace="none"/>
      <style:text-properties fo:font-size="10pt" style:font-size-asian="10pt" style:font-size-complex="10pt"/>
    </style:style>
    <style:style style:name="P13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14" style:family="paragraph" style:parent-style-name="Standard">
      <style:paragraph-properties fo:orphans="0" fo:widows="0" style:text-autospace="none"/>
      <style:text-properties style:font-name="Courier New" fo:font-size="10pt" style:font-size-asian="10pt" style:font-name-complex="Courier New" style:font-size-complex="10pt"/>
    </style:style>
    <style:style style:name="P15" style:family="paragraph" style:parent-style-name="Standard">
      <style:paragraph-properties style:text-autospace="none"/>
      <style:text-properties style:font-name="Courier New" fo:font-size="10pt" style:font-size-asian="10pt" style:font-name-complex="Courier New" style:font-size-complex="10pt"/>
    </style:style>
    <style:style style:name="P16" style:family="paragraph" style:parent-style-name="Standard">
      <style:text-properties style:font-name="Courier New" fo:font-size="10pt" fo:background-color="#ffffff" style:font-size-asian="10pt" style:font-name-complex="Courier New" style:font-size-complex="10pt"/>
    </style:style>
    <style:style style:name="P17" style:family="paragraph" style:parent-style-name="Standard">
      <style:paragraph-properties style:text-autospace="none"/>
      <style:text-properties style:font-name="Courier New" fo:font-size="10pt" fo:background-color="#ffffff" style:font-size-asian="10pt" style:font-name-complex="Courier New" style:font-size-complex="10pt"/>
    </style:style>
    <style:style style:name="P18" style:family="paragraph" style:parent-style-name="Standard">
      <style:text-properties style:font-name="Courier New" fo:font-size="10pt" style:text-underline-style="none" style:font-size-asian="10pt" style:font-name-complex="Courier New" style:font-size-complex="10pt"/>
    </style:style>
    <style:style style:name="P19" style:family="paragraph" style:parent-style-name="Standard">
      <style:paragraph-properties fo:orphans="0" fo:widows="0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20" style:family="paragraph" style:parent-style-name="Standard">
      <style:paragraph-properties fo:orphans="0" fo:widows="0" style:text-autospace="non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21" style:family="paragraph" style:parent-style-name="Standard">
      <style:text-properties style:font-name="Courier New" fo:font-size="9pt" style:font-size-asian="9pt" style:font-name-complex="Courier New" style:font-size-complex="9pt"/>
    </style:style>
    <style:style style:name="P22" style:family="paragraph" style:parent-style-name="Standard"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3" style:family="paragraph" style:parent-style-name="Standard">
      <style:paragraph-properties fo:orphans="0" fo:widows="0" style:text-autospace="none"/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4" style:family="paragraph" style:parent-style-name="Standard">
      <style:text-properties fo:color="#000000" style:font-name="Courier New" fo:font-size="10pt" style:font-size-asian="10pt" style:font-name-complex="Courier New" style:font-size-complex="10pt"/>
    </style:style>
    <style:style style:name="P25" style:family="paragraph" style:parent-style-name="Standard">
      <style:text-properties fo:color="#000000" style:font-name="Courier New" fo:font-size="10pt" fo:background-color="#ffffff" style:font-size-asian="10pt" style:font-name-complex="Courier New" style:font-size-complex="10pt"/>
    </style:style>
    <style:style style:name="P26" style:family="paragraph" style:parent-style-name="Standard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P27" style:family="paragraph" style:parent-style-name="Standard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8" style:family="paragraph" style:parent-style-name="Standard">
      <style:paragraph-properties fo:orphans="0" fo:widows="0" style:text-autospace="none"/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9" style:family="paragraph" style:parent-style-name="Standard">
      <style:paragraph-properties fo:orphans="0" fo:widows="0" style:text-autospace="none"/>
      <style:text-properties fo:color="#000000" style:font-name="Courier New" fo:font-size="10pt" fo:language="zxx" fo:country="none" fo:font-weight="normal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0" style:family="paragraph" style:parent-style-name="Standard">
      <style:paragraph-properties fo:orphans="0" fo:widows="0" style:text-autospace="none"/>
      <style:text-properties fo:color="#000000"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31" style:family="paragraph" style:parent-style-name="Standard">
      <style:paragraph-properties fo:text-align="end" style:justify-single-word="false"/>
    </style:style>
    <style:style style:name="P32" style:family="paragraph" style:parent-style-name="Standard">
      <style:paragraph-properties fo:orphans="0" fo:widows="0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33" style:family="paragraph" style:parent-style-name="Standard">
      <style:paragraph-properties fo:orphans="0" fo:widows="0" style:text-autospace="none"/>
      <style:text-properties fo:color="#808080" style:font-name="Courier New" fo:font-size="10pt" style:font-size-asian="10pt" style:font-name-complex="Courier New" style:font-size-complex="10pt"/>
    </style:style>
    <style:style style:name="P34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35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36" style:family="paragraph" style:parent-style-name="Standard">
      <style:paragraph-properties style:text-autospace="none"/>
    </style:style>
    <style:style style:name="P37" style:family="paragraph" style:parent-style-name="Standard">
      <style:paragraph-properties fo:text-align="end" style:justify-single-word="false"/>
      <style:text-properties fo:color="#a0a0a0"/>
    </style:style>
    <style:style style:name="P38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/>
    </style:style>
    <style:style style:name="P39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 style:text-overline-style="solid" style:text-overline-width="auto" style:text-overline-color="font-color"/>
    </style:style>
    <style:style style:name="P40" style:family="paragraph" style:parent-style-name="Standard">
      <style:paragraph-properties fo:orphans="0" fo:widows="0" style:text-autospace="none"/>
      <style:text-properties fo:color="#7f7f00" style:font-name="Courier New" fo:font-size="10pt" style:font-size-asian="10pt" style:font-name-complex="Courier New" style:font-size-complex="10pt"/>
    </style:style>
    <style:style style:name="P41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P42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3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P44" style:family="paragraph" style:parent-style-name="Standard">
      <style:paragraph-properties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45" style:family="paragraph" style:parent-style-name="Standard">
      <style:paragraph-properties fo:text-align="start" style:justify-single-word="false"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46" style:family="paragraph" style:parent-style-name="Standard">
      <style:paragraph-properties fo:orphans="0" fo:widows="0" style:text-autospace="none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47" style:family="paragraph" style:parent-style-name="Standard">
      <style:paragraph-properties fo:orphans="0" fo:widows="0" style:text-autospace="none"/>
      <style:text-properties style:font-name="Courier New1" fo:font-size="9.75pt" fo:font-weight="bold" style:font-size-asian="10pt" style:font-weight-asian="bold" style:font-name-complex="Courier New" style:font-size-complex="10pt" style:font-weight-complex="bold"/>
    </style:style>
    <style:style style:name="P48" style:family="paragraph" style:parent-style-name="Standard">
      <style:paragraph-properties fo:orphans="0" fo:widows="0" style:text-autospace="none"/>
      <style:text-properties style:font-name="Courier New1" fo:font-size="9.75pt" style:font-size-asian="10pt" style:font-name-complex="Courier New" style:font-size-complex="10pt"/>
    </style:style>
    <style:style style:name="P49" style:family="paragraph" style:parent-style-name="Footer">
      <style:paragraph-properties fo:text-align="end" style:justify-single-word="false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Courier New2" fo:font-size="10pt" style:font-size-asian="10pt" style:font-name-complex="Verdana" style:font-size-complex="10pt"/>
    </style:style>
    <style:style style:name="P51" style:family="paragraph" style:parent-style-name="Standard">
      <style:paragraph-properties style:text-autospace="none"/>
      <style:text-properties style:font-name="Verdana" fo:font-size="10pt" style:font-size-asian="10pt" style:font-size-complex="10pt"/>
    </style:style>
    <style:style style:name="P52" style:family="paragraph" style:parent-style-name="Heading_20_1" style:master-page-name="Standard">
      <style:paragraph-properties style:page-number="auto"/>
      <style:text-properties style:font-name="Verdana" fo:font-size="12pt" style:font-size-asian="12pt" style:font-name-complex="Verdana" style:font-size-complex="12pt"/>
    </style:style>
    <style:style style:name="P53" style:family="paragraph">
      <style:paragraph-properties fo:text-align="center" style:writing-mode="lr-tb"/>
    </style:style>
    <style:style style:name="P54" style:family="paragraph">
      <style:paragraph-properties style:writing-mode="lr-tb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bold" fo:background-color="#ffffff" style:font-weight-asian="bold" style:font-weight-complex="bold"/>
    </style:style>
    <style:style style:name="T6" style:family="text">
      <style:text-properties fo:color="#000000" fo:font-weight="bold" style:font-name-asian="Courier New" style:font-weight-asian="bold" style:font-weight-complex="bold"/>
    </style:style>
    <style:style style:name="T7" style:family="text">
      <style:text-properties fo:color="#000000" style:font-name="Courier New" style:font-name-complex="Courier New"/>
    </style:style>
    <style:style style:name="T8" style:family="text">
      <style:text-properties fo:color="#000000" style:font-name="Courier New" fo:font-size="10pt" style:font-size-asian="10pt" style:font-name-complex="Courier New" style:font-size-complex="10pt"/>
    </style:style>
    <style:style style:name="T9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0" style:family="text">
      <style:text-properties fo:color="#000000"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11" style:family="text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T12" style:family="text">
      <style:text-properties fo:color="#000000" style:font-name="Courier New" fo:font-weight="bold" style:font-weight-asian="bold" style:font-name-complex="Courier New" style:font-weight-complex="bold"/>
    </style:style>
    <style:style style:name="T13" style:family="text">
      <style:text-properties fo:color="#000000" fo:background-color="#ffffff"/>
    </style:style>
    <style:style style:name="T14" style:family="text">
      <style:text-properties fo:color="#000000" style:font-name-asian="Courier New"/>
    </style:style>
    <style:style style:name="T15" style:family="text">
      <style:text-properties fo:color="#000000" fo:font-weight="normal" fo:background-color="#ffffff" style:font-weight-asian="normal" style:font-weight-complex="normal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000000" style:font-name="Wingdings 3" style:text-underline-style="none" fo:font-weight="bold" fo:background-color="#ffffff" style:font-name-asian="Wingdings 3" style:font-weight-asian="bold" style:font-name-complex="Wingdings 3" style:font-weight-complex="bold"/>
    </style:style>
    <style:style style:name="T18" style:family="text">
      <style:text-properties fo:color="#000000" style:font-name="Wingdings 3" style:text-underline-style="none" fo:font-weight="bold" style:font-name-asian="Wingdings 3" style:font-weight-asian="bold" style:font-name-complex="Wingdings 3" style:font-weight-complex="bold"/>
    </style:style>
    <style:style style:name="T19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T20" style:family="text">
      <style:text-properties fo:color="#808080"/>
    </style:style>
    <style:style style:name="T21" style:family="text">
      <style:text-properties fo:color="#808080" style:font-name-asian="Courier New"/>
    </style:style>
    <style:style style:name="T22" style:family="text">
      <style:text-properties fo:color="#808080" fo:background-color="#ffffff"/>
    </style:style>
    <style:style style:name="T23" style:family="text">
      <style:text-properties fo:color="#808080" fo:font-weight="bold" style:font-name-asian="Courier New" style:font-weight-asian="bold" style:font-weight-complex="bold"/>
    </style:style>
    <style:style style:name="T24" style:family="text">
      <style:text-properties fo:color="#808080" fo:font-weight="bold" style:font-weight-asian="bold" style:font-weight-complex="bold"/>
    </style:style>
    <style:style style:name="T25" style:family="text">
      <style:text-properties fo:color="#808080" fo:font-weight="normal" style:font-weight-asian="normal" style:font-weight-complex="normal"/>
    </style:style>
    <style:style style:name="T26" style:family="text">
      <style:text-properties fo:color="#808080" fo:font-weight="normal" style:font-name-asian="Courier New" style:font-weight-asian="normal" style:font-weight-complex="normal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fo:background-color="#ffffff" style:font-weight-asian="bold"/>
    </style:style>
    <style:style style:name="T30" style:family="text">
      <style:text-properties fo:font-weight="bold" fo:background-color="#ffffff" style:font-weight-asian="bold" style:font-weight-complex="bold"/>
    </style:style>
    <style:style style:name="T31" style:family="text">
      <style:text-properties style:font-name="Verdana" fo:font-weight="bold" style:font-weight-asian="bold" style:font-name-complex="Verdana"/>
    </style:style>
    <style:style style:name="T32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T33" style:family="text">
      <style:text-properties style:font-name="Verdana" fo:font-size="10pt" style:font-size-asian="10pt" style:font-name-complex="Verdana" style:font-size-complex="10pt"/>
    </style:style>
    <style:style style:name="T34" style:family="text">
      <style:text-properties style:font-name="Verdana" fo:font-size="10pt" style:text-underline-style="none" style:font-size-asian="10pt" style:font-size-complex="10pt"/>
    </style:style>
    <style:style style:name="T35" style:family="text"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T36" style:family="text">
      <style:text-properties style:font-name="Verdana" style:font-name-complex="Verdana"/>
    </style:style>
    <style:style style:name="T37" style:family="text">
      <style:text-properties style:font-name="Courier New" style:font-name-complex="Courier New"/>
    </style:style>
    <style:style style:name="T38" style:family="text">
      <style:text-properties style:font-name="Courier New" fo:font-size="10pt" style:font-size-asian="10pt" style:font-name-complex="Courier New" style:font-size-complex="10pt"/>
    </style:style>
    <style:style style:name="T39" style:family="text">
      <style:text-properties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40" style:family="text">
      <style:text-properties style:font-name="Courier New" fo:font-size="10pt" fo:background-color="#ffffff" style:font-size-asian="10pt" style:font-name-complex="Courier New" style:font-size-complex="10pt"/>
    </style:style>
    <style:style style:name="T41" style:family="text">
      <style:text-properties style:font-name="Courier New" fo:background-color="#ffffff" style:font-name-complex="Courier New"/>
    </style:style>
    <style:style style:name="T42" style:family="text">
      <style:text-properties style:font-name="Courier New" fo:font-weight="bold" fo:background-color="#ffffff" style:font-weight-asian="bold" style:font-name-complex="Courier New" style:font-weight-complex="bold"/>
    </style:style>
    <style:style style:name="T43" style:family="text">
      <style:text-properties fo:color="#a0a0a0"/>
    </style:style>
    <style:style style:name="T44" style:family="text">
      <style:text-properties fo:color="#a0a0a0" style:font-name="Verdana" style:font-name-complex="Verdana"/>
    </style:style>
    <style:style style:name="T45" style:family="text">
      <style:text-properties fo:color="#a0a0a0" style:font-name="Verdana" fo:background-color="#ffffff" style:font-name-complex="Verdana"/>
    </style:style>
    <style:style style:name="T46" style:family="text">
      <style:text-properties fo:color="#a0a0a0" style:font-name="Verdana" fo:font-weight="normal" fo:background-color="#ffffff" style:font-weight-asian="normal" style:font-name-complex="Verdana" style:font-weight-complex="normal"/>
    </style:style>
    <style:style style:name="T47" style:family="text">
      <style:text-properties fo:color="#a0a0a0" style:font-name="MS Shell Dlg" fo:font-size="8.5pt" style:font-size-asian="8.5pt" style:font-name-complex="MS Shell Dlg" style:font-size-complex="8.5pt"/>
    </style:style>
    <style:style style:name="T48" style:family="text">
      <style:text-properties fo:color="#00007f" fo:font-weight="bold" style:font-weight-asian="bold" style:font-weight-complex="bold"/>
    </style:style>
    <style:style style:name="T49" style:family="text">
      <style:text-properties fo:color="#00007f" fo:font-weight="bold" style:font-name-asian="Courier New" style:font-weight-asian="bold" style:font-weight-complex="bold"/>
    </style:style>
    <style:style style:name="T50" style:family="text">
      <style:text-properties fo:color="#00007f" style:font-name="Courier New" fo:font-size="10pt"/>
    </style:style>
    <style:style style:name="T51" style:family="text">
      <style:text-properties fo:font-size="10pt" fo:font-weight="bold" style:font-size-asian="10pt" style:font-weight-asian="bold" style:font-size-complex="10pt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background-color="#ffffff"/>
    </style:style>
    <style:style style:name="T54" style:family="text">
      <style:text-properties fo:background-color="#ffffff" style:font-weight-complex="bold"/>
    </style:style>
    <style:style style:name="T55" style:family="text">
      <style:text-properties fo:color="#007f00" style:font-name="Courier New" fo:font-size="10pt" fo:background-color="#ffffff" style:font-size-asian="10pt" style:font-name-complex="Courier New" style:font-size-complex="10pt"/>
    </style:style>
    <style:style style:name="T56" style:family="text">
      <style:text-properties fo:color="#7f007f"/>
    </style:style>
    <style:style style:name="T57" style:family="text">
      <style:text-properties fo:color="#7f007f" style:font-name-asian="Courier New"/>
    </style:style>
    <style:style style:name="T58" style:family="text">
      <style:text-properties style:use-window-font-color="true" style:text-underline-style="none"/>
    </style:style>
    <style:style style:name="T59" style:family="text">
      <style:text-properties style:use-window-font-color="true" style:font-name="Wingdings 3" style:text-underline-style="none" fo:font-weight="bold" style:font-name-asian="Wingdings 3" style:font-weight-asian="bold" style:font-name-complex="Wingdings 3" style:font-weight-complex="bold"/>
    </style:style>
    <style:style style:name="T60" style:family="text">
      <style:text-properties fo:font-size="9pt" style:font-size-asian="9pt" style:font-size-complex="9pt"/>
    </style:style>
    <style:style style:name="T61" style:family="text">
      <style:text-properties fo:font-variant="normal" fo:text-transform="none" fo:color="#00007f" style:font-name="Courier New1" fo:font-size="9.75pt" fo:letter-spacing="normal" fo:font-style="normal"/>
    </style:style>
    <style:style style:name="T62" style:family="text">
      <style:text-properties fo:font-variant="normal" fo:text-transform="none" fo:color="#00007f" style:font-name="Courier New1" fo:font-size="9.75pt" fo:letter-spacing="normal" fo:font-style="normal" fo:font-weight="bold" style:font-weight-asian="bold" style:font-weight-complex="bold"/>
    </style:style>
    <style:style style:name="T63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64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65" style:family="text">
      <style:text-properties fo:font-variant="normal" fo:text-transform="none" fo:color="#00007f" style:font-name="Courier New1" fo:letter-spacing="normal" fo:font-style="normal" fo:font-weight="bold" style:font-weight-asian="bold" style:font-name-complex="Courier New" style:font-weight-complex="bold"/>
    </style:style>
    <style:style style:name="T66" style:family="text">
      <style:text-properties fo:font-variant="normal" fo:text-transform="none" fo:color="#00007f" style:font-name="Courier New" fo:letter-spacing="normal" fo:font-style="normal" fo:font-weight="bold" style:font-weight-asian="bold" style:font-name-complex="Courier New" style:font-weight-complex="bold"/>
    </style:style>
    <style:style style:name="T67" style:family="text">
      <style:text-properties fo:font-variant="normal" fo:text-transform="none" fo:color="#00007f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T68" style:family="text">
      <style:text-properties fo:font-variant="normal" fo:text-transform="none" fo:color="#00007f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69" style:family="text">
      <style:text-properties fo:font-variant="normal" fo:text-transform="none" fo:color="#00007f" style:font-name="Courier New" fo:font-size="10pt" fo:letter-spacing="normal" fo:language="zxx" fo:country="none" fo:font-style="normal" style:font-name-asian="Courier New" style:language-asian="zxx" style:country-asian="none" style:language-complex="zxx" style:country-complex="none"/>
    </style:style>
    <style:style style:name="T70" style:family="text">
      <style:text-properties fo:font-variant="normal" fo:text-transform="none" fo:color="#00007f" style:font-name="Courier New" fo:font-size="10pt" fo:letter-spacing="normal" fo:language="zxx" fo:country="none" fo:font-style="normal" fo:font-weight="bold" style:font-name-asian="Courier New" style:language-asian="zxx" style:country-asian="none" style:font-weight-asian="bold" style:language-complex="zxx" style:country-complex="none" style:font-weight-complex="bold"/>
    </style:style>
    <style:style style:name="T71" style:family="text">
      <style:text-properties fo:font-variant="normal" fo:text-transform="none" fo:color="#00007f" fo:letter-spacing="normal" fo:font-style="normal" fo:font-weight="bold" style:font-name-asian="Courier New" style:font-weight-asian="bold" style:font-weight-complex="bold"/>
    </style:style>
    <style:style style:name="T72" style:family="text">
      <style:text-properties fo:font-variant="normal" fo:text-transform="none" fo:color="#00007f" fo:letter-spacing="normal" fo:language="zxx" fo:country="none" fo:font-style="normal" fo:font-weight="bold" style:font-name-asian="Courier New" style:language-asian="zxx" style:country-asian="none" style:font-weight-asian="bold" style:language-complex="zxx" style:country-complex="none" style:font-weight-complex="bold"/>
    </style:style>
    <style:style style:name="T73" style:family="text">
      <style:text-properties fo:font-variant="normal" fo:text-transform="none" fo:color="#808080" style:font-name="Courier New" fo:letter-spacing="normal" fo:font-style="normal" fo:font-weight="bold" style:font-weight-asian="bold" style:font-name-complex="Courier New" style:font-weight-complex="bold"/>
    </style:style>
    <style:style style:name="T74" style:family="text">
      <style:text-properties fo:font-variant="normal" fo:text-transform="none" fo:color="#808080" style:font-name="Courier New" fo:letter-spacing="normal" fo:font-style="normal" fo:font-weight="normal" style:font-weight-asian="normal" style:font-name-complex="Courier New" style:font-weight-complex="normal"/>
    </style:style>
    <style:style style:name="T75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76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7" style:family="text">
      <style:text-properties fo:font-variant="normal" fo:text-transform="none" fo:color="#808080" style:font-name="Courier New1" fo:font-size="9.75pt" fo:letter-spacing="normal" fo:font-style="normal"/>
    </style:style>
    <style:style style:name="T78" style:family="text">
      <style:text-properties fo:font-variant="normal" fo:text-transform="none" fo:color="#808080" style:font-name="Courier New1" fo:font-size="9.75pt" fo:letter-spacing="normal" fo:font-style="normal" fo:font-weight="bold" style:font-weight-asian="bold" style:font-weight-complex="bold"/>
    </style:style>
    <style:style style:name="T79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80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81" style:family="text">
      <style:text-properties fo:font-variant="normal" fo:text-transform="none" fo:color="#000000" style:font-name="Courier New1" fo:font-size="9.75pt" fo:letter-spacing="normal" fo:font-style="normal"/>
    </style:style>
    <style:style style:name="T82" style:family="text">
      <style:text-properties fo:font-variant="normal" fo:text-transform="none" fo:color="#000000" style:font-name="Courier New1" fo:font-size="9.75pt" fo:letter-spacing="normal" fo:font-style="normal" fo:font-weight="normal" style:font-weight-asian="bold" style:font-weight-complex="bold"/>
    </style:style>
    <style:style style:name="T83" style:family="text">
      <style:text-properties fo:font-variant="normal" fo:text-transform="none" fo:color="#000000" style:font-name="Courier New1" fo:font-size="9.75pt" fo:letter-spacing="normal" fo:font-style="normal" fo:font-weight="normal" style:font-weight-asian="normal" style:font-weight-complex="normal"/>
    </style:style>
    <style:style style:name="T84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5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weight-asian="normal" style:font-weight-complex="normal"/>
    </style:style>
    <style:style style:name="T86" style:family="text">
      <style:text-properties fo:font-variant="normal" fo:text-transform="none" fo:color="#000000" style:font-name="Courier New1" fo:font-size="9.75pt" fo:letter-spacing="normal" fo:font-style="normal" fo:font-weight="bold" style:font-weight-asian="bold" style:font-weight-complex="bold"/>
    </style:style>
    <style:style style:name="T87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88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89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language-asian="zxx" style:country-asian="none" style:font-weight-asian="bold" style:font-name-complex="Courier New" style:language-complex="zxx" style:country-complex="none" style:font-weight-complex="bold"/>
    </style:style>
    <style:style style:name="T90" style:family="text">
      <style:text-properties fo:font-variant="normal" fo:text-transform="none" fo:color="#000000" style:font-name="Courier New1" fo:font-size="9.75pt" fo:letter-spacing="normal" fo:language="zxx" fo:country="none" fo:font-style="normal" fo:font-weight="normal" style:font-name-asian="Courier New" style:language-asian="zxx" style:country-asian="none" style:font-weight-asian="normal" style:language-complex="zxx" style:country-complex="none" style:font-weight-complex="normal"/>
    </style:style>
    <style:style style:name="T91" style:family="text">
      <style:text-properties fo:font-variant="normal" fo:text-transform="none" fo:color="#000000" style:font-name="Courier New1" fo:letter-spacing="normal" fo:font-style="normal" fo:font-weight="normal" style:font-weight-asian="bold" style:font-name-complex="Courier New" style:font-weight-complex="bold"/>
    </style:style>
    <style:style style:name="T92" style:family="text">
      <style:text-properties fo:font-variant="normal" fo:text-transform="none" fo:color="#000000" style:font-name="Courier New1" fo:letter-spacing="normal" fo:font-style="normal" fo:font-weight="bold" style:font-weight-asian="bold" style:font-name-complex="Courier New" style:font-weight-complex="bold"/>
    </style:style>
    <style:style style:name="T93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94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95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96" style:family="text">
      <style:text-properties fo:font-variant="normal" fo:text-transform="none" fo:color="#000000" fo:letter-spacing="normal" fo:language="zxx" fo:country="none" fo:font-style="normal" fo:font-weight="normal" style:font-name-asian="Courier New" style:language-asian="zxx" style:country-asian="none" style:font-weight-asian="normal" style:language-complex="zxx" style:country-complex="none" style:font-weight-complex="normal"/>
    </style:style>
    <style:style style:name="T97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98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99" style:family="text">
      <style:text-properties fo:font-variant="normal" fo:text-transform="none" fo:color="#000000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100" style:family="text">
      <style:text-properties fo:font-variant="normal" fo:text-transform="none" fo:color="#000000" style:font-name="Courier New" fo:letter-spacing="normal" fo:font-style="normal" fo:font-weight="normal" style:font-weight-asian="normal" style:font-name-complex="Courier New" style:font-weight-complex="normal"/>
    </style:style>
    <style:style style:name="T101" style:family="text">
      <style:text-properties fo:font-variant="normal" fo:text-transform="none" fo:color="#000000" style:font-name="Courier New" fo:letter-spacing="normal" fo:font-style="normal" fo:font-weight="bold" style:font-weight-asian="bold" style:font-name-complex="Courier New" style:font-weight-complex="bold"/>
    </style:style>
    <style:style style:name="T102" style:family="text">
      <style:text-properties fo:font-variant="normal" fo:text-transform="none" fo:color="#7f007f" style:font-name="Courier New1" fo:font-size="9.75pt" fo:letter-spacing="normal" fo:font-style="normal" fo:font-weight="normal" style:font-weight-asian="bold" style:font-weight-complex="bold"/>
    </style:style>
    <style:style style:name="T103" style:family="text">
      <style:text-properties fo:font-variant="normal" fo:text-transform="none" fo:letter-spacing="normal" fo:font-weight="bold" style:font-weight-asian="bold" style:font-weight-complex="bold"/>
    </style:style>
    <style:style style:name="T10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5" style:family="text">
      <style:text-properties fo:font-variant="normal" fo:text-transform="none" style:font-name="Courier New1" fo:font-size="9.75pt" fo:letter-spacing="normal" fo:font-style="normal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style:text-underline-style="none" fo:font-weight="bold" style:font-name-asian="Wingdings 3" style:font-weight-asian="bold" style:font-weight-complex="bold"/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2" text:outline-level="1">Class CommandLine</text:h>
      <text:p text:style-name="P9"/>
      <text:p text:style-name="P5">Version 1.0</text:p>
      <text:p text:style-name="Standard"><text:span text:style-name="T35">Enzo Roberto Verlato - </text:span><text:a xlink:type="simple" xlink:href="mailto:enzover@ig.com.br"><text:span text:style-name="T34">enzover@ig.com.br</text:span></text:a></text:p>
      <text:p text:style-name="P3"/>
      <text:p text:style-name="P4">Supported and tested platforms:</text:p>
      <text:p text:style-name="P3">WindowsXP SP2 – gcc 4.6.1 (MinGW)</text:p>
      <text:p text:style-name="P3">openSUSE 11.4 – gcc 4.5.1</text:p>
      <text:p text:style-name="P3">OpenIndiana 151a – gcc 3.4.3</text:p>
      <text:p text:style-name="P3">FreeBSD 9.0 – gcc 4.2.1</text:p>
      <text:p text:style-name="P51"><text:span text:style-name="Máquina_20_de_20_escrever_20_HTML"><text:span text:style-name="T46">_____________________________________________________________________</text:span></text:span></text:p>
      <text:p text:style-name="P7"><text:span text:style-name="Máquina_20_de_20_escrever_20_HTML"><text:span text:style-name="T44"/></text:span></text:p>
      <text:p text:style-name="P50">Copyright (c) 2012 Enzo Roberto Verlato.</text:p>
      <text:p text:style-name="P50">Permission is granted to copy, distribute and/or modify this</text:p>
      <text:p text:style-name="P50">document under the terms of the GNU Free Documentation License,</text:p>
      <text:p text:style-name="P50">Version 1.3 or any later version published by the Free Software</text:p>
      <text:p text:style-name="P50">Foundation; with no Invariant Sections, no Front-Cover Texts and</text:p>
      <text:p text:style-name="P50">no Back-Cover Texts. <text:s/>A copy of the license is included in the</text:p>
      <text:p text:style-name="P50">section entitled "GNU Free Documentation License".</text:p>
      <text:p text:style-name="P17"><text:span text:style-name="Máquina_20_de_20_escrever_20_HTML"><text:span text:style-name="T44">_____________________________________________________________________</text:span></text:span></text:p>
      <text:p text:style-name="P17"><text:span text:style-name="Máquina_20_de_20_escrever_20_HTML"><text:span text:style-name="T44"/></text:span></text:p>
      <text:p text:style-name="P8"><text:span text:style-name="T29">Propose: </text:span><text:span text:style-name="T60">Handle data from the command line.</text:span></text:p>
      <text:p text:style-name="P16"/>
      <text:p text:style-name="P1"><text:span text:style-name="T1"><text:s text:c="8"/></text:span>application full path</text:p>
      <text:p text:style-name="P21"><draw:line text:anchor-type="char" draw:z-index="5" draw:style-name="gr1" draw:text-style-name="P53" svg:x1="2.949cm" svg:y1="0.115cm" svg:x2="3.319cm" svg:y2="0.838cm"><text:p/></draw:line></text:p>
      <text:p text:style-name="P1"><text:span text:style-name="T1"><text:s text:c="61"/></text:span>parameter 1</text:p>
      <text:p text:style-name="P13"><draw:line text:anchor-type="char" draw:z-index="6" draw:style-name="gr1" draw:text-style-name="P53" svg:x1="7.739cm" svg:y1="0.032cm" svg:x2="7.421cm" svg:y2="0.799cm"><text:p/></draw:line><draw:custom-shape text:anchor-type="char" draw:z-index="4" draw:style-name="gr2" draw:text-style-name="P54" svg:width="0.636cm" svg:height="6.571cm" draw:transform="rotate (-1.5707963267949) translate (6.58459722222222cm 0.224013888888889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3"/>
      <text:p text:style-name="P13"><draw:custom-shape text:anchor-type="char" draw:z-index="1" draw:style-name="gr2" draw:text-style-name="P54" svg:width="0.636cm" svg:height="6cm" draw:transform="rotate (1.5707963267949) translate (6.75040277777778cm 0.869597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">/home/enzo/My Project</text:span>/<text:span text:style-name="T2">myapp.exe</text:span> speed 100 --peripheral mouse</text:p>
      <text:p text:style-name="P13"><draw:line text:anchor-type="char" draw:z-index="3" draw:style-name="gr1" draw:text-style-name="P53" svg:x1="1.503cm" svg:y1="0.73cm" svg:x2="1.821cm" svg:y2="0.095cm"><text:p/></draw:line><draw:line text:anchor-type="char" draw:z-index="0" draw:style-name="gr1" draw:text-style-name="P53" svg:x1="5.313cm" svg:y1="0.788cm" svg:x2="5.631cm" svg:y2="0.153cm"><text:p/></draw:line></text:p>
      <text:p text:style-name="P13"><draw:line text:anchor-type="char" draw:z-index="2" draw:style-name="gr1" draw:text-style-name="P53" svg:x1="9.354cm" svg:y1="0.838cm" svg:x2="9.672cm" svg:y2="0.203cm"><text:p/></draw:line></text:p>
      <text:p text:style-name="P1"><text:span text:style-name="T1"><text:s/></text:span>application path <text:s text:c="10"/>application name</text:p>
      <text:p text:style-name="P1"><text:span text:style-name="T1"><text:s text:c="75"/></text:span>parameters</text:p>
      <text:p text:style-name="P25"/>
      <text:p text:style-name="P6"><text:bookmark-start text:name="Members"/>Members:<text:bookmark-end text:name="Members"/></text:p>
      <text:p text:style-name="P25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4"><text:a xlink:type="simple" xlink:href="#getCommandLine"><text:span text:style-name="T58">string getCommandLine()</text:span></text:a></text:p>
            <text:p text:style-name="P26"/>
            <text:p text:style-name="P24"><text:a xlink:type="simple" xlink:href="#getApplicationName"><text:span text:style-name="T58">string getApplicationName()</text:span></text:a></text:p>
            <text:p text:style-name="P24"><text:a xlink:type="simple" xlink:href="#getApplicationPath"><text:span text:style-name="T58">string getApplicationPath()</text:span></text:a></text:p>
            <text:p text:style-name="P24"><text:a xlink:type="simple" xlink:href="#getApplicationLongPath"><text:span text:style-name="T58">string getApplicationFullPath()</text:span></text:a></text:p>
            <text:p text:style-name="Standard"><text:a xlink:type="simple" xlink:href="#getCurrentDirectory"><text:span text:style-name="T11">string getCurrentWorkingDirectory()</text:span></text:a></text:p>
            <text:p text:style-name="P18"/>
            <text:p text:style-name="P24"><text:a xlink:type="simple" xlink:href="#hasParameters"><text:span text:style-name="T58">bool hasParameters()</text:span></text:a></text:p>
            <text:p text:style-name="P24"><text:a xlink:type="simple" xlink:href="#hasParameter"><text:span text:style-name="T58">bool hasParameter( int parameterPosition )</text:span></text:a></text:p>
            <text:p text:style-name="P38"/>
            <text:p text:style-name="P24"><text:a xlink:type="simple" xlink:href="#getParametersNumber"><text:span text:style-name="T58">int getParametersNumber()</text:span></text:a></text:p>
            <text:p text:style-name="P24"><text:a xlink:type="simple" xlink:href="#getAllParameters"><text:span text:style-name="T58">string getAllParameters()</text:span></text:a></text:p>
            <text:p text:style-name="P24"><text:a xlink:type="simple" xlink:href="#getParameter"><text:span text:style-name="T58">string getParameter( int parameterPosition )</text:span></text:a></text:p>
            <text:p text:style-name="P24"><text:a xlink:type="simple" xlink:href="#getParameterAsInteger"><text:span text:style-name="T58">int getParameterAsInteger( int parameterPosition )</text:span></text:a></text:p>
            <text:p text:style-name="P24"><text:a xlink:type="simple" xlink:href="#getParameterAsFloat"><text:span text:style-name="T58">float getParameterAsFloat( int parameterPosition )</text:span></text:a></text:p>
            <text:p text:style-name="P38"/>
            <text:p text:style-name="P24"><text:a xlink:type="simple" xlink:href="#gotoFirstParameter"><text:span text:style-name="T58">gotoFirstParameter()</text:span></text:a></text:p>
            <text:p text:style-name="P24"><text:a xlink:type="simple" xlink:href="#gotoNextParameter"><text:span text:style-name="T58">bool gotoNextParameter()</text:span></text:a></text:p>
            <text:p text:style-name="P24"><text:a xlink:type="simple" xlink:href="#getCurrentPosition"><text:span text:style-name="T58">int getCurrentPosition()</text:span></text:a></text:p>
            <text:p text:style-name="P38"/>
            <text:p text:style-name="P24"><text:a xlink:type="simple" xlink:href="#getCurrentParameter"><text:span text:style-name="T58">string getCurrentParameter()</text:span></text:a></text:p>
            <text:p text:style-name="P24"><text:a xlink:type="simple" xlink:href="#getCurrentParameterAsInteger"><text:span text:style-name="T58">int getCurrentParameterAsInteger()</text:span></text:a></text:p>
            <text:p text:style-name="P24"><text:a xlink:type="simple" xlink:href="#getCurrentParameterAsFloat"><text:span text:style-name="T58">float getCurrentParameterAsFloat()</text:span></text:a></text:p>
            <text:p text:style-name="P38"/>
            <text:p text:style-name="P24"><text:a xlink:type="simple" xlink:href="#getFirstParameter"><text:span text:style-name="T58">string getFirstParameter()</text:span></text:a></text:p>
            <text:p text:style-name="P24"><text:a xlink:type="simple" xlink:href="#getFirstParameterAsInteger"><text:span text:style-name="T58">int getFirstParameterAsInteger()</text:span></text:a></text:p>
            <text:p text:style-name="P24"><text:soft-page-break/><text:a xlink:type="simple" xlink:href="#getFirstParameterAsFloat"><text:span text:style-name="T58">float getFirstParameterAsFloat()</text:span></text:a></text:p>
            <text:p text:style-name="P38"/>
            <text:p text:style-name="P24"><text:a xlink:type="simple" xlink:href="#getLastParameter"><text:span text:style-name="T58">string getLastParameter()</text:span></text:a></text:p>
            <text:p text:style-name="P24"><text:a xlink:type="simple" xlink:href="#getLastParameterAsInteger"><text:span text:style-name="T58">int getLastParameterAsInteger()</text:span></text:a></text:p>
            <text:p text:style-name="P24"><text:a xlink:type="simple" xlink:href="#getLastParameterAsFloat"><text:span text:style-name="T58">float getLastParameterAsFloat()</text:span></text:a></text:p>
            <text:p text:style-name="P39"/>
            <text:p text:style-name="P24"><text:a xlink:type="simple" xlink:href="#setOptionPrefix"><text:span text:style-name="T58">setOptionPrefix( string optionPrefix )</text:span></text:a></text:p>
            <text:p text:style-name="P24"><text:a xlink:type="simple" xlink:href="#setOptionPostfix"><text:span text:style-name="T58">setOptionPostfix( string optionPostfix )</text:span></text:a></text:p>
            <text:p text:style-name="P38"/>
            <text:p text:style-name="P24"><text:a xlink:type="simple" xlink:href="#getOptionPrefix"><text:span text:style-name="T58">string getOptionPrefix()</text:span></text:a></text:p>
            <text:p text:style-name="P24"><text:a xlink:type="simple" xlink:href="#getOptionPostfix"><text:span text:style-name="T58">string getOptionPostfix()</text:span></text:a></text:p>
            <text:p text:style-name="P38"/>
            <text:p text:style-name="P24"><text:a xlink:type="simple" xlink:href="#hasOption"><text:span text:style-name="T58">bool hasOption( string option )</text:span></text:a></text:p>
            <text:p text:style-name="P38"/>
            <text:p text:style-name="P24"><text:a xlink:type="simple" xlink:href="#getOptionValue"><text:span text:style-name="T58">string getOptionValue( string option )</text:span></text:a></text:p>
            <text:p text:style-name="P24"><text:a xlink:type="simple" xlink:href="#getOptionValueAsInteger"><text:span text:style-name="T58">int getOptionValueAsInteger( string option )</text:span></text:a></text:p>
            <text:p text:style-name="P24"><text:a xlink:type="simple" xlink:href="#getOptionValueAsFloat"><text:span text:style-name="T58">float getOptionValueAsFloat( string option )</text:span></text:a></text:p>
            <text:p text:style-name="P24"><text:a xlink:type="simple" xlink:href="#getOptionLongValue"><text:span text:style-name="T58">string getOptionLongValue( string option )</text:span></text:a></text:p>
            <text:p text:style-name="P38"/>
            <text:p text:style-name="P24"><text:a xlink:type="simple" xlink:href="#optionCaseSensitive"><text:span text:style-name="T58">optionCaseSensitive()</text:span></text:a></text:p>
            <text:p text:style-name="P24"><text:a xlink:type="simple" xlink:href="#optionCaseInsensitive"><text:span text:style-name="T58">optionCaseInsensitive()</text:span></text:a></text:p>
            <text:p text:style-name="P24"><text:a xlink:type="simple" xlink:href="#isOptionCaseSensitive"><text:span text:style-name="T58">bool isOptionCaseSensitive()</text:span></text:a></text:p>
          </table:table-cell>
        </table:table-row>
      </table:table>
      <text:p text:style-name="P25"/>
      <text:p text:style-name="P25"/>
      <text:p text:style-name="P16"><text:bookmark-start text:name="getCommandLine"/><text:span text:style-name="T3">string</text:span><text:span text:style-name="apple-converted-space"><text:span text:style-name="T20"> </text:span></text:span><text:span text:style-name="T3">getCommandLine</text:span><text:span text:style-name="s10"><text:span text:style-name="T4">()</text:span></text:span><text:bookmark-end text:name="getCommandLine"/><text:span text:style-name="s10"><text:span text:style-name="T4"> </text:span></text:span><text:a xlink:type="simple" xlink:href="#Members"><text:span text:style-name="s10"><text:span text:style-name="T18"></text:span></text:span></text:a></text:p>
      <text:p text:style-name="P8"><text:span text:style-name="T27">Description:</text:span> Retrieves the command line string for the current process.</text:p>
      <text:p text:style-name="P8"/>
      <text:p text:style-name="P11"><text:span text:style-name="T31">Example:</text:span><text:span text:style-name="T7"><text:line-break/>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1"><text:span text:style-name="Máquina_20_de_20_escrever_20_HTML"><text:span text:style-name="T43">13</text:span></text:span></text:p>
            <text:p text:style-name="P31"><text:span text:style-name="Máquina_20_de_20_escrever_20_HTML"><text:span text:style-name="T43">14</text:span></text:span></text:p>
            <text:p text:style-name="P31"><text:span text:style-name="Máquina_20_de_20_escrever_20_HTML"><text:span text:style-name="T43">15</text:span></text:span></text:p>
            <text:p text:style-name="P31"><text:span text:style-name="Máquina_20_de_20_escrever_20_HTML"><text:span text:style-name="T43">16</text:span></text:span></text:p>
            <text:p text:style-name="P31"><text:span text:style-name="Máquina_20_de_20_escrever_20_HTML"><text:span text:style-name="T43">17</text:span></text:span></text:p>
            <text:p text:style-name="P31"><text:span text:style-name="Máquina_20_de_20_escrever_20_HTML"><text:span text:style-name="T43">18</text:span></text:span></text:p>
            <text:p text:style-name="P31"><text:span text:style-name="Máquina_20_de_20_escrever_20_HTML"><text:span text:style-name="T43">19</text:span></text:span></text:p>
            <text:p text:style-name="P31"><text:span text:style-name="Máquina_20_de_20_escrever_20_HTML"><text:span text:style-name="T43">20</text:span></text:span></text:p>
            <text:p text:style-name="P31"><text:span text:style-name="Máquina_20_de_20_escrever_20_HTML"><text:span text:style-name="T43">21</text:span></text:span></text:p>
            <text:p text:style-name="P31"><text:span text:style-name="Máquina_20_de_20_escrever_20_HTML"><text:span text:style-name="T43">22</text:span></text:span></text:p>
          </table:table-cell>
          <table:table-cell table:style-name="Tabela2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0"> </text:span>std::runtime_error;</text:p>
            <text:p text:style-name="P2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9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44"><text:span text:style-name="T75"><text:s text:c="8"/></text:span><text:span text:style-name="T97">cout</text:span><text:span text:style-name="T75"> </text:span><text:span text:style-name="T99">&lt;&lt;</text:span><text:span text:style-name="T75"> </text:span><text:span text:style-name="T97">commandLine</text:span><text:span text:style-name="T99">.</text:span><text:span text:style-name="T97">getCommandLine</text:span><text:span text:style-name="T99">()</text:span><text:span text:style-name="T75"> </text:span><text:span text:style-name="T99">&lt;&lt;</text:span><text:span text:style-name="T75"> </text:span><text:span text:style-name="T97">endl</text:span><text:span text:style-name="T99">;</text:span></text:p>
            <text:p text:style-name="P44"><text:span text:style-name="T68"><text:s text:c="8"/>return</text:span><text:span text:style-name="T84"> EXIT_SUCCESS;</text:span><text:span text:style-name="T9"><text:line-break/> <text:s text:c="3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1"> EXIT_FAILURE;</text:span></text:p>
            <text:p text:style-name="P42"><text:s text:c="4"/>}</text:p>
            <text:p text:style-name="P22">}</text:p>
            <text:p text:style-name="P22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4">linux:/home/enzo # ./myapp My first example</text:p>
            <text:p text:style-name="P24">/home/enzo/myapp My first example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P24"/>
      <text:p text:style-name="P16"><text:bookmark-start text:name="getApplicationName"/><text:span text:style-name="T3">string</text:span><text:span text:style-name="apple-converted-space"><text:span text:style-name="T20"> </text:span></text:span><text:span text:style-name="T3">getApplicationName</text:span><text:span text:style-name="s10"><text:span text:style-name="T4">()</text:span></text:span><text:bookmark-end text:name="getApplicationName"/><text:span text:style-name="s10"><text:span text:style-name="T4"> </text:span></text:span><text:a xlink:type="simple" xlink:href="#Members"><text:span text:style-name="s10"><text:span text:style-name="T18"></text:span></text:span></text:a></text:p>
      <text:p text:style-name="P8"><text:span text:style-name="T27">Description:</text:span> Retrieves the name of the application for the current process.</text:p>
      <text:p text:style-name="P8"/>
      <text:p text:style-name="P11"><text:soft-page-break/><text:span text:style-name="T31">Example:</text:span><text:span text:style-name="T7"><text:line-break/>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1"><text:span text:style-name="Máquina_20_de_20_escrever_20_HTML"><text:span text:style-name="T43">13</text:span></text:span></text:p>
            <text:p text:style-name="P31"><text:span text:style-name="Máquina_20_de_20_escrever_20_HTML"><text:span text:style-name="T43">14</text:span></text:span></text:p>
            <text:p text:style-name="P31"><text:span text:style-name="Máquina_20_de_20_escrever_20_HTML"><text:span text:style-name="T43">15</text:span></text:span></text:p>
            <text:p text:style-name="P31"><text:span text:style-name="Máquina_20_de_20_escrever_20_HTML"><text:span text:style-name="T43">16</text:span></text:span></text:p>
            <text:p text:style-name="P31"><text:span text:style-name="Máquina_20_de_20_escrever_20_HTML"><text:span text:style-name="T43">17</text:span></text:span></text:p>
            <text:p text:style-name="P31"><text:span text:style-name="Máquina_20_de_20_escrever_20_HTML"><text:span text:style-name="T43">18</text:span></text:span></text:p>
            <text:p text:style-name="P31"><text:span text:style-name="Máquina_20_de_20_escrever_20_HTML"><text:span text:style-name="T43">19</text:span></text:span></text:p>
            <text:p text:style-name="P31"><text:span text:style-name="Máquina_20_de_20_escrever_20_HTML"><text:span text:style-name="T43">20</text:span></text:span></text:p>
            <text:p text:style-name="P31"><text:span text:style-name="Máquina_20_de_20_escrever_20_HTML"><text:span text:style-name="T43">21</text:span></text:span></text:p>
            <text:p text:style-name="P31"><text:span text:style-name="Máquina_20_de_20_escrever_20_HTML"><text:span text:style-name="T43">22</text:span></text:span></text:p>
          </table:table-cell>
          <table:table-cell table:style-name="Tabela4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9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44"><text:span text:style-name="T75"><text:s text:c="8"/></text:span><text:span text:style-name="T98">cout</text:span><text:span text:style-name="T76"> </text:span><text:span text:style-name="T98">&lt;&lt;</text:span><text:span text:style-name="T76"> </text:span><text:span text:style-name="T98">commandLine.getApplicationName</text:span><text:span text:style-name="T99">()</text:span><text:span text:style-name="T75"> </text:span><text:span text:style-name="T99">&lt;&lt;</text:span><text:span text:style-name="T75"> </text:span><text:span text:style-name="T97">endl</text:span><text:span text:style-name="T99">;</text:span></text:p>
            <text:p text:style-name="P44"><text:span text:style-name="T68"><text:s text:c="8"/>return</text:span><text:span text:style-name="T84"> EXIT_SUCCESS;</text:span><text:span text:style-name="T9"><text:line-break/> <text:s text:c="3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2">}</text:p>
            <text:p text:style-name="P22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4">linux:/home/enzo # ./myapp</text:p>
            <text:p text:style-name="P24">myapp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P13"><text:span text:style-name="T3"><text:line-break/></text:span><text:bookmark-start text:name="getApplicationPath"/><text:span text:style-name="T13">string</text:span><text:span text:style-name="apple-converted-space"><text:span text:style-name="T22"> </text:span></text:span><text:span text:style-name="T13">getApplicationPath</text:span><text:span text:style-name="s10"><text:span text:style-name="T5">()</text:span></text:span><text:bookmark-end text:name="getApplicationPath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Standard"><text:span text:style-name="T32">Description:</text:span><text:span text:style-name="T36"> </text:span><text:span text:style-name="T33">Retrieving the application path of the current process, not including the name of the program itself.</text:span><text:span text:style-name="T8"><text:line-break/></text:span></text:p>
      <text:p text:style-name="P11"><text:span text:style-name="T31">Example:</text:span><text:span text:style-name="T7"><text:line-break/></text:span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1"><text:span text:style-name="Máquina_20_de_20_escrever_20_HTML"><text:span text:style-name="T43">13</text:span></text:span></text:p>
            <text:p text:style-name="P31"><text:span text:style-name="Máquina_20_de_20_escrever_20_HTML"><text:span text:style-name="T43">14</text:span></text:span></text:p>
            <text:p text:style-name="P31"><text:span text:style-name="Máquina_20_de_20_escrever_20_HTML"><text:span text:style-name="T43">15</text:span></text:span></text:p>
            <text:p text:style-name="P31"><text:span text:style-name="Máquina_20_de_20_escrever_20_HTML"><text:span text:style-name="T43">16</text:span></text:span></text:p>
            <text:p text:style-name="P31"><text:span text:style-name="Máquina_20_de_20_escrever_20_HTML"><text:span text:style-name="T43">17</text:span></text:span></text:p>
            <text:p text:style-name="P31"><text:span text:style-name="Máquina_20_de_20_escrever_20_HTML"><text:span text:style-name="T43">18</text:span></text:span></text:p>
            <text:p text:style-name="P31"><text:span text:style-name="Máquina_20_de_20_escrever_20_HTML"><text:span text:style-name="T43">19</text:span></text:span></text:p>
            <text:p text:style-name="P31"><text:span text:style-name="Máquina_20_de_20_escrever_20_HTML"><text:span text:style-name="T43">20</text:span></text:span></text:p>
            <text:p text:style-name="P31"><text:span text:style-name="Máquina_20_de_20_escrever_20_HTML"><text:span text:style-name="T43">21</text:span></text:span></text:p>
            <text:p text:style-name="P31"><text:span text:style-name="Máquina_20_de_20_escrever_20_HTML"><text:span text:style-name="T43">22</text:span></text:span></text:p>
          </table:table-cell>
          <table:table-cell table:style-name="Tabela6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9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44"><text:span text:style-name="T75"><text:s text:c="8"/></text:span><text:span text:style-name="T97">cout</text:span><text:span text:style-name="T75"> </text:span><text:span text:style-name="T99">&lt;&lt;</text:span><text:span text:style-name="T75"> </text:span><text:span text:style-name="T97">commandLine</text:span><text:span text:style-name="T99">.</text:span><text:span text:style-name="T97">getApplicationPath</text:span><text:span text:style-name="T99">()</text:span><text:span text:style-name="T75"> </text:span><text:span text:style-name="T99">&lt;&lt;</text:span><text:span text:style-name="T75"> </text:span><text:span text:style-name="T97">endl</text:span><text:span text:style-name="T99">;</text:span></text:p>
            <text:p text:style-name="P44"><text:span text:style-name="T68"><text:s text:c="8"/>return</text:span><text:span text:style-name="T84"> EXIT_SUCCESS;</text:span><text:span text:style-name="T9"><text:line-break/> <text:s text:c="3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2">}</text:p>
            <text:p text:style-name="P22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7" table:style-name="Tabela7">
        <table:table-column table:style-name="Tabela7.A"/>
        <text:soft-page-break/>
        <table:table-row table:style-name="Tabela7.1">
          <table:table-cell table:style-name="Tabela7.A1" office:value-type="string">
            <text:p text:style-name="P24">linux:/home/enzo # ./myapp</text:p>
            <text:p text:style-name="P24">/home/enzo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P24"/>
      <text:p text:style-name="P16"><text:bookmark-start text:name="getApplicationLongPath"/><text:span text:style-name="T3">string</text:span><text:span text:style-name="apple-converted-space"><text:span text:style-name="T20"> </text:span></text:span><text:span text:style-name="T3">getApplicationFullPath</text:span><text:span text:style-name="s10"><text:span text:style-name="T4">()</text:span></text:span><text:bookmark-end text:name="getApplicationLongPath"/><text:span text:style-name="s10"><text:span text:style-name="T4"> </text:span></text:span><text:a xlink:type="simple" xlink:href="#Members"><text:span text:style-name="s10"><text:span text:style-name="T18"></text:span></text:span></text:a></text:p>
      <text:p text:style-name="P10"><text:span text:style-name="T51">Description:</text:span> <text:span text:style-name="T52">Retrieving the application path of the current process, including the name of the program itself.</text:span></text:p>
      <text:p text:style-name="P24"/>
      <text:p text:style-name="P11"><text:span text:style-name="T31">Example:</text:span><text:span text:style-name="T7"><text:line-break/></text:span>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1"><text:span text:style-name="Máquina_20_de_20_escrever_20_HTML"><text:span text:style-name="T43">13</text:span></text:span></text:p>
            <text:p text:style-name="P31"><text:span text:style-name="Máquina_20_de_20_escrever_20_HTML"><text:span text:style-name="T43">14</text:span></text:span></text:p>
            <text:p text:style-name="P31"><text:span text:style-name="Máquina_20_de_20_escrever_20_HTML"><text:span text:style-name="T43">15</text:span></text:span></text:p>
            <text:p text:style-name="P31"><text:span text:style-name="Máquina_20_de_20_escrever_20_HTML"><text:span text:style-name="T43">16</text:span></text:span></text:p>
            <text:p text:style-name="P31"><text:span text:style-name="Máquina_20_de_20_escrever_20_HTML"><text:span text:style-name="T43">17</text:span></text:span></text:p>
            <text:p text:style-name="P31"><text:span text:style-name="Máquina_20_de_20_escrever_20_HTML"><text:span text:style-name="T43">18</text:span></text:span></text:p>
            <text:p text:style-name="P31"><text:span text:style-name="Máquina_20_de_20_escrever_20_HTML"><text:span text:style-name="T43">19</text:span></text:span></text:p>
            <text:p text:style-name="P31"><text:span text:style-name="Máquina_20_de_20_escrever_20_HTML"><text:span text:style-name="T43">20</text:span></text:span></text:p>
            <text:p text:style-name="P31"><text:span text:style-name="Máquina_20_de_20_escrever_20_HTML"><text:span text:style-name="T43">21</text:span></text:span></text:p>
            <text:p text:style-name="P31"><text:span text:style-name="Máquina_20_de_20_escrever_20_HTML"><text:span text:style-name="T43">22</text:span></text:span></text:p>
          </table:table-cell>
          <table:table-cell table:style-name="Tabela8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9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45"><text:span text:style-name="T75"><text:s text:c="8"/></text:span><text:span text:style-name="T97">cout</text:span><text:span text:style-name="T75"> </text:span><text:span text:style-name="T99">&lt;&lt;</text:span><text:span text:style-name="T75"> </text:span><text:span text:style-name="T97">commandLine</text:span><text:span text:style-name="T99">.</text:span><text:span text:style-name="T97">getApplicationFullPath</text:span><text:span text:style-name="T99">()</text:span><text:span text:style-name="T75"> </text:span><text:span text:style-name="T99">&lt;&lt;</text:span><text:span text:style-name="T75"> </text:span><text:span text:style-name="T97">endl</text:span><text:span text:style-name="T99">;</text:span></text:p>
            <text:p text:style-name="P44"><text:span text:style-name="T68"><text:s text:c="8"/>return</text:span><text:span text:style-name="T84"> EXIT_SUCCESS;</text:span><text:span text:style-name="T9"><text:line-break/> <text:s text:c="3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2">}</text:p>
            <text:p text:style-name="P22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24">linux:/home/enzo # ./myapp</text:p>
            <text:p text:style-name="P24">/home/enzo/myapp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P24"/>
      <text:p text:style-name="P13"><text:bookmark-start text:name="getApplicationLongPath1"/><text:bookmark-start text:name="getCurrentDirectory"/><text:span text:style-name="T13">string</text:span><text:span text:style-name="apple-converted-space"><text:span text:style-name="T22"> </text:span></text:span><text:span text:style-name="T13">getCurrentWorkingDirectory</text:span><text:span text:style-name="s10"><text:span text:style-name="T5">()</text:span></text:span><text:bookmark-end text:name="getApplicationLongPath1"/><text:bookmark-end text:name="getCurrentDirectory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10"><text:span text:style-name="T51">Description:</text:span><text:span text:style-name="T52"> Retrieves the current working directory for the current process.</text:span></text:p>
      <text:p text:style-name="P24"/>
      <text:p text:style-name="P11"><text:span text:style-name="T31">Example:</text:span><text:span text:style-name="T7"><text:line-break/></text:span></text:p>
      <table:table table:name="Tabela73" table:style-name="Tabela73">
        <table:table-column table:style-name="Tabela73.A"/>
        <table:table-column table:style-name="Tabela73.B"/>
        <table:table-row table:style-name="Tabela73.1">
          <table:table-cell table:style-name="Tabela73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1"><text:span text:style-name="Máquina_20_de_20_escrever_20_HTML"><text:span text:style-name="T43">13</text:span></text:span></text:p>
            <text:p text:style-name="P31"><text:span text:style-name="Máquina_20_de_20_escrever_20_HTML"><text:span text:style-name="T43">14</text:span></text:span></text:p>
            <text:p text:style-name="P31"><text:span text:style-name="Máquina_20_de_20_escrever_20_HTML"><text:span text:style-name="T43">15</text:span></text:span></text:p>
            <text:p text:style-name="P31"><text:span text:style-name="Máquina_20_de_20_escrever_20_HTML"><text:span text:style-name="T43">16</text:span></text:span></text:p>
            <text:p text:style-name="P31"><text:span text:style-name="Máquina_20_de_20_escrever_20_HTML"><text:span text:style-name="T43">17</text:span></text:span></text:p>
            <text:p text:style-name="P31"><text:span text:style-name="Máquina_20_de_20_escrever_20_HTML"><text:span text:style-name="T43">18</text:span></text:span></text:p>
            <text:p text:style-name="P31"><text:soft-page-break/><text:span text:style-name="Máquina_20_de_20_escrever_20_HTML"><text:span text:style-name="T43">19</text:span></text:span></text:p>
            <text:p text:style-name="P31"><text:span text:style-name="Máquina_20_de_20_escrever_20_HTML"><text:span text:style-name="T43">20</text:span></text:span></text:p>
            <text:p text:style-name="P31"><text:span text:style-name="Máquina_20_de_20_escrever_20_HTML"><text:span text:style-name="T43">21</text:span></text:span></text:p>
            <text:p text:style-name="P31"><text:span text:style-name="Máquina_20_de_20_escrever_20_HTML"><text:span text:style-name="T43">22</text:span></text:span></text:p>
            <text:p text:style-name="P31"><text:span text:style-name="Máquina_20_de_20_escrever_20_HTML"><text:span text:style-name="T43">23</text:span></text:span></text:p>
          </table:table-cell>
          <table:table-cell table:style-name="Tabela73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9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20"><text:span text:style-name="T3"><text:s text:c="8"/>cout</text:span><text:span text:style-name="T20"> </text:span><text:span text:style-name="T3">&lt;&lt;</text:span><text:span text:style-name="T20"> </text:span><text:span text:style-name="T3">commandLine.getApplicationPath</text:span><text:span text:style-name="T4">()</text:span><text:span text:style-name="T20"> </text:span><text:span text:style-name="T3">&lt;&lt;</text:span><text:span text:style-name="T20"> </text:span><text:span text:style-name="T3">endl;</text:span></text:p>
            <text:p text:style-name="P14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CurrentWorkingDirectory</text:span><text:span text:style-name="T4">()</text:span><text:span text:style-name="T20"> </text:span><text:span text:style-name="T16">&lt;&lt;</text:span><text:span text:style-name="T20"> </text:span><text:span text:style-name="T3">endl</text:span><text:span text:style-name="T4">;</text:span></text:p>
            <text:p text:style-name="P19"><text:span text:style-name="T71"><text:s text:c="8"/>return</text:span><text:span text:style-name="T85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oft-page-break/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2">}</text:p>
            <text:p text:style-name="P22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74" table:style-name="Tabela74">
        <table:table-column table:style-name="Tabela74.A"/>
        <table:table-row table:style-name="Tabela74.1">
          <table:table-cell table:style-name="Tabela74.A1" office:value-type="string">
            <text:p text:style-name="P24">linux-hevv:/home/enzo/CommandLine/main # /home/enzo/myapp</text:p>
            <text:p text:style-name="P24">/home/enzo</text:p>
            <text:p text:style-name="P24">/home/enzo/CommandLine/main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P13"><text:span text:style-name="T3"><text:line-break/></text:span><text:bookmark-start text:name="hasParameters"/><text:span text:style-name="s5"><text:span text:style-name="T30">bool</text:span></text:span><text:span text:style-name="apple-converted-space"><text:span text:style-name="T53"> </text:span></text:span><text:span text:style-name="T53">hasParameters</text:span><text:span text:style-name="s10"><text:span text:style-name="T30">()</text:span></text:span><text:bookmark-end text:name="hasParameters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Checks if the command line has parameters.</text:p>
      <text:p text:style-name="P8"/>
      <text:p text:style-name="P6">Example:</text:p>
      <text:p text:style-name="P24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7"><text:span text:style-name="Máquina_20_de_20_escrever_20_HTML">14</text:span></text:p>
            <text:p text:style-name="P37"><text:span text:style-name="Máquina_20_de_20_escrever_20_HTML">15</text:span></text:p>
            <text:p text:style-name="P37"><text:span text:style-name="Máquina_20_de_20_escrever_20_HTML">16</text:span></text:p>
            <text:p text:style-name="P37"><text:span text:style-name="Máquina_20_de_20_escrever_20_HTML">17</text:span></text:p>
            <text:p text:style-name="P37"><text:span text:style-name="Máquina_20_de_20_escrever_20_HTML">18</text:span></text:p>
            <text:p text:style-name="P37"><text:span text:style-name="Máquina_20_de_20_escrever_20_HTML">19</text:span></text:p>
            <text:p text:style-name="P37"><text:span text:style-name="Máquina_20_de_20_escrever_20_HTML">20</text:span></text:p>
            <text:p text:style-name="P37"><text:span text:style-name="Máquina_20_de_20_escrever_20_HTML">21</text:span></text:p>
            <text:p text:style-name="P37"><text:span text:style-name="Máquina_20_de_20_escrever_20_HTML">22</text:span></text:p>
            <text:p text:style-name="P37"><text:span text:style-name="Máquina_20_de_20_escrever_20_HTML">23</text:span></text:p>
            <text:p text:style-name="P37"><text:span text:style-name="Máquina_20_de_20_escrever_20_HTML">24</text:span></text:p>
            <text:p text:style-name="P37"><text:span text:style-name="Máquina_20_de_20_escrever_20_HTML">25</text:span></text:p>
            <text:p text:style-name="P37"><text:span text:style-name="Máquina_20_de_20_escrever_20_HTML">26</text:span></text:p>
          </table:table-cell>
          <table:table-cell table:style-name="Tabela10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12"><text:span text:style-name="T66">using</text:span><text:span text:style-name="T74"> </text:span><text:span text:style-name="T100">std::runtime_error;</text:span><text:span text:style-name="T12"><text:line-break/><text:line-break/></text:span><text:span text:style-name="T65">int</text:span><text:span text:style-name="T73"> </text:span><text:span text:style-name="T91">main</text:span><text:span text:style-name="T92">()</text:span><text:span text:style-name="T101"> </text:span><text:span text:style-name="T92">{</text:span><text:span text:style-name="T12"><text:line-break/></text:span><text:span text:style-name="T80"> <text:s text:c="3"/></text:span><text:span text:style-name="T64">try</text:span><text:span text:style-name="T80"> </text:span><text:span text:style-name="T88">{</text:span></text:p>
            <text:p text:style-name="P19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35"><text:span text:style-name="T103"><text:s text:c="8"/></text:span><text:span text:style-name="T62">if</text:span><text:span text:style-name="T86">(</text:span><text:span text:style-name="T104"> </text:span><text:span text:style-name="T82">commandLine</text:span><text:span text:style-name="T86">.</text:span><text:span text:style-name="T82">hasParameters</text:span><text:span text:style-name="T86">()</text:span><text:span text:style-name="T104"> </text:span><text:span text:style-name="T86">) {</text:span><text:span text:style-name="T4"><text:line-break/> <text:s text:c="5"/></text:span><text:span text:style-name="T103"><text:s text:c="6"/></text:span><text:span text:style-name="T82">cout</text:span><text:span text:style-name="T104"> </text:span><text:span text:style-name="T86">&lt;&lt;</text:span><text:span text:style-name="T104"> </text:span><text:span text:style-name="T102">"yes"</text:span><text:span text:style-name="T104"> </text:span><text:span text:style-name="T86">&lt;&lt;</text:span><text:span text:style-name="T104"> </text:span><text:span text:style-name="T82">endl</text:span><text:span text:style-name="T86">;</text:span></text:p>
            <text:p text:style-name="P35"><text:span text:style-name="T86"><text:s text:c="8"/>}</text:span><text:span text:style-name="T103"> </text:span><text:span text:style-name="T62">else </text:span><text:span text:style-name="T86">{</text:span><text:span text:style-name="T4"><text:line-break/></text:span><text:span text:style-name="T93"> <text:s text:c="11"/></text:span><text:span text:style-name="T82">cout</text:span><text:span text:style-name="T104"> </text:span><text:span text:style-name="T86">&lt;&lt;</text:span><text:span text:style-name="T104"> </text:span><text:span text:style-name="T102">"no"</text:span><text:span text:style-name="T104"> </text:span><text:span text:style-name="T86">&lt;&lt;</text:span><text:span text:style-name="T104"> </text:span><text:span text:style-name="T82">endl</text:span><text:span text:style-name="T86">;</text:span></text:p>
            <text:p text:style-name="P42"><text:s text:c="8"/>}</text:p>
            <text:p text:style-name="P44"><text:span text:style-name="T68"><text:s text:c="8"/>return</text:span><text:span text:style-name="T84"> EXIT_SUCCESS;</text:span><text:span text:style-name="T9"><text:line-break/> <text:s text:c="3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12"><text:span text:style-name="T89"><text:s text:c="4"/>}</text:span><text:span text:style-name="T12"><text:line-break/></text:span><text:span text:style-name="T92">}</text:span></text:p>
            <text:p text:style-name="P41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4">linux:/home/enzo # ./myapp parameter1 parameter2 parameter3</text:p>
            <text:p text:style-name="P24">yes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P13"><text:span text:style-name="T3"><text:line-break/></text:span><text:bookmark-start text:name="hasParameter"/><text:span text:style-name="s5"><text:span text:style-name="T30">bool</text:span></text:span><text:span text:style-name="apple-converted-space"><text:span text:style-name="T53"> </text:span></text:span><text:span text:style-name="T53">hasParameter</text:span><text:span text:style-name="s10"><text:span text:style-name="T30">(</text:span></text:span><text:span text:style-name="apple-converted-space"><text:span text:style-name="T53"> </text:span></text:span><text:span text:style-name="s5"><text:span text:style-name="T30">int</text:span></text:span><text:span text:style-name="apple-converted-space"><text:span text:style-name="T53"> </text:span></text:span>parameterP<text:span text:style-name="T53">osition</text:span><text:span text:style-name="apple-converted-space"><text:span text:style-name="T53"> </text:span></text:span><text:span text:style-name="s10"><text:span text:style-name="T30">)</text:span></text:span><text:bookmark-end text:name="hasParameter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10"><text:span text:style-name="T51">Description:</text:span> <text:span text:style-name="T52">Checks if a specified parameter exists.</text:span></text:p>
      <text:p text:style-name="P24"/>
      <text:p text:style-name="P6">Example:</text:p>
      <text:p text:style-name="P24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oft-page-break/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7"><text:span text:style-name="Máquina_20_de_20_escrever_20_HTML">14</text:span></text:p>
            <text:p text:style-name="P37"><text:span text:style-name="Máquina_20_de_20_escrever_20_HTML">15</text:span></text:p>
            <text:p text:style-name="P37"><text:span text:style-name="Máquina_20_de_20_escrever_20_HTML">16</text:span></text:p>
            <text:p text:style-name="P37"><text:span text:style-name="Máquina_20_de_20_escrever_20_HTML">17</text:span></text:p>
            <text:p text:style-name="P37"><text:span text:style-name="Máquina_20_de_20_escrever_20_HTML">18</text:span></text:p>
            <text:p text:style-name="P37"><text:span text:style-name="Máquina_20_de_20_escrever_20_HTML">19</text:span></text:p>
            <text:p text:style-name="P37"><text:span text:style-name="Máquina_20_de_20_escrever_20_HTML">20</text:span></text:p>
            <text:p text:style-name="P37"><text:span text:style-name="Máquina_20_de_20_escrever_20_HTML">21</text:span></text:p>
            <text:p text:style-name="P37"><text:span text:style-name="Máquina_20_de_20_escrever_20_HTML">22</text:span></text:p>
            <text:p text:style-name="P37"><text:span text:style-name="Máquina_20_de_20_escrever_20_HTML">23</text:span></text:p>
            <text:p text:style-name="P37"><text:span text:style-name="Máquina_20_de_20_escrever_20_HTML">24</text:span></text:p>
            <text:p text:style-name="P37"><text:span text:style-name="Máquina_20_de_20_escrever_20_HTML">25</text:span></text:p>
            <text:p text:style-name="P37"><text:span text:style-name="Máquina_20_de_20_escrever_20_HTML">26</text:span></text:p>
          </table:table-cell>
          <table:table-cell table:style-name="Tabela12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oft-page-break/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29"><text:span text:style-name="T48">using</text:span><text:span text:style-name="T24"> </text:span>std::runtime_error;</text:p>
            <text:p text:style-name="P34"/>
            <text:p text:style-name="P19"><text:span text:style-name="T48">int</text:span><text:span text:style-name="T20"> </text:span><text:span text:style-name="T3">main</text:span><text:span text:style-name="T4">() {</text:span></text:p>
            <text:p text:style-name="P28"><text:span text:style-name="T77"><text:s text:c="4"/></text:span><text:span text:style-name="T61">try</text:span><text:span text:style-name="T77"> </text:span><text:span text:style-name="T105">{</text:span></text:p>
            <text:p text:style-name="P19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35"><text:span text:style-name="T103"><text:s text:c="8"/></text:span><text:span text:style-name="T62">if</text:span><text:span text:style-name="T86">(</text:span><text:span text:style-name="T104"> </text:span><text:span text:style-name="T82">commandLine</text:span><text:span text:style-name="T86">.</text:span><text:span text:style-name="T82">hasParameter</text:span><text:span text:style-name="T86">( </text:span><text:span text:style-name="T83">2</text:span><text:span text:style-name="T86"> )</text:span><text:span text:style-name="T104"> </text:span><text:span text:style-name="T86">) {</text:span><text:span text:style-name="T4"><text:line-break/> <text:s text:c="5"/></text:span><text:span text:style-name="T103"><text:s text:c="6"/></text:span><text:span text:style-name="T82">cout</text:span><text:span text:style-name="T104"> </text:span><text:span text:style-name="T86">&lt;&lt;</text:span><text:span text:style-name="T104"> </text:span><text:span text:style-name="T102">"yes"</text:span><text:span text:style-name="T104"> </text:span><text:span text:style-name="T86">&lt;&lt;</text:span><text:span text:style-name="T104"> </text:span><text:span text:style-name="T82">endl</text:span><text:span text:style-name="T86">;</text:span></text:p>
            <text:p text:style-name="P35"><text:span text:style-name="T86"><text:s text:c="8"/>}</text:span><text:span text:style-name="T103"> </text:span><text:span text:style-name="T62">else </text:span><text:span text:style-name="T86">{</text:span><text:span text:style-name="T4"><text:line-break/></text:span><text:span text:style-name="T93"> <text:s text:c="11"/></text:span><text:span text:style-name="T82">cout</text:span><text:span text:style-name="T104"> </text:span><text:span text:style-name="T86">&lt;&lt;</text:span><text:span text:style-name="T104"> </text:span><text:span text:style-name="T102">"no"</text:span><text:span text:style-name="T104"> </text:span><text:span text:style-name="T86">&lt;&lt;</text:span><text:span text:style-name="T104"> </text:span><text:span text:style-name="T82">endl</text:span><text:span text:style-name="T86">;</text:span></text:p>
            <text:p text:style-name="P42"><text:s text:c="8"/>}</text:p>
            <text:p text:style-name="P42"><text:span text:style-name="T50"><text:s text:c="8"/>return</text:span><text:span text:style-name="T10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7">}</text:p>
            <text:p text:style-name="P22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24">linux:/home/enzo # ./myapp How To Pass Parameters To Main() And Use Them</text:p>
            <text:p text:style-name="P24">yes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P13"><text:span text:style-name="T3"><text:line-break/></text:span><text:bookmark-start text:name="getParametersNumber"/><text:span text:style-name="s10"><text:span text:style-name="T54">int get</text:span></text:span><text:span text:style-name="T53">Parameters</text:span><text:span text:style-name="s10"><text:span text:style-name="T54">Number()</text:span></text:span><text:bookmark-end text:name="getParametersNumber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11"><text:span text:style-name="T31">Description:</text:span><text:span text:style-name="T36"> Returns the total number of parameters on the command line for the current process, not including the name of the program itself.</text:span><text:span text:style-name="T7"><text:line-break/></text:span></text:p>
      <text:p text:style-name="P6">Example:</text:p>
      <text:p text:style-name="P24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7"><text:span text:style-name="Máquina_20_de_20_escrever_20_HTML">14</text:span></text:p>
            <text:p text:style-name="P37"><text:span text:style-name="Máquina_20_de_20_escrever_20_HTML">15</text:span></text:p>
            <text:p text:style-name="P37"><text:span text:style-name="Máquina_20_de_20_escrever_20_HTML">16</text:span></text:p>
            <text:p text:style-name="P37"><text:span text:style-name="Máquina_20_de_20_escrever_20_HTML">17</text:span></text:p>
            <text:p text:style-name="P37"><text:span text:style-name="Máquina_20_de_20_escrever_20_HTML">18</text:span></text:p>
            <text:p text:style-name="P37"><text:span text:style-name="Máquina_20_de_20_escrever_20_HTML">19</text:span></text:p>
            <text:p text:style-name="P37"><text:span text:style-name="Máquina_20_de_20_escrever_20_HTML">20</text:span></text:p>
            <text:p text:style-name="P37"><text:span text:style-name="Máquina_20_de_20_escrever_20_HTML">21</text:span></text:p>
            <text:p text:style-name="P37"><text:span text:style-name="Máquina_20_de_20_escrever_20_HTML">22</text:span></text:p>
          </table:table-cell>
          <table:table-cell table:style-name="Tabela14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4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ParametersNumber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2"><text:span text:style-name="T50"><text:s text:c="8"/>return</text:span><text:span text:style-name="T10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2">}</text:p>
            <text:p text:style-name="P22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24">linux:/home/enzo # ./myapp The C++ Programming Language</text:p>
            <text:p text:style-name="P24">4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P24"/>
      <text:p text:style-name="P16"><text:bookmark-start text:name="getAllParameters"/><text:soft-page-break/><text:span text:style-name="T3">string</text:span><text:span text:style-name="apple-converted-space"><text:span text:style-name="T20"> </text:span></text:span><text:span text:style-name="T3">getAllParameters</text:span><text:span text:style-name="s10"><text:span text:style-name="T4">()</text:span></text:span><text:bookmark-end text:name="getAllParameters"/><text:span text:style-name="s10"><text:span text:style-name="T4"> </text:span></text:span><text:a xlink:type="simple" xlink:href="#Members"><text:span text:style-name="s10"><text:span text:style-name="T18"></text:span></text:span></text:a></text:p>
      <text:p text:style-name="P10"><text:span text:style-name="T51">Description:</text:span> <text:span text:style-name="T52">Retrieves all the parameters on the command line for the current process.</text:span></text:p>
      <text:p text:style-name="P24"/>
      <text:p text:style-name="P6">Example:</text:p>
      <text:p text:style-name="P24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7"><text:span text:style-name="Máquina_20_de_20_escrever_20_HTML">14</text:span></text:p>
            <text:p text:style-name="P37"><text:span text:style-name="Máquina_20_de_20_escrever_20_HTML">15</text:span></text:p>
            <text:p text:style-name="P37"><text:span text:style-name="Máquina_20_de_20_escrever_20_HTML">16</text:span></text:p>
            <text:p text:style-name="P37"><text:span text:style-name="Máquina_20_de_20_escrever_20_HTML">17</text:span></text:p>
            <text:p text:style-name="P37"><text:span text:style-name="Máquina_20_de_20_escrever_20_HTML">18</text:span></text:p>
            <text:p text:style-name="P37"><text:span text:style-name="Máquina_20_de_20_escrever_20_HTML">19</text:span></text:p>
            <text:p text:style-name="P37"><text:span text:style-name="Máquina_20_de_20_escrever_20_HTML">20</text:span></text:p>
            <text:p text:style-name="P37"><text:span text:style-name="Máquina_20_de_20_escrever_20_HTML">21</text:span></text:p>
            <text:p text:style-name="P37"><text:span text:style-name="Máquina_20_de_20_escrever_20_HTML">22</text:span></text:p>
          </table:table-cell>
          <table:table-cell table:style-name="Tabela16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20"><text:span text:style-name="T21"><text:s text:c="8"/></text:span><text:span text:style-name="T14">cout</text:span><text:span text:style-name="T21"> </text:span><text:span text:style-name="T14">&lt;&lt;</text:span><text:span text:style-name="T21"> </text:span><text:span text:style-name="T14">commandLine.getAllParameters</text:span><text:span text:style-name="T6">()</text:span><text:span text:style-name="T21"> </text:span><text:span text:style-name="T14">&lt;&lt;</text:span><text:span text:style-name="T21"> </text:span><text:span text:style-name="T14">endl;</text:span></text:p>
            <text:p text:style-name="P42"><text:span text:style-name="T50"><text:s text:c="8"/>return</text:span><text:span text:style-name="T10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2">}</text:p>
            <text:p text:style-name="P22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24">linux:/home/enzo # ./myapp High thoughts must have high language</text:p>
            <text:p text:style-name="P24">High thoughts must have high language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P24"/>
      <text:p text:style-name="P13"><text:bookmark-start text:name="getParameter"/><text:span text:style-name="T53">string</text:span><text:span text:style-name="apple-converted-space"><text:span text:style-name="T53"> </text:span></text:span><text:span text:style-name="T53">getParameter</text:span><text:span text:style-name="s10"><text:span text:style-name="T30">(</text:span></text:span><text:span text:style-name="apple-converted-space"><text:span text:style-name="T53"> </text:span></text:span><text:span text:style-name="s5"><text:span text:style-name="T30">int</text:span></text:span><text:span text:style-name="apple-converted-space"><text:span text:style-name="T53"> </text:span></text:span>parameterP<text:span text:style-name="T53">osition</text:span><text:span text:style-name="apple-converted-space"><text:span text:style-name="T53"> </text:span></text:span><text:span text:style-name="s10"><text:span text:style-name="T30">)</text:span></text:span><text:bookmark-end text:name="getParameter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10"><text:span text:style-name="T51">Description:</text:span> <text:span text:style-name="T52">Retrieves the parameter of the specified parameter position on the command line for the current process.</text:span></text:p>
      <text:p text:style-name="P24"/>
      <text:p text:style-name="P6">Example:</text:p>
      <text:p text:style-name="P24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7"><text:span text:style-name="Máquina_20_de_20_escrever_20_HTML">14</text:span></text:p>
            <text:p text:style-name="P37"><text:span text:style-name="Máquina_20_de_20_escrever_20_HTML">15</text:span></text:p>
            <text:p text:style-name="P37"><text:span text:style-name="Máquina_20_de_20_escrever_20_HTML">16</text:span></text:p>
            <text:p text:style-name="P37"><text:span text:style-name="Máquina_20_de_20_escrever_20_HTML">17</text:span></text:p>
            <text:p text:style-name="P37"><text:span text:style-name="Máquina_20_de_20_escrever_20_HTML">18</text:span></text:p>
            <text:p text:style-name="P37"><text:span text:style-name="Máquina_20_de_20_escrever_20_HTML">19</text:span></text:p>
            <text:p text:style-name="P37"><text:span text:style-name="Máquina_20_de_20_escrever_20_HTML">20</text:span></text:p>
            <text:p text:style-name="P37"><text:span text:style-name="Máquina_20_de_20_escrever_20_HTML">21</text:span></text:p>
            <text:p text:style-name="P37"><text:span text:style-name="Máquina_20_de_20_escrever_20_HTML">22</text:span></text:p>
          </table:table-cell>
          <table:table-cell table:style-name="Tabela18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20"><text:span text:style-name="T21"><text:s text:c="8"/></text:span><text:span text:style-name="T14">cout</text:span><text:span text:style-name="T21"> </text:span><text:span text:style-name="T6">&lt;&lt;</text:span><text:span text:style-name="T21"> </text:span><text:span text:style-name="T14">commandLine</text:span><text:span text:style-name="T6">.</text:span><text:span text:style-name="T14">getParameter</text:span><text:span text:style-name="T6">( </text:span><text:span text:style-name="T14">2</text:span><text:span text:style-name="T6"> )</text:span><text:span text:style-name="T21"> </text:span><text:span text:style-name="T6">&lt;&lt;</text:span><text:span text:style-name="T21"> </text:span><text:span text:style-name="T14">endl</text:span><text:span text:style-name="T6">;</text:span></text:p>
            <text:p text:style-name="P42"><text:span text:style-name="T50"><text:s text:c="8"/>return</text:span><text:span text:style-name="T10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2">}</text:p>
            <text:p text:style-name="P22"/>
          </table:table-cell>
        </table:table-row>
      </table:table>
      <text:p text:style-name="Standard"><text:soft-page-break/><text:span text:style-name="Máquina_20_de_20_escrever_20_HTML"><text:span text:style-name="T8"/></text:span></text:p>
      <text:p text:style-name="P8">Output:</text:p>
      <text:p text:style-name="P24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24">linux:/home/enzo # ./myapp C++ evolved from C</text:p>
            <text:p text:style-name="P24">evolved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P24"/>
      <text:p text:style-name="Standard"><text:bookmark-start text:name="getParameterAsInteger"/><text:span text:style-name="s5"><text:span text:style-name="T39">int</text:span></text:span><text:span text:style-name="apple-converted-space"><text:span text:style-name="T40"> </text:span></text:span><text:span text:style-name="T40">getParameterAsInteger</text:span><text:span text:style-name="s10"><text:span text:style-name="T39">(</text:span></text:span><text:span text:style-name="apple-converted-space"><text:span text:style-name="T40"> </text:span></text:span><text:span text:style-name="s5"><text:span text:style-name="T39">int</text:span></text:span><text:span text:style-name="apple-converted-space"><text:span text:style-name="T40"> </text:span></text:span><text:span text:style-name="T38">parameterP</text:span><text:span text:style-name="T40">osition</text:span><text:span text:style-name="apple-converted-space"><text:span text:style-name="T40"> </text:span></text:span><text:span text:style-name="s10"><text:span text:style-name="T39">)</text:span></text:span><text:bookmark-end text:name="getParameterAsInteger"/><text:span text:style-name="s10"><text:span text:style-name="T10"> </text:span></text:span><text:a xlink:type="simple" xlink:href="#Members"><text:span text:style-name="s10"><text:span text:style-name="T19"></text:span></text:span></text:a></text:p>
      <text:p text:style-name="P10"><text:span text:style-name="T51">Description:</text:span> <text:span text:style-name="T52">Retrieves the parameter of the specified parameter position on the command line as integer for the current process.</text:span></text:p>
      <text:p text:style-name="P24"/>
      <text:p text:style-name="P11"><text:span text:style-name="T31">Example:</text:span><text:span text:style-name="T7"><text:line-break/></text:span></text:p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1"><text:span text:style-name="Máquina_20_de_20_escrever_20_HTML"><text:span text:style-name="T43">13</text:span></text:span></text:p>
            <text:p text:style-name="P31"><text:span text:style-name="Máquina_20_de_20_escrever_20_HTML"><text:span text:style-name="T43">14</text:span></text:span></text:p>
            <text:p text:style-name="P31"><text:span text:style-name="Máquina_20_de_20_escrever_20_HTML"><text:span text:style-name="T43">15</text:span></text:span></text:p>
            <text:p text:style-name="P31"><text:span text:style-name="Máquina_20_de_20_escrever_20_HTML"><text:span text:style-name="T43">16</text:span></text:span></text:p>
            <text:p text:style-name="P31"><text:span text:style-name="Máquina_20_de_20_escrever_20_HTML"><text:span text:style-name="T43">17</text:span></text:span></text:p>
            <text:p text:style-name="P31"><text:span text:style-name="Máquina_20_de_20_escrever_20_HTML"><text:span text:style-name="T43">18</text:span></text:span></text:p>
            <text:p text:style-name="P31"><text:span text:style-name="Máquina_20_de_20_escrever_20_HTML"><text:span text:style-name="T43">19</text:span></text:span></text:p>
            <text:p text:style-name="P31"><text:span text:style-name="Máquina_20_de_20_escrever_20_HTML"><text:span text:style-name="T43">20</text:span></text:span></text:p>
            <text:p text:style-name="P31"><text:span text:style-name="Máquina_20_de_20_escrever_20_HTML"><text:span text:style-name="T43">21</text:span></text:span></text:p>
            <text:p text:style-name="P31"><text:span text:style-name="Máquina_20_de_20_escrever_20_HTML"><text:span text:style-name="T43">22</text:span></text:span></text:p>
          </table:table-cell>
          <table:table-cell table:style-name="Tabela20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20"><text:span text:style-name="T21"><text:s text:c="8"/></text:span><text:span text:style-name="T14">cout</text:span><text:span text:style-name="T21"> </text:span><text:span text:style-name="T14">&lt;&lt;</text:span><text:span text:style-name="T21"> </text:span><text:span text:style-name="T14">commandLine.getParameterAsInteger</text:span><text:span text:style-name="T6">(</text:span><text:span text:style-name="T14"> 2</text:span><text:span text:style-name="T21"> </text:span><text:span text:style-name="T6">)</text:span><text:span text:style-name="T21"> </text:span><text:span text:style-name="T14">&lt;&lt;</text:span><text:span text:style-name="T21"> </text:span><text:span text:style-name="T14">endl</text:span><text:span text:style-name="T6">;</text:span></text:p>
            <text:p text:style-name="P42"><text:span text:style-name="T50"><text:s text:c="8"/>return</text:span><text:span text:style-name="T10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21" table:style-name="Tabela21">
        <table:table-column table:style-name="Tabela21.A"/>
        <table:table-row table:style-name="Tabela21.1">
          <table:table-cell table:style-name="Tabela21.A1" office:value-type="string">
            <text:p text:style-name="P24">linux:/home/enzo # ./myapp --price 1.99</text:p>
            <text:p text:style-name="P24">1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P24"/>
      <text:p text:style-name="Standard"><text:bookmark-start text:name="getParameterAsFloat"/><text:span text:style-name="s5"><text:span text:style-name="T39">float</text:span></text:span><text:span text:style-name="apple-converted-space"><text:span text:style-name="T40"> </text:span></text:span><text:span text:style-name="T40">getParameterAsFloat</text:span><text:span text:style-name="s10"><text:span text:style-name="T39">(</text:span></text:span><text:span text:style-name="apple-converted-space"><text:span text:style-name="T40"> </text:span></text:span><text:span text:style-name="s5"><text:span text:style-name="T39">int</text:span></text:span><text:span text:style-name="apple-converted-space"><text:span text:style-name="T40"> </text:span></text:span><text:span text:style-name="T38">parameterP</text:span><text:span text:style-name="T40">osition</text:span><text:span text:style-name="apple-converted-space"><text:span text:style-name="T40"> </text:span></text:span><text:span text:style-name="s10"><text:span text:style-name="T39">)</text:span></text:span><text:bookmark-end text:name="getParameterAsFloat"/><text:span text:style-name="s10"><text:span text:style-name="T10"> </text:span></text:span><text:a xlink:type="simple" xlink:href="#Members"><text:span text:style-name="s10"><text:span text:style-name="T19"></text:span></text:span></text:a></text:p>
      <text:p text:style-name="P10"><text:span text:style-name="T51">Description:</text:span> <text:span text:style-name="T52">Retrieves the parameter of the specified parameter position on the command line as float for the current process.</text:span></text:p>
      <text:p text:style-name="P8"/>
      <text:p text:style-name="P11"><text:span text:style-name="T31">Example:</text:span><text:span text:style-name="T7"><text:line-break/></text:span></text:p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7"><text:span text:style-name="Máquina_20_de_20_escrever_20_HTML">14</text:span></text:p>
            <text:p text:style-name="P37"><text:soft-page-break/><text:span text:style-name="Máquina_20_de_20_escrever_20_HTML">15</text:span></text:p>
            <text:p text:style-name="P37"><text:span text:style-name="Máquina_20_de_20_escrever_20_HTML">16</text:span></text:p>
            <text:p text:style-name="P37"><text:span text:style-name="Máquina_20_de_20_escrever_20_HTML">17</text:span></text:p>
            <text:p text:style-name="P37"><text:span text:style-name="Máquina_20_de_20_escrever_20_HTML">18</text:span></text:p>
            <text:p text:style-name="P37"><text:span text:style-name="Máquina_20_de_20_escrever_20_HTML">19</text:span></text:p>
            <text:p text:style-name="P37"><text:span text:style-name="Máquina_20_de_20_escrever_20_HTML">20</text:span></text:p>
            <text:p text:style-name="P37"><text:span text:style-name="Máquina_20_de_20_escrever_20_HTML">21</text:span></text:p>
            <text:p text:style-name="P37"><text:span text:style-name="Máquina_20_de_20_escrever_20_HTML">22</text:span></text:p>
          </table:table-cell>
          <table:table-cell table:style-name="Tabela22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20"><text:soft-page-break/><text:span text:style-name="T21"><text:s text:c="8"/></text:span><text:span text:style-name="T14">cout</text:span><text:span text:style-name="T21"> </text:span><text:span text:style-name="T14">&lt;&lt;</text:span><text:span text:style-name="T21"> </text:span><text:span text:style-name="T14">commandLine.getParameterAsFloat</text:span><text:span text:style-name="T6">(</text:span><text:span text:style-name="T14"> 2</text:span><text:span text:style-name="T21"> </text:span><text:span text:style-name="T6">)</text:span><text:span text:style-name="T21"> </text:span><text:span text:style-name="T14">&lt;&lt;</text:span><text:span text:style-name="T21"> </text:span><text:span text:style-name="T14">endl</text:span><text:span text:style-name="T6">;</text:span></text:p>
            <text:p text:style-name="P42"><text:span text:style-name="T50"><text:s text:c="8"/>return</text:span><text:span text:style-name="T10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23" table:style-name="Tabela23">
        <table:table-column table:style-name="Tabela23.A"/>
        <table:table-row table:style-name="Tabela23.1">
          <table:table-cell table:style-name="Tabela23.A1" office:value-type="string">
            <text:p text:style-name="P24">linux:/home/enzo # ./myapp --price 1.99</text:p>
            <text:p text:style-name="P24">1.99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P24"/>
      <text:p text:style-name="P25"><text:bookmark-start text:name="gotoFirstParameter"/>gotoFirstParameter<text:span text:style-name="s10"><text:span text:style-name="T28">()</text:span></text:span><text:bookmark-end text:name="gotoFirstParameter"/><text:span text:style-name="s10"><text:span text:style-name="T107"> </text:span></text:span><text:a xlink:type="simple" xlink:href="#Members"><text:span text:style-name="s10"><text:span text:style-name="T59"></text:span></text:span></text:a></text:p>
      <text:p text:style-name="P10"><text:span text:style-name="T51">Description:</text:span> <text:span text:style-name="T52">Points to the first parameter on the command line for the current process.</text:span></text:p>
      <text:p text:style-name="Standard"><text:span text:style-name="s2"><text:span text:style-name="T55"/></text:span></text:p>
      <text:p text:style-name="P11"><text:span text:style-name="T31">Example:</text:span><text:span text:style-name="T7"><text:line-break/></text:span></text:p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1"><text:span text:style-name="Máquina_20_de_20_escrever_20_HTML"><text:span text:style-name="T43">14</text:span></text:span></text:p>
            <text:p text:style-name="P31"><text:span text:style-name="Máquina_20_de_20_escrever_20_HTML"><text:span text:style-name="T43">15</text:span></text:span></text:p>
            <text:p text:style-name="P31"><text:span text:style-name="Máquina_20_de_20_escrever_20_HTML"><text:span text:style-name="T43">16</text:span></text:span></text:p>
            <text:p text:style-name="P31"><text:span text:style-name="Máquina_20_de_20_escrever_20_HTML"><text:span text:style-name="T43">17</text:span></text:span></text:p>
            <text:p text:style-name="P31"><text:span text:style-name="Máquina_20_de_20_escrever_20_HTML"><text:span text:style-name="T43">18</text:span></text:span></text:p>
            <text:p text:style-name="P31"><text:span text:style-name="Máquina_20_de_20_escrever_20_HTML"><text:span text:style-name="T43">19</text:span></text:span></text:p>
            <text:p text:style-name="P31"><text:span text:style-name="Máquina_20_de_20_escrever_20_HTML"><text:span text:style-name="T43">20</text:span></text:span></text:p>
            <text:p text:style-name="P31"><text:span text:style-name="Máquina_20_de_20_escrever_20_HTML"><text:span text:style-name="T43">21</text:span></text:span></text:p>
            <text:p text:style-name="P31"><text:span text:style-name="Máquina_20_de_20_escrever_20_HTML"><text:span text:style-name="T43">22</text:span></text:span></text:p>
            <text:p text:style-name="P31"><text:span text:style-name="Máquina_20_de_20_escrever_20_HTML"><text:span text:style-name="T43">23</text:span></text:span></text:p>
            <text:p text:style-name="P31"><text:span text:style-name="Máquina_20_de_20_escrever_20_HTML"><text:span text:style-name="T43">24</text:span></text:span></text:p>
            <text:p text:style-name="P31"><text:span text:style-name="Máquina_20_de_20_escrever_20_HTML"><text:span text:style-name="T43">25</text:span></text:span></text:p>
          </table:table-cell>
          <table:table-cell table:style-name="Tabela24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4"><text:s text:c="8"/><text:span text:style-name="T3">commandLine</text:span><text:span text:style-name="T4">.</text:span><text:span text:style-name="T3">gotoNextParameter</text:span><text:span text:style-name="T4">();</text:span></text:p>
            <text:p text:style-name="P14"><text:s text:c="8"/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CurrentParameter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14"><text:span text:style-name="T14"><text:s text:c="8"/></text:span><text:span text:style-name="T3">commandLine</text:span><text:span text:style-name="T4">.</text:span><text:span text:style-name="T3">gotoFirstParameter</text:span><text:span text:style-name="T4">();</text:span></text:p>
            <text:p text:style-name="P20"><text:span text:style-name="T6"><text:s text:c="8"/></text:span><text:span text:style-name="T14">cout</text:span><text:span text:style-name="T21"> </text:span><text:span text:style-name="T14">&lt;&lt;</text:span><text:span text:style-name="T21"> </text:span><text:span text:style-name="T14">commandLine.getCurrentParameter</text:span><text:span text:style-name="T6">()</text:span><text:span text:style-name="T21"> </text:span><text:span text:style-name="T14">&lt;&lt;</text:span><text:span text:style-name="T21"> </text:span><text:span text:style-name="T14">endl;</text:span></text:p>
            <text:p text:style-name="P42"><text:span text:style-name="T50"><text:s text:c="8"/>return</text:span><text:span text:style-name="T10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25" table:style-name="Tabela25">
        <table:table-column table:style-name="Tabela25.A"/>
        <table:table-row table:style-name="Tabela25.1">
          <table:table-cell table:style-name="Tabela25.A1" office:value-type="string">
            <text:p text:style-name="P24">linux:/home/enzo # ./myapp Principles and Practice using C++</text:p>
            <text:p text:style-name="P24">and</text:p>
            <text:p text:style-name="P24">Principles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Standard"><text:span text:style-name="s2"><text:span text:style-name="T55"/></text:span></text:p>
      <text:p text:style-name="Standard"><text:bookmark-start text:name="gotoNextParameter"/><text:span text:style-name="s5"><text:span text:style-name="T39">bool</text:span></text:span><text:span text:style-name="apple-converted-space"><text:span text:style-name="T40"> </text:span></text:span><text:span text:style-name="T40">gotoNextParameter</text:span><text:span text:style-name="s10"><text:span text:style-name="T39">()</text:span></text:span><text:bookmark-end text:name="gotoNextParameter"/><text:span text:style-name="s10"><text:span text:style-name="T10"> </text:span></text:span><text:a xlink:type="simple" xlink:href="#Members"><text:span text:style-name="s10"><text:span text:style-name="T19"></text:span></text:span></text:a></text:p>
      <text:p text:style-name="P10"><text:span text:style-name="T51">Description:</text:span> <text:span text:style-name="T52">Points to the next parameter on the command line for the current process. Returns false if is at the last parameter.</text:span></text:p>
      <text:p text:style-name="Standard"><text:span text:style-name="s10"><text:span text:style-name="T10"/></text:span></text:p>
      <text:p text:style-name="P11"><text:span text:style-name="T31">Example:</text:span><text:span text:style-name="T7"><text:line-break/></text:span></text:p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oft-page-break/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7"><text:span text:style-name="Máquina_20_de_20_escrever_20_HTML">14</text:span></text:p>
            <text:p text:style-name="P37"><text:span text:style-name="Máquina_20_de_20_escrever_20_HTML">15</text:span></text:p>
            <text:p text:style-name="P37"><text:span text:style-name="Máquina_20_de_20_escrever_20_HTML">16</text:span></text:p>
            <text:p text:style-name="P37"><text:span text:style-name="Máquina_20_de_20_escrever_20_HTML">17</text:span></text:p>
            <text:p text:style-name="P37"><text:span text:style-name="Máquina_20_de_20_escrever_20_HTML">18</text:span></text:p>
            <text:p text:style-name="P37"><text:span text:style-name="Máquina_20_de_20_escrever_20_HTML">19</text:span></text:p>
            <text:p text:style-name="P37"><text:span text:style-name="Máquina_20_de_20_escrever_20_HTML">20</text:span></text:p>
            <text:p text:style-name="P37"><text:span text:style-name="Máquina_20_de_20_escrever_20_HTML">21</text:span></text:p>
            <text:p text:style-name="P37"><text:span text:style-name="Máquina_20_de_20_escrever_20_HTML">22</text:span></text:p>
            <text:p text:style-name="P37"><text:span text:style-name="Máquina_20_de_20_escrever_20_HTML">23</text:span></text:p>
            <text:p text:style-name="P37"><text:span text:style-name="Máquina_20_de_20_escrever_20_HTML">24</text:span></text:p>
          </table:table-cell>
          <table:table-cell table:style-name="Tabela26.B1" office:value-type="string">
            <text:p text:style-name="P40">#include &lt;CommandLine.h&gt;</text:p>
            <text:p text:style-name="P40"/>
            <text:p text:style-name="P40"><text:soft-page-break/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4"><text:span text:style-name="T21"><text:s text:c="8"/></text:span><text:span text:style-name="T48">do</text:span></text:p>
            <text:p text:style-name="P14"><text:span text:style-name="T21"><text:s text:c="12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CurrentParameter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20"><text:span text:style-name="T23"><text:s text:c="8"/></text:span><text:span text:style-name="T49">while</text:span><text:span text:style-name="T6">(</text:span><text:span text:style-name="T23"> </text:span><text:span text:style-name="T14">commandLine.gotoNextParameter</text:span><text:span text:style-name="T6">()</text:span><text:span text:style-name="T23"> </text:span><text:span text:style-name="T6">);</text:span></text:p>
            <text:p text:style-name="P47"><text:span text:style-name="T69"><text:s text:c="8"/>return</text:span><text:span text:style-name="T9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27" table:style-name="Tabela27">
        <table:table-column table:style-name="Tabela27.A"/>
        <table:table-row table:style-name="Tabela27.1">
          <table:table-cell table:style-name="Tabela27.A1" office:value-type="string">
            <text:p text:style-name="P24">linux:/home/enzo # ./myapp GCC the GNU Compiler Collection</text:p>
            <text:p text:style-name="P24">GCC</text:p>
            <text:p text:style-name="P24">the</text:p>
            <text:p text:style-name="P24">GNU</text:p>
            <text:p text:style-name="P24">Compiler</text:p>
            <text:p text:style-name="P24">Collection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Standard"><text:span text:style-name="s10"><text:span text:style-name="T10"/></text:span></text:p>
      <text:p text:style-name="Standard"><text:bookmark-start text:name="getCurrentPosition"/><text:span text:style-name="s5"><text:span text:style-name="T39">int</text:span></text:span><text:span text:style-name="apple-converted-space"><text:span text:style-name="T40"> </text:span></text:span><text:span text:style-name="T40">getCurrentPosition</text:span><text:span text:style-name="s10"><text:span text:style-name="T39">()</text:span></text:span><text:bookmark-end text:name="getCurrentPosition"/><text:span text:style-name="s10"><text:span text:style-name="T10"> </text:span></text:span><text:a xlink:type="simple" xlink:href="#Members"><text:span text:style-name="s10"><text:span text:style-name="T19"></text:span></text:span></text:a></text:p>
      <text:p text:style-name="P8"><text:span text:style-name="T27">Description:</text:span> Retrieves the current position parameter on the command line for the current process.</text:p>
      <text:p text:style-name="Standard"><text:span text:style-name="s10"><text:span text:style-name="T10"/></text:span></text:p>
      <text:p text:style-name="P11"><text:span text:style-name="T31">Example:</text:span><text:span text:style-name="T7"><text:line-break/></text:span></text:p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7"><text:span text:style-name="Máquina_20_de_20_escrever_20_HTML">14</text:span></text:p>
            <text:p text:style-name="P37"><text:span text:style-name="Máquina_20_de_20_escrever_20_HTML">15</text:span></text:p>
            <text:p text:style-name="P37"><text:span text:style-name="Máquina_20_de_20_escrever_20_HTML">16</text:span></text:p>
            <text:p text:style-name="P37"><text:span text:style-name="Máquina_20_de_20_escrever_20_HTML">17</text:span></text:p>
            <text:p text:style-name="P37"><text:span text:style-name="Máquina_20_de_20_escrever_20_HTML">18</text:span></text:p>
            <text:p text:style-name="P37"><text:span text:style-name="Máquina_20_de_20_escrever_20_HTML">19</text:span></text:p>
            <text:p text:style-name="P37"><text:span text:style-name="Máquina_20_de_20_escrever_20_HTML">20</text:span></text:p>
            <text:p text:style-name="P37"><text:span text:style-name="Máquina_20_de_20_escrever_20_HTML">21</text:span></text:p>
            <text:p text:style-name="P37"><text:span text:style-name="Máquina_20_de_20_escrever_20_HTML">22</text:span></text:p>
            <text:p text:style-name="P37"><text:span text:style-name="Máquina_20_de_20_escrever_20_HTML">23</text:span></text:p>
            <text:p text:style-name="P37"><text:span text:style-name="Máquina_20_de_20_escrever_20_HTML">24</text:span></text:p>
          </table:table-cell>
          <table:table-cell table:style-name="Tabela28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4"><text:span text:style-name="T21"><text:s text:c="8"/></text:span><text:span text:style-name="T48">do</text:span></text:p>
            <text:p text:style-name="P14"><text:span text:style-name="T21"><text:s text:c="12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16">getCurrentPosition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20"><text:span text:style-name="T23"><text:s text:c="8"/></text:span><text:span text:style-name="T49">while</text:span><text:span text:style-name="T6">(</text:span><text:span text:style-name="T23"> </text:span><text:span text:style-name="T14">commandLine.gotoNextParameter</text:span><text:span text:style-name="T6">()</text:span><text:span text:style-name="T23"> </text:span><text:span text:style-name="T6">);</text:span></text:p>
            <text:p text:style-name="P47"><text:span text:style-name="T69"><text:s text:c="8"/>return</text:span><text:span text:style-name="T9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3">}</text:p>
            <text:p text:style-name="P23"/>
          </table:table-cell>
        </table:table-row>
      </table:table>
      <text:p text:style-name="Standard"><text:soft-page-break/><text:span text:style-name="Máquina_20_de_20_escrever_20_HTML"><text:span text:style-name="T8"/></text:span></text:p>
      <text:p text:style-name="P8">Output:</text:p>
      <text:p text:style-name="P24"/>
      <table:table table:name="Tabela29" table:style-name="Tabela29">
        <table:table-column table:style-name="Tabela29.A"/>
        <table:table-row table:style-name="Tabela29.1">
          <table:table-cell table:style-name="Tabela29.A1" office:value-type="string">
            <text:p text:style-name="P24">linux:/home/enzo # ./myapp Principles and Practice using C++</text:p>
            <text:p text:style-name="P24">1</text:p>
            <text:p text:style-name="P24">2</text:p>
            <text:p text:style-name="P24">3</text:p>
            <text:p text:style-name="P24">4</text:p>
            <text:p text:style-name="P24">5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Standard"><text:span text:style-name="s10"><text:span text:style-name="T10"/></text:span></text:p>
      <text:p text:style-name="P16"><text:bookmark-start text:name="getCurrentParameter"/><text:span text:style-name="T3">string</text:span><text:span text:style-name="apple-converted-space"><text:span text:style-name="T20"> </text:span></text:span><text:span text:style-name="T3">getCurrentParameter</text:span><text:span text:style-name="s10"><text:span text:style-name="T4">()</text:span></text:span><text:bookmark-end text:name="getCurrentParameter"/><text:span text:style-name="s10"><text:span text:style-name="T4"> </text:span></text:span><text:a xlink:type="simple" xlink:href="#Members"><text:span text:style-name="s10"><text:span text:style-name="T18"></text:span></text:span></text:a></text:p>
      <text:p text:style-name="P10"><text:span text:style-name="T51">Description:</text:span> <text:span text:style-name="T52">Retrieves the current parameter on the command line for the current process.</text:span></text:p>
      <text:p text:style-name="P24"/>
      <text:p text:style-name="P11"><text:span text:style-name="T31">Example:</text:span><text:span text:style-name="T7"><text:line-break/></text:span></text:p>
      <table:table table:name="Tabela30" table:style-name="Tabela30">
        <table:table-column table:style-name="Tabela30.A"/>
        <table:table-column table:style-name="Tabela30.B"/>
        <table:table-row table:style-name="Tabela30.1">
          <table:table-cell table:style-name="Tabela30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7"><text:span text:style-name="Máquina_20_de_20_escrever_20_HTML">14</text:span></text:p>
            <text:p text:style-name="P37"><text:span text:style-name="Máquina_20_de_20_escrever_20_HTML">15</text:span></text:p>
            <text:p text:style-name="P37"><text:span text:style-name="Máquina_20_de_20_escrever_20_HTML">16</text:span></text:p>
            <text:p text:style-name="P37"><text:span text:style-name="Máquina_20_de_20_escrever_20_HTML">17</text:span></text:p>
            <text:p text:style-name="P37"><text:span text:style-name="Máquina_20_de_20_escrever_20_HTML">18</text:span></text:p>
            <text:p text:style-name="P37"><text:span text:style-name="Máquina_20_de_20_escrever_20_HTML">19</text:span></text:p>
            <text:p text:style-name="P37"><text:span text:style-name="Máquina_20_de_20_escrever_20_HTML">20</text:span></text:p>
            <text:p text:style-name="P37"><text:span text:style-name="Máquina_20_de_20_escrever_20_HTML">21</text:span></text:p>
            <text:p text:style-name="P37"><text:span text:style-name="Máquina_20_de_20_escrever_20_HTML">22</text:span></text:p>
            <text:p text:style-name="P37"><text:span text:style-name="Máquina_20_de_20_escrever_20_HTML">23</text:span></text:p>
            <text:p text:style-name="P37"><text:span text:style-name="Máquina_20_de_20_escrever_20_HTML">24</text:span></text:p>
          </table:table-cell>
          <table:table-cell table:style-name="Tabela30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4"><text:span text:style-name="T21"><text:s text:c="8"/></text:span><text:span text:style-name="T48">do</text:span></text:p>
            <text:p text:style-name="P14"><text:span text:style-name="T21"><text:s text:c="12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CurrentParameter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20"><text:span text:style-name="T23"><text:s text:c="8"/></text:span><text:span text:style-name="T49">while</text:span><text:span text:style-name="T6">(</text:span><text:span text:style-name="T23"> </text:span><text:span text:style-name="T14">commandLine.gotoNextParameter</text:span><text:span text:style-name="T6">()</text:span><text:span text:style-name="T23"> </text:span><text:span text:style-name="T6">);</text:span></text:p>
            <text:p text:style-name="P47"><text:span text:style-name="T69"><text:s text:c="8"/>return</text:span><text:span text:style-name="T9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31" table:style-name="Tabela31">
        <table:table-column table:style-name="Tabela31.A"/>
        <table:table-row table:style-name="Tabela31.1">
          <table:table-cell table:style-name="Tabela31.A1" office:value-type="string">
            <text:p text:style-name="P24">linux:/home/enzo # ./myapp Principles and Practice using C++</text:p>
            <text:p text:style-name="P24">Principles</text:p>
            <text:p text:style-name="P24">and</text:p>
            <text:p text:style-name="P24">Practice</text:p>
            <text:p text:style-name="P24">using</text:p>
            <text:p text:style-name="P24">C++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P13"><text:span text:style-name="T3"><text:line-break/></text:span><text:bookmark-start text:name="getCurrentParameterAsInteger"/><text:span text:style-name="s5"><text:span text:style-name="T30">int</text:span></text:span><text:span text:style-name="apple-converted-space"><text:span text:style-name="T53"> </text:span></text:span><text:span text:style-name="T53">getCurrentParameterAsInteger</text:span><text:span text:style-name="s10"><text:span text:style-name="T30">()</text:span></text:span><text:bookmark-end text:name="getCurrentParameterAsInteger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rieves the current parameter on the command line as integer for the current process.</text:p>
      <text:p text:style-name="P11"><text:span text:style-name="T31">Example:</text:span><text:span text:style-name="T7"><text:line-break/></text:span></text:p>
      <table:table table:name="Tabela32" table:style-name="Tabela32">
        <table:table-column table:style-name="Tabela32.A"/>
        <table:table-column table:style-name="Tabela32.B"/>
        <table:table-row table:style-name="Tabela32.1">
          <table:table-cell table:style-name="Tabela32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oft-page-break/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7"><text:span text:style-name="Máquina_20_de_20_escrever_20_HTML">14</text:span></text:p>
            <text:p text:style-name="P37"><text:span text:style-name="Máquina_20_de_20_escrever_20_HTML">15</text:span></text:p>
            <text:p text:style-name="P37"><text:span text:style-name="Máquina_20_de_20_escrever_20_HTML">16</text:span></text:p>
            <text:p text:style-name="P37"><text:span text:style-name="Máquina_20_de_20_escrever_20_HTML">17</text:span></text:p>
            <text:p text:style-name="P37"><text:span text:style-name="Máquina_20_de_20_escrever_20_HTML">18</text:span></text:p>
            <text:p text:style-name="P37"><text:span text:style-name="Máquina_20_de_20_escrever_20_HTML">19</text:span></text:p>
            <text:p text:style-name="P37"><text:span text:style-name="Máquina_20_de_20_escrever_20_HTML">20</text:span></text:p>
            <text:p text:style-name="P37"><text:span text:style-name="Máquina_20_de_20_escrever_20_HTML">21</text:span></text:p>
            <text:p text:style-name="P37"><text:span text:style-name="Máquina_20_de_20_escrever_20_HTML">22</text:span></text:p>
          </table:table-cell>
          <table:table-cell table:style-name="Tabela32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oft-page-break/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4"><text:span text:style-name="T21"><text:s text:c="8"/></text:span><text:span text:style-name="T14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16">getCurrentParameterAsInteger</text:span><text:span text:style-name="T4">()</text:span><text:span text:style-name="T16"> &lt;&lt;</text:span><text:span text:style-name="T25"> </text:span><text:span text:style-name="T16">endl;</text:span><text:span text:style-name="T4"><text:line-break/></text:span><text:span text:style-name="T72"> <text:s text:c="7"/>return</text:span><text:span text:style-name="T90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33" table:style-name="Tabela33">
        <table:table-column table:style-name="Tabela33.A"/>
        <table:table-row table:style-name="Tabela33.1">
          <table:table-cell table:style-name="Tabela33.A1" office:value-type="string">
            <text:p text:style-name="P24">linux:/home/enzo # ./myapp 1.99 cents</text:p>
            <text:p text:style-name="P24">1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P13"><text:span text:style-name="T3"><text:line-break/></text:span><text:bookmark-start text:name="getCurrentParameterAsFloat"/><text:span text:style-name="s5"><text:span text:style-name="T30">float</text:span></text:span><text:span text:style-name="apple-converted-space"><text:span text:style-name="T53"> </text:span></text:span><text:span text:style-name="T53">getCurrentParameterAsFloat</text:span><text:span text:style-name="s10"><text:span text:style-name="T30">()</text:span></text:span><text:bookmark-end text:name="getCurrentParameterAsFloat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rieves the current parameter on the command line as float for the current process.</text:p>
      <text:p text:style-name="P24"/>
      <text:p text:style-name="P11"><text:span text:style-name="T31">Example:</text:span><text:span text:style-name="T7"><text:line-break/></text:span></text:p>
      <table:table table:name="Tabela34" table:style-name="Tabela34">
        <table:table-column table:style-name="Tabela34.A"/>
        <table:table-column table:style-name="Tabela34.B"/>
        <table:table-row table:style-name="Tabela34.1">
          <table:table-cell table:style-name="Tabela34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7"><text:span text:style-name="Máquina_20_de_20_escrever_20_HTML">14</text:span></text:p>
            <text:p text:style-name="P37"><text:span text:style-name="Máquina_20_de_20_escrever_20_HTML">15</text:span></text:p>
            <text:p text:style-name="P37"><text:span text:style-name="Máquina_20_de_20_escrever_20_HTML">16</text:span></text:p>
            <text:p text:style-name="P37"><text:span text:style-name="Máquina_20_de_20_escrever_20_HTML">17</text:span></text:p>
            <text:p text:style-name="P37"><text:span text:style-name="Máquina_20_de_20_escrever_20_HTML">18</text:span></text:p>
            <text:p text:style-name="P37"><text:span text:style-name="Máquina_20_de_20_escrever_20_HTML">19</text:span></text:p>
            <text:p text:style-name="P37"><text:span text:style-name="Máquina_20_de_20_escrever_20_HTML">20</text:span></text:p>
            <text:p text:style-name="P37"><text:span text:style-name="Máquina_20_de_20_escrever_20_HTML">21</text:span></text:p>
            <text:p text:style-name="P37"><text:span text:style-name="Máquina_20_de_20_escrever_20_HTML">22</text:span></text:p>
          </table:table-cell>
          <table:table-cell table:style-name="Tabela34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4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16">getCurrentParameterAsFloat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7"><text:span text:style-name="T69"><text:s text:c="8"/>return</text:span><text:span text:style-name="T9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35" table:style-name="Tabela35">
        <table:table-column table:style-name="Tabela35.A"/>
        <table:table-row table:style-name="Tabela35.1">
          <table:table-cell table:style-name="Tabela35.A1" office:value-type="string">
            <text:p text:style-name="P24">linux:/home/enzo # ./myapp 1.99 cents</text:p>
            <text:p text:style-name="P24">1.99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P24"/>
      <text:p text:style-name="P13"><text:bookmark-start text:name="getFirstParameter"/><text:span text:style-name="s5"><text:span text:style-name="T15">string</text:span></text:span><text:span text:style-name="apple-converted-space"><text:span text:style-name="T53"> getFirstParameter</text:span></text:span><text:span text:style-name="s10"><text:span text:style-name="T30">()</text:span></text:span><text:bookmark-end text:name="getFirstParameter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rieves the first parameter on the command line for the current process.</text:p>
      <text:p text:style-name="P24"/>
      <text:p text:style-name="P11"><text:span text:style-name="T31">Example:</text:span><text:span text:style-name="T7"><text:line-break/></text:span></text:p>
      <table:table table:name="Tabela59" table:style-name="Tabela59">
        <table:table-column table:style-name="Tabela59.A"/>
        <table:table-column table:style-name="Tabela59.B"/>
        <table:table-row table:style-name="Tabela59.1">
          <table:table-cell table:style-name="Tabela59.A1" office:value-type="string">
            <text:p text:style-name="P31"><text:span text:style-name="Máquina_20_de_20_escrever_20_HTML"><text:span text:style-name="T43">1</text:span></text:span></text:p>
            <text:p text:style-name="P31"><text:soft-page-break/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7"><text:span text:style-name="Máquina_20_de_20_escrever_20_HTML">14</text:span></text:p>
            <text:p text:style-name="P37"><text:span text:style-name="Máquina_20_de_20_escrever_20_HTML">15</text:span></text:p>
            <text:p text:style-name="P37"><text:span text:style-name="Máquina_20_de_20_escrever_20_HTML">16</text:span></text:p>
            <text:p text:style-name="P37"><text:span text:style-name="Máquina_20_de_20_escrever_20_HTML">17</text:span></text:p>
            <text:p text:style-name="P37"><text:span text:style-name="Máquina_20_de_20_escrever_20_HTML">18</text:span></text:p>
            <text:p text:style-name="P37"><text:span text:style-name="Máquina_20_de_20_escrever_20_HTML">19</text:span></text:p>
            <text:p text:style-name="P37"><text:span text:style-name="Máquina_20_de_20_escrever_20_HTML">20</text:span></text:p>
            <text:p text:style-name="P37"><text:span text:style-name="Máquina_20_de_20_escrever_20_HTML">21</text:span></text:p>
            <text:p text:style-name="P37"><text:span text:style-name="Máquina_20_de_20_escrever_20_HTML">22</text:span></text:p>
          </table:table-cell>
          <table:table-cell table:style-name="Tabela59.B1" office:value-type="string">
            <text:p text:style-name="P40">#include &lt;CommandLine.h&gt;</text:p>
            <text:p text:style-name="P40"><text:soft-page-break/></text:p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;</text:span></text:p>
            <text:p text:style-name="P14"><text:span text:style-name="T16"><text:s text:c="8"/>cout</text:span><text:span text:style-name="T25"> </text:span><text:span text:style-name="T16">&lt;&lt;</text:span><text:span text:style-name="T25"> </text:span><text:span text:style-name="T16">commandLine.getFirstParameter</text:span><text:span text:style-name="T4">()</text:span><text:span text:style-name="T25"> </text:span><text:span text:style-name="T16">&lt;&lt;</text:span><text:span text:style-name="T25"> </text:span><text:span text:style-name="T16">endl;</text:span></text:p>
            <text:p text:style-name="P48"><text:span text:style-name="T70"><text:s text:c="8"/>return</text:span><text:span text:style-name="T9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60" table:style-name="Tabela60">
        <table:table-column table:style-name="Tabela60.A"/>
        <table:table-row table:style-name="Tabela60.1">
          <table:table-cell table:style-name="Tabela60.A1" office:value-type="string">
            <text:p text:style-name="P24">linux:/home/enzo # ./myapp C++ Development Environment</text:p>
            <text:p text:style-name="P24">C++</text:p>
          </table:table-cell>
        </table:table-row>
      </table:table>
      <text:p text:style-name="P15"><text:span text:style-name="Máquina_20_de_20_escrever_20_HTML"><text:span text:style-name="T44">_____________________________________________________________________</text:span></text:span></text:p>
      <text:p text:style-name="P13"><text:span text:style-name="s5"><text:span text:style-name="T15"/></text:span></text:p>
      <text:p text:style-name="P13"><text:bookmark-start text:name="getFirstParameterAsInteger"/><text:span text:style-name="s5"><text:span text:style-name="T15">string</text:span></text:span><text:span text:style-name="apple-converted-space"><text:span text:style-name="T53"> getFirstParameterAsInteger</text:span></text:span><text:span text:style-name="s10"><text:span text:style-name="T30">()</text:span></text:span><text:bookmark-end text:name="getFirstParameterAsInteger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rieves the first parameter on the command line as integer for the current process.</text:p>
      <text:p text:style-name="P24"/>
      <text:p text:style-name="P11"><text:span text:style-name="T31">Example:</text:span><text:span text:style-name="T7"><text:line-break/></text:span></text:p>
      <table:table table:name="Tabela61" table:style-name="Tabela61">
        <table:table-column table:style-name="Tabela61.A"/>
        <table:table-column table:style-name="Tabela61.B"/>
        <table:table-row table:style-name="Tabela61.1">
          <table:table-cell table:style-name="Tabela61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7"><text:span text:style-name="Máquina_20_de_20_escrever_20_HTML">14</text:span></text:p>
            <text:p text:style-name="P37"><text:span text:style-name="Máquina_20_de_20_escrever_20_HTML">15</text:span></text:p>
            <text:p text:style-name="P37"><text:span text:style-name="Máquina_20_de_20_escrever_20_HTML">16</text:span></text:p>
            <text:p text:style-name="P37"><text:span text:style-name="Máquina_20_de_20_escrever_20_HTML">17</text:span></text:p>
            <text:p text:style-name="P37"><text:span text:style-name="Máquina_20_de_20_escrever_20_HTML">18</text:span></text:p>
            <text:p text:style-name="P37"><text:span text:style-name="Máquina_20_de_20_escrever_20_HTML">19</text:span></text:p>
            <text:p text:style-name="P37"><text:span text:style-name="Máquina_20_de_20_escrever_20_HTML">20</text:span></text:p>
            <text:p text:style-name="P37"><text:span text:style-name="Máquina_20_de_20_escrever_20_HTML">21</text:span></text:p>
            <text:p text:style-name="P37"><text:span text:style-name="Máquina_20_de_20_escrever_20_HTML">22</text:span></text:p>
          </table:table-cell>
          <table:table-cell table:style-name="Tabela61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4"><text:span text:style-name="T26"><text:s text:c="8"/></text:span><text:span text:style-name="T16">cout</text:span><text:span text:style-name="T25"> </text:span><text:span text:style-name="T16">&lt;&lt;</text:span><text:span text:style-name="T25"> </text:span><text:span text:style-name="T16">commandLine.getFirstParameterAsInteger</text:span><text:span text:style-name="T4">()</text:span><text:span text:style-name="T25"> </text:span><text:span text:style-name="T16">&lt;&lt;</text:span><text:span text:style-name="T25"> </text:span><text:span text:style-name="T16">endl;</text:span></text:p>
            <text:p text:style-name="P48"><text:span text:style-name="T70"><text:s text:c="8"/>return</text:span><text:span text:style-name="T9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62" table:style-name="Tabela62">
        <table:table-column table:style-name="Tabela62.A"/>
        <table:table-row table:style-name="Tabela62.1">
          <table:table-cell table:style-name="Tabela62.A1" office:value-type="string">
            <text:p text:style-name="P24">linux:/home/enzo # ./myapp 1.99 cents</text:p>
            <text:p text:style-name="P24">1</text:p>
          </table:table-cell>
        </table:table-row>
      </table:table>
      <text:p text:style-name="P13"><text:span text:style-name="Máquina_20_de_20_escrever_20_HTML"><text:span text:style-name="T44">_____________________________________________________________________</text:span></text:span><text:span text:style-name="T3"><text:line-break/></text:span></text:p>
      <text:p text:style-name="P13"><text:bookmark-start text:name="getFirstParameterAsFloat"/><text:soft-page-break/><text:span text:style-name="s5"><text:span text:style-name="T15">string</text:span></text:span><text:span text:style-name="apple-converted-space"><text:span text:style-name="T53"> getFirstParameterAsFloat</text:span></text:span><text:span text:style-name="s10"><text:span text:style-name="T30">()</text:span></text:span><text:bookmark-end text:name="getFirstParameterAsFloat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rieves the first parameter on the command line as float for the current process.</text:p>
      <text:p text:style-name="P24"/>
      <text:p text:style-name="P11"><text:span text:style-name="T31">Example:</text:span><text:span text:style-name="T7"><text:line-break/></text:span></text:p>
      <table:table table:name="Tabela63" table:style-name="Tabela63">
        <table:table-column table:style-name="Tabela63.A"/>
        <table:table-column table:style-name="Tabela63.B"/>
        <table:table-row table:style-name="Tabela63.1">
          <table:table-cell table:style-name="Tabela63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7"><text:span text:style-name="Máquina_20_de_20_escrever_20_HTML">14</text:span></text:p>
            <text:p text:style-name="P37"><text:span text:style-name="Máquina_20_de_20_escrever_20_HTML">15</text:span></text:p>
            <text:p text:style-name="P37"><text:span text:style-name="Máquina_20_de_20_escrever_20_HTML">16</text:span></text:p>
            <text:p text:style-name="P37"><text:span text:style-name="Máquina_20_de_20_escrever_20_HTML">17</text:span></text:p>
            <text:p text:style-name="P37"><text:span text:style-name="Máquina_20_de_20_escrever_20_HTML">18</text:span></text:p>
            <text:p text:style-name="P37"><text:span text:style-name="Máquina_20_de_20_escrever_20_HTML">19</text:span></text:p>
            <text:p text:style-name="P37"><text:span text:style-name="Máquina_20_de_20_escrever_20_HTML">20</text:span></text:p>
            <text:p text:style-name="P37"><text:span text:style-name="Máquina_20_de_20_escrever_20_HTML">21</text:span></text:p>
            <text:p text:style-name="P37"><text:span text:style-name="Máquina_20_de_20_escrever_20_HTML">22</text:span></text:p>
          </table:table-cell>
          <table:table-cell table:style-name="Tabela63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4"><text:span text:style-name="T26"><text:s text:c="8"/></text:span><text:span text:style-name="T16">cout</text:span><text:span text:style-name="T25"> </text:span><text:span text:style-name="T16">&lt;&lt;</text:span><text:span text:style-name="T25"> </text:span><text:span text:style-name="T16">commandLine.getFirstParameterAsFloat</text:span><text:span text:style-name="T4">()</text:span><text:span text:style-name="T25"> </text:span><text:span text:style-name="T16">&lt;&lt;</text:span><text:span text:style-name="T25"> </text:span><text:span text:style-name="T16">endl;</text:span></text:p>
            <text:p text:style-name="P48"><text:span text:style-name="T70"><text:s text:c="8"/>return</text:span><text:span text:style-name="T9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3">}</text:p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64" table:style-name="Tabela64">
        <table:table-column table:style-name="Tabela64.A"/>
        <table:table-row table:style-name="Tabela64.1">
          <table:table-cell table:style-name="Tabela64.A1" office:value-type="string">
            <text:p text:style-name="P24">linux:/home/enzo # ./myapp 1.99 cents</text:p>
            <text:p text:style-name="P24">1.99</text:p>
          </table:table-cell>
        </table:table-row>
      </table:table>
      <text:p text:style-name="P13"><text:span text:style-name="Máquina_20_de_20_escrever_20_HTML"><text:span text:style-name="T44">_____________________________________________________________________</text:span></text:span><text:span text:style-name="T3"><text:line-break/></text:span></text:p>
      <text:p text:style-name="P13"><text:bookmark-start text:name="getLastParameter"/><text:span text:style-name="s5"><text:span text:style-name="T15">string</text:span></text:span><text:span text:style-name="apple-converted-space"><text:span text:style-name="T53"> getLastParameter</text:span></text:span><text:span text:style-name="s10"><text:span text:style-name="T30">()</text:span></text:span><text:bookmark-end text:name="getLastParameter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rieves the last parameter on the command line for the current process.</text:p>
      <text:p text:style-name="P24"/>
      <text:p text:style-name="P11"><text:span text:style-name="T31">Example:</text:span><text:span text:style-name="T7"><text:line-break/></text:span></text:p>
      <table:table table:name="Tabela65" table:style-name="Tabela65">
        <table:table-column table:style-name="Tabela65.A"/>
        <table:table-column table:style-name="Tabela65.B"/>
        <table:table-row table:style-name="Tabela65.1">
          <table:table-cell table:style-name="Tabela65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7"><text:span text:style-name="Máquina_20_de_20_escrever_20_HTML">14</text:span></text:p>
            <text:p text:style-name="P37"><text:span text:style-name="Máquina_20_de_20_escrever_20_HTML">15</text:span></text:p>
            <text:p text:style-name="P37"><text:span text:style-name="Máquina_20_de_20_escrever_20_HTML">16</text:span></text:p>
            <text:p text:style-name="P37"><text:span text:style-name="Máquina_20_de_20_escrever_20_HTML">17</text:span></text:p>
            <text:p text:style-name="P37"><text:span text:style-name="Máquina_20_de_20_escrever_20_HTML">18</text:span></text:p>
            <text:p text:style-name="P37"><text:span text:style-name="Máquina_20_de_20_escrever_20_HTML">19</text:span></text:p>
            <text:p text:style-name="P37"><text:span text:style-name="Máquina_20_de_20_escrever_20_HTML">20</text:span></text:p>
            <text:p text:style-name="P37"><text:span text:style-name="Máquina_20_de_20_escrever_20_HTML">21</text:span></text:p>
            <text:p text:style-name="P37"><text:span text:style-name="Máquina_20_de_20_escrever_20_HTML">22</text:span></text:p>
          </table:table-cell>
          <table:table-cell table:style-name="Tabela65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4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LastParameter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8"><text:span text:style-name="T70"><text:s text:c="8"/>return</text:span><text:span text:style-name="T9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<text:soft-page-break/>Output:</text:p>
      <text:p text:style-name="P24"/>
      <table:table table:name="Tabela66" table:style-name="Tabela66">
        <table:table-column table:style-name="Tabela66.A"/>
        <table:table-row table:style-name="Tabela66.1">
          <table:table-cell table:style-name="Tabela66.A1" office:value-type="string">
            <text:p text:style-name="P24">linux:/home/enzo # ./myapp The C++ Standard Library</text:p>
            <text:p text:style-name="P24">Library</text:p>
          </table:table-cell>
        </table:table-row>
      </table:table>
      <text:p text:style-name="P13"><text:span text:style-name="Máquina_20_de_20_escrever_20_HTML"><text:span text:style-name="T44">_____________________________________________________________________</text:span></text:span></text:p>
      <text:p text:style-name="P24"/>
      <text:p text:style-name="P13"><text:bookmark-start text:name="getLastParameterAsInteger"/><text:span text:style-name="s5"><text:span text:style-name="T15">string</text:span></text:span><text:span text:style-name="apple-converted-space"><text:span text:style-name="T53"> getLastParameterAsInteger</text:span></text:span><text:span text:style-name="s10"><text:span text:style-name="T30">()</text:span></text:span><text:bookmark-end text:name="getLastParameterAsInteger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rieves the last parameter on the command line as integer for the current process.</text:p>
      <text:p text:style-name="P24"/>
      <text:p text:style-name="P11"><text:span text:style-name="T31">Example:</text:span><text:span text:style-name="T7"><text:line-break/></text:span></text:p>
      <table:table table:name="Tabela67" table:style-name="Tabela67">
        <table:table-column table:style-name="Tabela67.A"/>
        <table:table-column table:style-name="Tabela67.B"/>
        <table:table-row table:style-name="Tabela67.1">
          <table:table-cell table:style-name="Tabela67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7"><text:span text:style-name="Máquina_20_de_20_escrever_20_HTML">14</text:span></text:p>
            <text:p text:style-name="P37"><text:span text:style-name="Máquina_20_de_20_escrever_20_HTML">15</text:span></text:p>
            <text:p text:style-name="P37"><text:span text:style-name="Máquina_20_de_20_escrever_20_HTML">16</text:span></text:p>
            <text:p text:style-name="P37"><text:span text:style-name="Máquina_20_de_20_escrever_20_HTML">17</text:span></text:p>
            <text:p text:style-name="P37"><text:span text:style-name="Máquina_20_de_20_escrever_20_HTML">18</text:span></text:p>
            <text:p text:style-name="P37"><text:span text:style-name="Máquina_20_de_20_escrever_20_HTML">19</text:span></text:p>
            <text:p text:style-name="P37"><text:span text:style-name="Máquina_20_de_20_escrever_20_HTML">20</text:span></text:p>
            <text:p text:style-name="P37"><text:span text:style-name="Máquina_20_de_20_escrever_20_HTML">21</text:span></text:p>
            <text:p text:style-name="P37"><text:span text:style-name="Máquina_20_de_20_escrever_20_HTML">22</text:span></text:p>
          </table:table-cell>
          <table:table-cell table:style-name="Tabela67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4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LastParameterAsInteger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8"><text:span text:style-name="T70"><text:s text:c="8"/>return</text:span><text:span text:style-name="T9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68" table:style-name="Tabela68">
        <table:table-column table:style-name="Tabela68.A"/>
        <table:table-row table:style-name="Tabela68.1">
          <table:table-cell table:style-name="Tabela68.A1" office:value-type="string">
            <text:p text:style-name="P24">linux:/home/enzo # ./myapp Book price = 49.99</text:p>
            <text:p text:style-name="P24">49</text:p>
          </table:table-cell>
        </table:table-row>
      </table:table>
      <text:p text:style-name="P13"><text:span text:style-name="Máquina_20_de_20_escrever_20_HTML"><text:span text:style-name="T44">_____________________________________________________________________</text:span></text:span></text:p>
      <text:p text:style-name="P24"/>
      <text:p text:style-name="P13"><text:bookmark-start text:name="getLastParameterAsFloat"/><text:span text:style-name="s5"><text:span text:style-name="T15">string</text:span></text:span><text:span text:style-name="apple-converted-space"><text:span text:style-name="T53"> getLastParameterAsFloat</text:span></text:span><text:span text:style-name="s10"><text:span text:style-name="T30">()</text:span></text:span><text:bookmark-end text:name="getLastParameterAsFloat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rieves the last parameter on the command line as float for the current process.</text:p>
      <text:p text:style-name="P24"/>
      <text:p text:style-name="P11"><text:span text:style-name="T31">Example:</text:span><text:span text:style-name="T7"><text:line-break/></text:span></text:p>
      <table:table table:name="Tabela69" table:style-name="Tabela69">
        <table:table-column table:style-name="Tabela69.A"/>
        <table:table-column table:style-name="Tabela69.B"/>
        <table:table-row table:style-name="Tabela69.1">
          <table:table-cell table:style-name="Tabela69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7"><text:span text:style-name="Máquina_20_de_20_escrever_20_HTML">14</text:span></text:p>
            <text:p text:style-name="P37"><text:span text:style-name="Máquina_20_de_20_escrever_20_HTML">15</text:span></text:p>
            <text:p text:style-name="P37"><text:span text:style-name="Máquina_20_de_20_escrever_20_HTML">16</text:span></text:p>
            <text:p text:style-name="P37"><text:span text:style-name="Máquina_20_de_20_escrever_20_HTML">17</text:span></text:p>
            <text:p text:style-name="P37"><text:soft-page-break/><text:span text:style-name="Máquina_20_de_20_escrever_20_HTML">18</text:span></text:p>
            <text:p text:style-name="P37"><text:span text:style-name="Máquina_20_de_20_escrever_20_HTML">19</text:span></text:p>
            <text:p text:style-name="P37"><text:span text:style-name="Máquina_20_de_20_escrever_20_HTML">20</text:span></text:p>
            <text:p text:style-name="P37"><text:span text:style-name="Máquina_20_de_20_escrever_20_HTML">21</text:span></text:p>
            <text:p text:style-name="P37"><text:span text:style-name="Máquina_20_de_20_escrever_20_HTML">22</text:span></text:p>
          </table:table-cell>
          <table:table-cell table:style-name="Tabela69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4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LastParameterAsFloat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8"><text:span text:style-name="T70"><text:s text:c="8"/>return</text:span><text:span text:style-name="T9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oft-page-break/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70" table:style-name="Tabela70">
        <table:table-column table:style-name="Tabela70.A"/>
        <table:table-row table:style-name="Tabela70.1">
          <table:table-cell table:style-name="Tabela70.A1" office:value-type="string">
            <text:p text:style-name="P24">linux:/home/enzo # ./myapp Book price = 49.99</text:p>
            <text:p text:style-name="P24">49.99</text:p>
          </table:table-cell>
        </table:table-row>
      </table:table>
      <text:p text:style-name="P13"><text:span text:style-name="Máquina_20_de_20_escrever_20_HTML"><text:span text:style-name="T45">_____________________________________________________________________</text:span></text:span></text:p>
      <text:p text:style-name="P25"/>
      <text:p text:style-name="P13"><text:bookmark-start text:name="setOptionPrefix"/><text:span text:style-name="T13">setOptionPrefix</text:span><text:span text:style-name="s10"><text:span text:style-name="T5">(</text:span></text:span><text:span text:style-name="apple-converted-space"><text:span text:style-name="T22"> </text:span></text:span><text:span text:style-name="T13">string</text:span><text:span text:style-name="apple-converted-space"><text:span text:style-name="T22"> </text:span></text:span><text:span text:style-name="T13">optionPrefix</text:span><text:span text:style-name="apple-converted-space"><text:span text:style-name="T22"> </text:span></text:span><text:span text:style-name="s10"><text:span text:style-name="T5">)</text:span></text:span><text:bookmark-end text:name="setOptionPrefix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Define the prefix (string added in front of the option name) used to recognize an option on the command line.</text:p>
      <text:p text:style-name="P6"/>
      <text:p text:style-name="P11"><text:span text:style-name="T31">Example:</text:span><text:span text:style-name="T7"><text:line-break/></text:span></text:p>
      <table:table table:name="Tabela36" table:style-name="Tabela36">
        <table:table-column table:style-name="Tabela36.A"/>
        <table:table-column table:style-name="Tabela36.B"/>
        <table:table-row table:style-name="Tabela36.1">
          <table:table-cell table:style-name="Tabela36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1"><text:span text:style-name="Máquina_20_de_20_escrever_20_HTML"><text:span text:style-name="T43">14</text:span></text:span></text:p>
            <text:p text:style-name="P31"><text:span text:style-name="Máquina_20_de_20_escrever_20_HTML"><text:span text:style-name="T43">15</text:span></text:span></text:p>
            <text:p text:style-name="P37"><text:span text:style-name="Máquina_20_de_20_escrever_20_HTML">16</text:span></text:p>
            <text:p text:style-name="P37"><text:span text:style-name="Máquina_20_de_20_escrever_20_HTML">17</text:span></text:p>
            <text:p text:style-name="P37"><text:span text:style-name="Máquina_20_de_20_escrever_20_HTML">18</text:span></text:p>
            <text:p text:style-name="P37"><text:span text:style-name="Máquina_20_de_20_escrever_20_HTML">19</text:span></text:p>
            <text:p text:style-name="P37"><text:span text:style-name="Máquina_20_de_20_escrever_20_HTML">20</text:span></text:p>
            <text:p text:style-name="P37"><text:span text:style-name="Máquina_20_de_20_escrever_20_HTML">21</text:span></text:p>
            <text:p text:style-name="P37"><text:span text:style-name="Máquina_20_de_20_escrever_20_HTML">22</text:span></text:p>
            <text:p text:style-name="P37"><text:span text:style-name="Máquina_20_de_20_escrever_20_HTML">23</text:span></text:p>
          </table:table-cell>
          <table:table-cell table:style-name="Tabela36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4"><text:span text:style-name="T21"><text:s text:c="8"/></text:span><text:span text:style-name="T3">commandLine</text:span><text:span text:style-name="T4">.</text:span><text:span text:style-name="T3">setOptionPrefix</text:span><text:span text:style-name="T4">( </text:span><text:span text:style-name="T56">"--"</text:span><text:span text:style-name="T4"> );</text:span></text:p>
            <text:p text:style-name="P14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OptionValue</text:span><text:span text:style-name="T4">( </text:span><text:span text:style-name="T56">"price"</text:span><text:span text:style-name="T4"> 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8"><text:span text:style-name="T70"><text:s text:c="8"/>return</text:span><text:span text:style-name="T9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37" table:style-name="Tabela37">
        <table:table-column table:style-name="Tabela37.A"/>
        <table:table-row table:style-name="Tabela37.1">
          <table:table-cell table:style-name="Tabela37.A1" office:value-type="string">
            <text:p text:style-name="P24">linux:/home/enzo # ./myapp --price 0.99</text:p>
            <text:p text:style-name="P24">0.99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P6"/>
      <text:p text:style-name="P16"><text:bookmark-start text:name="setOptionPostfix"/><text:span text:style-name="T3">setOptionPostfix</text:span><text:span text:style-name="s10"><text:span text:style-name="T4">(</text:span></text:span><text:span text:style-name="apple-converted-space"><text:span text:style-name="T20"> </text:span></text:span><text:span text:style-name="T3">string</text:span><text:span text:style-name="apple-converted-space"><text:span text:style-name="T20"> </text:span></text:span><text:span text:style-name="T3">optionPostfix</text:span><text:span text:style-name="apple-converted-space"><text:span text:style-name="T20"> </text:span></text:span><text:span text:style-name="s10"><text:span text:style-name="T4">)</text:span></text:span><text:bookmark-end text:name="setOptionPostfix"/><text:span text:style-name="s10"><text:span text:style-name="T4"> </text:span></text:span><text:a xlink:type="simple" xlink:href="#Members"><text:span text:style-name="s10"><text:span text:style-name="T18"></text:span></text:span></text:a></text:p>
      <text:p text:style-name="P11"><text:span text:style-name="T31">Description: </text:span><text:span text:style-name="T36">Define the postfix (string added to the end of the option name) used to recognize an option on the command line.</text:span><text:span text:style-name="T7"><text:line-break/></text:span></text:p>
      <text:p text:style-name="P11"><text:span text:style-name="T31">Example:</text:span><text:span text:style-name="T7"><text:line-break/></text:span></text:p>
      <table:table table:name="Tabela38" table:style-name="Tabela38">
        <table:table-column table:style-name="Tabela38.A"/>
        <table:table-column table:style-name="Tabela38.B"/>
        <table:table-row table:style-name="Tabela38.1">
          <table:table-cell table:style-name="Tabela38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oft-page-break/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1"><text:span text:style-name="Máquina_20_de_20_escrever_20_HTML"><text:span text:style-name="T43">14</text:span></text:span></text:p>
            <text:p text:style-name="P31"><text:span text:style-name="Máquina_20_de_20_escrever_20_HTML"><text:span text:style-name="T43">15</text:span></text:span></text:p>
            <text:p text:style-name="P31"><text:span text:style-name="Máquina_20_de_20_escrever_20_HTML"><text:span text:style-name="T43">16</text:span></text:span></text:p>
            <text:p text:style-name="P31"><text:span text:style-name="Máquina_20_de_20_escrever_20_HTML"><text:span text:style-name="T43">17</text:span></text:span></text:p>
            <text:p text:style-name="P31"><text:span text:style-name="Máquina_20_de_20_escrever_20_HTML"><text:span text:style-name="T43">18</text:span></text:span></text:p>
            <text:p text:style-name="P31"><text:span text:style-name="Máquina_20_de_20_escrever_20_HTML"><text:span text:style-name="T43">19</text:span></text:span></text:p>
            <text:p text:style-name="P31"><text:span text:style-name="Máquina_20_de_20_escrever_20_HTML"><text:span text:style-name="T43">20</text:span></text:span></text:p>
            <text:p text:style-name="P31"><text:span text:style-name="Máquina_20_de_20_escrever_20_HTML"><text:span text:style-name="T43">21</text:span></text:span></text:p>
            <text:p text:style-name="P31"><text:span text:style-name="Máquina_20_de_20_escrever_20_HTML"><text:span text:style-name="T43">22</text:span></text:span></text:p>
            <text:p text:style-name="P31"><text:span text:style-name="Máquina_20_de_20_escrever_20_HTML"><text:span text:style-name="T43">23</text:span></text:span></text:p>
          </table:table-cell>
          <table:table-cell table:style-name="Tabela38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oft-page-break/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4"><text:span text:style-name="T21"><text:s text:c="8"/></text:span><text:span text:style-name="T3">commandLine</text:span><text:span text:style-name="T4">.</text:span><text:span text:style-name="T3">setOptionPostfix</text:span><text:span text:style-name="T4">( </text:span><text:span text:style-name="T56">"="</text:span><text:span text:style-name="T4"> );</text:span></text:p>
            <text:p text:style-name="P14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OptionValue</text:span><text:span text:style-name="T4">( </text:span><text:span text:style-name="T56">"price"</text:span><text:span text:style-name="T4"> 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8"><text:span text:style-name="T70"><text:s text:c="8"/>return</text:span><text:span text:style-name="T9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39" table:style-name="Tabela39">
        <table:table-column table:style-name="Tabela39.A"/>
        <table:table-row table:style-name="Tabela39.1">
          <table:table-cell table:style-name="Tabela39.A1" office:value-type="string">
            <text:p text:style-name="P24">linux:/home/enzo # ./myapp price=0.99</text:p>
            <text:p text:style-name="P24">0.99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P13"><text:span text:style-name="T3"><text:line-break/></text:span><text:bookmark-start text:name="getOptionPrefix"/><text:span text:style-name="T13">string</text:span><text:span text:style-name="apple-converted-space"><text:span text:style-name="T22"> </text:span></text:span><text:span text:style-name="T13">getOptionPrefix</text:span><text:span text:style-name="s10"><text:span text:style-name="T5">()</text:span></text:span><text:bookmark-end text:name="getOptionPrefix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urns the prefix (string added in front of the option name) used to recognize an option on the command line.</text:p>
      <text:p text:style-name="P24"/>
      <text:p text:style-name="P11"><text:span text:style-name="T31">Example:</text:span><text:span text:style-name="T7"><text:line-break/></text:span></text:p>
      <table:table table:name="Tabela40" table:style-name="Tabela40">
        <table:table-column table:style-name="Tabela40.A"/>
        <table:table-column table:style-name="Tabela40.B"/>
        <table:table-row table:style-name="Tabela40.1">
          <table:table-cell table:style-name="Tabela40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1"><text:span text:style-name="Máquina_20_de_20_escrever_20_HTML"><text:span text:style-name="T43">14</text:span></text:span></text:p>
            <text:p text:style-name="P31"><text:span text:style-name="Máquina_20_de_20_escrever_20_HTML"><text:span text:style-name="T43">15</text:span></text:span></text:p>
            <text:p text:style-name="P31"><text:span text:style-name="Máquina_20_de_20_escrever_20_HTML"><text:span text:style-name="T43">16</text:span></text:span></text:p>
            <text:p text:style-name="P31"><text:span text:style-name="Máquina_20_de_20_escrever_20_HTML"><text:span text:style-name="T43">17</text:span></text:span></text:p>
            <text:p text:style-name="P31"><text:span text:style-name="Máquina_20_de_20_escrever_20_HTML"><text:span text:style-name="T43">18</text:span></text:span></text:p>
            <text:p text:style-name="P31"><text:span text:style-name="Máquina_20_de_20_escrever_20_HTML"><text:span text:style-name="T43">19</text:span></text:span></text:p>
            <text:p text:style-name="P31"><text:span text:style-name="Máquina_20_de_20_escrever_20_HTML"><text:span text:style-name="T43">20</text:span></text:span></text:p>
            <text:p text:style-name="P31"><text:span text:style-name="Máquina_20_de_20_escrever_20_HTML"><text:span text:style-name="T43">21</text:span></text:span></text:p>
            <text:p text:style-name="P31"><text:span text:style-name="Máquina_20_de_20_escrever_20_HTML"><text:span text:style-name="T43">22</text:span></text:span></text:p>
            <text:p text:style-name="P31"><text:span text:style-name="Máquina_20_de_20_escrever_20_HTML"><text:span text:style-name="T43">23</text:span></text:span></text:p>
          </table:table-cell>
          <table:table-cell table:style-name="Tabela40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4"><text:span text:style-name="T21"><text:s text:c="8"/></text:span><text:span text:style-name="T3">commandLine</text:span><text:span text:style-name="T4">.</text:span><text:span text:style-name="T3">setOptionPrefix</text:span><text:span text:style-name="T4">( </text:span><text:span text:style-name="T56">"--"</text:span><text:span text:style-name="T4"> );</text:span></text:p>
            <text:p text:style-name="P14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OptionPrefix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8"><text:span text:style-name="T70"><text:s text:c="8"/>return</text:span><text:span text:style-name="T9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24">linux:/home/enzo # ./myapp</text:p>
            <text:p text:style-name="P24">--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P13"><text:span text:style-name="T3"><text:line-break/></text:span><text:bookmark-start text:name="getOptionPostfix"/><text:span text:style-name="T13">string</text:span><text:span text:style-name="apple-converted-space"><text:span text:style-name="T22"> </text:span></text:span><text:span text:style-name="T13">getOptionPostfix</text:span><text:span text:style-name="s10"><text:span text:style-name="T5">()</text:span></text:span><text:bookmark-end text:name="getOptionPostfix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11"><text:soft-page-break/><text:span text:style-name="T31">Description:</text:span><text:span text:style-name="T36"> Returns the postfix (string added to the end of the option name) used to recognize an option on the command line.</text:span><text:span text:style-name="T7"><text:line-break/></text:span></text:p>
      <text:p text:style-name="P11"><text:span text:style-name="T31">Example:</text:span><text:span text:style-name="T7"><text:line-break/></text:span></text:p>
      <table:table table:name="Tabela42" table:style-name="Tabela42">
        <table:table-column table:style-name="Tabela42.A"/>
        <table:table-column table:style-name="Tabela42.B"/>
        <table:table-row table:style-name="Tabela42.1">
          <table:table-cell table:style-name="Tabela42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1"><text:span text:style-name="Máquina_20_de_20_escrever_20_HTML"><text:span text:style-name="T43">14</text:span></text:span></text:p>
            <text:p text:style-name="P31"><text:span text:style-name="Máquina_20_de_20_escrever_20_HTML"><text:span text:style-name="T43">15</text:span></text:span></text:p>
            <text:p text:style-name="P31"><text:span text:style-name="Máquina_20_de_20_escrever_20_HTML"><text:span text:style-name="T43">16</text:span></text:span></text:p>
            <text:p text:style-name="P31"><text:span text:style-name="Máquina_20_de_20_escrever_20_HTML"><text:span text:style-name="T43">17</text:span></text:span></text:p>
            <text:p text:style-name="P31"><text:span text:style-name="Máquina_20_de_20_escrever_20_HTML"><text:span text:style-name="T43">18</text:span></text:span></text:p>
            <text:p text:style-name="P31"><text:span text:style-name="Máquina_20_de_20_escrever_20_HTML"><text:span text:style-name="T43">19</text:span></text:span></text:p>
            <text:p text:style-name="P31"><text:span text:style-name="Máquina_20_de_20_escrever_20_HTML"><text:span text:style-name="T43">20</text:span></text:span></text:p>
            <text:p text:style-name="P31"><text:span text:style-name="Máquina_20_de_20_escrever_20_HTML"><text:span text:style-name="T43">21</text:span></text:span></text:p>
            <text:p text:style-name="P31"><text:span text:style-name="Máquina_20_de_20_escrever_20_HTML"><text:span text:style-name="T43">22</text:span></text:span></text:p>
            <text:p text:style-name="P31"><text:span text:style-name="Máquina_20_de_20_escrever_20_HTML"><text:span text:style-name="T43">23</text:span></text:span></text:p>
          </table:table-cell>
          <table:table-cell table:style-name="Tabela42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4"><text:span text:style-name="T21"><text:s text:c="8"/></text:span><text:span text:style-name="T3">commandLine</text:span><text:span text:style-name="T4">.</text:span><text:span text:style-name="T3">setOptionPostfix</text:span><text:span text:style-name="T4">( </text:span><text:span text:style-name="T56">"="</text:span><text:span text:style-name="T4"> );</text:span></text:p>
            <text:p text:style-name="P14"><text:span text:style-name="T23"><text:s text:c="8"/></text:span><text:span text:style-name="T16">cout</text:span><text:span text:style-name="T25"> </text:span><text:span text:style-name="T16">&lt;&lt;</text:span><text:span text:style-name="T25"> </text:span><text:span text:style-name="T16">commandLine.getOptionPostfix</text:span><text:span text:style-name="T4">()</text:span><text:span text:style-name="T24"> </text:span><text:span text:style-name="T16">&lt;&lt;</text:span><text:span text:style-name="T24"> </text:span><text:span text:style-name="T16">endl;</text:span></text:p>
            <text:p text:style-name="P48"><text:span text:style-name="T70"><text:s text:c="8"/>return</text:span><text:span text:style-name="T9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43" table:style-name="Tabela43">
        <table:table-column table:style-name="Tabela43.A"/>
        <table:table-row table:style-name="Tabela43.1">
          <table:table-cell table:style-name="Tabela43.A1" office:value-type="string">
            <text:p text:style-name="P24">linux:/home/enzo # ./myapp</text:p>
            <text:p text:style-name="P24">=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Standard"><text:span text:style-name="T8"><text:line-break/></text:span><text:bookmark-start text:name="hasOption"/><text:span text:style-name="s5"><text:span text:style-name="T39">bool</text:span></text:span><text:span text:style-name="apple-converted-space"><text:span text:style-name="T40"> </text:span></text:span><text:span text:style-name="T40">hasOption</text:span><text:span text:style-name="s10"><text:span text:style-name="T39">(</text:span></text:span><text:span text:style-name="apple-converted-space"><text:span text:style-name="T40"> </text:span></text:span><text:span text:style-name="T40">string</text:span><text:span text:style-name="apple-converted-space"><text:span text:style-name="T40"> </text:span></text:span><text:span text:style-name="T40">option</text:span><text:span text:style-name="apple-converted-space"><text:span text:style-name="T40"> </text:span></text:span><text:span text:style-name="s10"><text:span text:style-name="T39">)</text:span></text:span><text:bookmark-end text:name="hasOption"/><text:span text:style-name="s10"><text:span text:style-name="T39"> </text:span></text:span><text:a xlink:type="simple" xlink:href="#Members"><text:span text:style-name="s10"><text:span text:style-name="T19"></text:span></text:span></text:a><text:span text:style-name="T38"><text:line-break/></text:span><text:span text:style-name="T32">Description:</text:span><text:span text:style-name="T36"> </text:span><text:span text:style-name="T33">Checks if the specified option exists.</text:span></text:p>
      <text:p text:style-name="P13"/>
      <text:p text:style-name="P11"><text:span text:style-name="T31">Example:</text:span><text:span text:style-name="T7"><text:line-break/></text:span></text:p>
      <table:table table:name="Tabela71" table:style-name="Tabela71">
        <table:table-column table:style-name="Tabela71.A"/>
        <table:table-column table:style-name="Tabela71.B"/>
        <table:table-row table:style-name="Tabela71.1">
          <table:table-cell table:style-name="Tabela71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7"><text:span text:style-name="Máquina_20_de_20_escrever_20_HTML">14</text:span></text:p>
            <text:p text:style-name="P37"><text:span text:style-name="Máquina_20_de_20_escrever_20_HTML">15</text:span></text:p>
            <text:p text:style-name="P37"><text:span text:style-name="Máquina_20_de_20_escrever_20_HTML">16</text:span></text:p>
            <text:p text:style-name="P37"><text:span text:style-name="Máquina_20_de_20_escrever_20_HTML">17</text:span></text:p>
            <text:p text:style-name="P37"><text:span text:style-name="Máquina_20_de_20_escrever_20_HTML">18</text:span></text:p>
            <text:p text:style-name="P37"><text:span text:style-name="Máquina_20_de_20_escrever_20_HTML">19</text:span></text:p>
            <text:p text:style-name="P37"><text:span text:style-name="Máquina_20_de_20_escrever_20_HTML">20</text:span></text:p>
            <text:p text:style-name="P37"><text:span text:style-name="Máquina_20_de_20_escrever_20_HTML">21</text:span></text:p>
            <text:p text:style-name="P37"><text:span text:style-name="Máquina_20_de_20_escrever_20_HTML">22</text:span></text:p>
            <text:p text:style-name="P37"><text:soft-page-break/><text:span text:style-name="Máquina_20_de_20_escrever_20_HTML">23</text:span></text:p>
            <text:p text:style-name="P37"><text:span text:style-name="Máquina_20_de_20_escrever_20_HTML">24</text:span></text:p>
            <text:p text:style-name="P37"><text:span text:style-name="Máquina_20_de_20_escrever_20_HTML">25</text:span></text:p>
            <text:p text:style-name="P37"><text:span text:style-name="Máquina_20_de_20_escrever_20_HTML">26</text:span></text:p>
            <text:p text:style-name="P37"><text:span text:style-name="Máquina_20_de_20_escrever_20_HTML">27</text:span></text:p>
          </table:table-cell>
          <table:table-cell table:style-name="Tabela71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4"><text:span text:style-name="T21"><text:s text:c="8"/></text:span><text:span text:style-name="T3">commandLine</text:span><text:span text:style-name="T4">.</text:span><text:span text:style-name="T3">setOptionPostfix</text:span><text:span text:style-name="T4">( </text:span><text:span text:style-name="T56">":"</text:span><text:span text:style-name="T4"> );</text:span></text:p>
            <text:p text:style-name="P14"><text:span text:style-name="T21"><text:s text:c="8"/></text:span><text:span text:style-name="T14">if</text:span><text:span text:style-name="T6">(</text:span><text:span text:style-name="T20"> </text:span><text:span text:style-name="T3">commandLine</text:span><text:span text:style-name="T4">.</text:span><text:span text:style-name="T16">hasOption</text:span><text:span text:style-name="T4">( </text:span><text:span text:style-name="T56">"ISBN-10"</text:span><text:span text:style-name="T4"> )</text:span><text:span text:style-name="T20"> </text:span><text:span text:style-name="T4">) {</text:span></text:p>
            <text:p text:style-name="P32"><text:span text:style-name="T93"><text:s text:c="12"/></text:span><text:span text:style-name="T82">cout</text:span><text:span text:style-name="T95"> </text:span><text:span text:style-name="T86">&lt;&lt;</text:span><text:span text:style-name="T95"> </text:span><text:span text:style-name="T102">"yes"</text:span><text:span text:style-name="T95"> </text:span><text:span text:style-name="T86">&lt;&lt;</text:span><text:span text:style-name="T95"> </text:span><text:span text:style-name="T82">endl</text:span><text:span text:style-name="T86">;</text:span></text:p>
            <text:p text:style-name="P32"><text:span text:style-name="T86"><text:s text:c="8"/>}</text:span><text:span text:style-name="T93"> </text:span><text:span text:style-name="T62">eles </text:span><text:span text:style-name="T86">{</text:span></text:p>
            <text:p text:style-name="P32"><text:span text:style-name="T93"><text:s text:c="12"/></text:span><text:span text:style-name="T82">cout</text:span><text:span text:style-name="T95"> </text:span><text:span text:style-name="T86">&lt;&lt;</text:span><text:span text:style-name="T95"> </text:span><text:span text:style-name="T102">"no"</text:span><text:span text:style-name="T95"> </text:span><text:span text:style-name="T86">&lt;&lt;</text:span><text:span text:style-name="T95"> </text:span><text:span text:style-name="T82">endl</text:span><text:span text:style-name="T86">;</text:span></text:p>
            <text:p text:style-name="P43"><text:s text:c="8"/>}</text:p>
            <text:p text:style-name="P48"><text:span text:style-name="T70"><text:s text:c="8"/>return</text:span><text:span text:style-name="T9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oft-page-break/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72" table:style-name="Tabela72">
        <table:table-column table:style-name="Tabela72.A"/>
        <table:table-row table:style-name="Tabela72.1">
          <table:table-cell table:style-name="Tabela72.A1" office:value-type="string">
            <text:p text:style-name="P24">linux:/home/enzo # ./myapp Paperback: 208 pages Publisher: O'Reilly Media; 1 edition (August 19, 2011) Language: English ISBN-10: 1449397670 <text:s text:c="2"/>Weight: 14.4 ounces</text:p>
            <text:p text:style-name="P24">yes</text:p>
          </table:table-cell>
        </table:table-row>
      </table:table>
      <text:p text:style-name="P15"><text:span text:style-name="Máquina_20_de_20_escrever_20_HTML"><text:span text:style-name="T44">_____________________________________________________________________</text:span></text:span></text:p>
      <text:p text:style-name="P13"><text:line-break/><text:bookmark-start text:name="getOptionValue"/><text:span text:style-name="T53">string</text:span><text:span text:style-name="apple-converted-space"><text:span text:style-name="T53"> </text:span></text:span><text:span text:style-name="T53">getOptionValue</text:span><text:span text:style-name="s10"><text:span text:style-name="T30">(</text:span></text:span><text:span text:style-name="apple-converted-space"><text:span text:style-name="T53"> </text:span></text:span><text:span text:style-name="T53">string</text:span><text:span text:style-name="apple-converted-space"><text:span text:style-name="T53"> </text:span></text:span><text:span text:style-name="T53">option</text:span><text:span text:style-name="apple-converted-space"><text:span text:style-name="T53"> </text:span></text:span><text:span text:style-name="s10"><text:span text:style-name="T30">)</text:span></text:span><text:bookmark-end text:name="getOptionValue"/><text:span text:style-name="s10"><text:span text:style-name="T30"> </text:span></text:span><text:a xlink:type="simple" xlink:href="#Members"><text:span text:style-name="s10"><text:span text:style-name="T17"></text:span></text:span></text:a></text:p>
      <text:p text:style-name="P10"><text:span text:style-name="T51">Description:</text:span> <text:span text:style-name="T52">Retrieves the value of the specified option on the command line for the current process.</text:span></text:p>
      <text:p text:style-name="P13"/>
      <text:p text:style-name="P11"><text:span text:style-name="T31">Example:</text:span><text:span text:style-name="T7"><text:line-break/></text:span></text:p>
      <table:table table:name="Tabela44" table:style-name="Tabela44">
        <table:table-column table:style-name="Tabela44.A"/>
        <table:table-column table:style-name="Tabela44.B"/>
        <table:table-row table:style-name="Tabela44.1">
          <table:table-cell table:style-name="Tabela44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7"><text:span text:style-name="Máquina_20_de_20_escrever_20_HTML">14</text:span></text:p>
            <text:p text:style-name="P37"><text:span text:style-name="Máquina_20_de_20_escrever_20_HTML">15</text:span></text:p>
            <text:p text:style-name="P37"><text:span text:style-name="Máquina_20_de_20_escrever_20_HTML">16</text:span></text:p>
            <text:p text:style-name="P37"><text:span text:style-name="Máquina_20_de_20_escrever_20_HTML">17</text:span></text:p>
            <text:p text:style-name="P37"><text:span text:style-name="Máquina_20_de_20_escrever_20_HTML">18</text:span></text:p>
            <text:p text:style-name="P37"><text:span text:style-name="Máquina_20_de_20_escrever_20_HTML">19</text:span></text:p>
            <text:p text:style-name="P37"><text:span text:style-name="Máquina_20_de_20_escrever_20_HTML">20</text:span></text:p>
            <text:p text:style-name="P37"><text:span text:style-name="Máquina_20_de_20_escrever_20_HTML">21</text:span></text:p>
            <text:p text:style-name="P37"><text:span text:style-name="Máquina_20_de_20_escrever_20_HTML">22</text:span></text:p>
            <text:p text:style-name="P37"><text:span text:style-name="Máquina_20_de_20_escrever_20_HTML">23</text:span></text:p>
          </table:table-cell>
          <table:table-cell table:style-name="Tabela44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4"><text:span text:style-name="T6"><text:s text:c="5"/></text:span><text:span text:style-name="T21"><text:s text:c="3"/></text:span><text:span text:style-name="T3">commandLine</text:span><text:span text:style-name="T4">.</text:span><text:span text:style-name="T3">setOptionPostfix</text:span><text:span text:style-name="T4">( </text:span><text:span text:style-name="T56">":"</text:span><text:span text:style-name="T4"> );</text:span></text:p>
            <text:p text:style-name="P14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OptionValue</text:span><text:span text:style-name="T4">( </text:span><text:span text:style-name="T56">"Language"</text:span><text:span text:style-name="T4"> 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8"><text:span text:style-name="T70"><text:s text:c="8"/>return</text:span><text:span text:style-name="T9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45" table:style-name="Tabela45">
        <table:table-column table:style-name="Tabela45.A"/>
        <table:table-row table:style-name="Tabela45.1">
          <table:table-cell table:style-name="Tabela45.A1" office:value-type="string">
            <text:p text:style-name="P24">linux:/home/enzo # ./myapp Paperback: 208 pages Publisher: O'Reilly Media; 1 edition (August 19, 2011) Language: English ISBN-10: 1449397670 <text:s/>Weight: 14.4 ounces</text:p>
            <text:p text:style-name="P24">English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P13"><text:line-break/><text:bookmark-start text:name="getOptionValueAsInteger"/><text:span text:style-name="s5"><text:span text:style-name="T30">int</text:span></text:span><text:span text:style-name="apple-converted-space"><text:span text:style-name="T53"> </text:span></text:span><text:span text:style-name="T53">getOptionValueAsInteger</text:span><text:bookmark-end text:name="getOptionValueAsInteger"/><text:span text:style-name="s10"><text:span text:style-name="T30">(</text:span></text:span><text:span text:style-name="apple-converted-space"><text:span text:style-name="T53"> </text:span></text:span><text:span text:style-name="T53">string</text:span><text:span text:style-name="apple-converted-space"><text:span text:style-name="T53"> </text:span></text:span><text:span text:style-name="T53">option</text:span><text:span text:style-name="apple-converted-space"><text:span text:style-name="T53"> </text:span></text:span><text:span text:style-name="s10"><text:span text:style-name="T30">) </text:span></text:span><text:a xlink:type="simple" xlink:href="#Members"><text:span text:style-name="s10"><text:span text:style-name="T17"></text:span></text:span></text:a></text:p>
      <text:p text:style-name="P10"><text:span text:style-name="T51">Description:</text:span> <text:span text:style-name="T52">Retrieves the value of the specified option on the command line as integer for the current process.</text:span></text:p>
      <text:p text:style-name="P13"/>
      <text:p text:style-name="P11"><text:span text:style-name="T31">Example:</text:span><text:span text:style-name="T7"><text:line-break/></text:span></text:p>
      <table:table table:name="Tabela46" table:style-name="Tabela46">
        <table:table-column table:style-name="Tabela46.A"/>
        <table:table-column table:style-name="Tabela46.B"/>
        <table:table-row table:style-name="Tabela46.1">
          <table:table-cell table:style-name="Tabela46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oft-page-break/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7"><text:span text:style-name="Máquina_20_de_20_escrever_20_HTML">14</text:span></text:p>
            <text:p text:style-name="P37"><text:span text:style-name="Máquina_20_de_20_escrever_20_HTML">15</text:span></text:p>
            <text:p text:style-name="P37"><text:span text:style-name="Máquina_20_de_20_escrever_20_HTML">16</text:span></text:p>
            <text:p text:style-name="P37"><text:span text:style-name="Máquina_20_de_20_escrever_20_HTML">17</text:span></text:p>
            <text:p text:style-name="P37"><text:span text:style-name="Máquina_20_de_20_escrever_20_HTML">18</text:span></text:p>
            <text:p text:style-name="P37"><text:span text:style-name="Máquina_20_de_20_escrever_20_HTML">19</text:span></text:p>
            <text:p text:style-name="P37"><text:span text:style-name="Máquina_20_de_20_escrever_20_HTML">20</text:span></text:p>
            <text:p text:style-name="P37"><text:span text:style-name="Máquina_20_de_20_escrever_20_HTML">21</text:span></text:p>
            <text:p text:style-name="P37"><text:span text:style-name="Máquina_20_de_20_escrever_20_HTML">22</text:span></text:p>
            <text:p text:style-name="P37"><text:span text:style-name="Máquina_20_de_20_escrever_20_HTML">23</text:span></text:p>
            <text:p text:style-name="P37"><text:span text:style-name="Máquina_20_de_20_escrever_20_HTML">24</text:span></text:p>
          </table:table-cell>
          <table:table-cell table:style-name="Tabela46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><text:soft-page-break/></text:p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4"><text:span text:style-name="T21"><text:s text:c="8"/></text:span><text:span text:style-name="T3">commandLine</text:span><text:span text:style-name="T4">.</text:span><text:span text:style-name="T3">setOptionPostfix</text:span><text:span text:style-name="T4">( </text:span><text:span text:style-name="T56">":"</text:span><text:span text:style-name="T4"> );</text:span></text:p>
            <text:p text:style-name="P14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OptionValueAsInteger</text:span><text:span text:style-name="T4">( </text:span><text:span text:style-name="T56">"Weight"</text:span><text:span text:style-name="T4"> );<text:line-break/> <text:s text:c="7"/></text:span><text:span text:style-name="T16">cout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8"><text:span text:style-name="T70"><text:s text:c="8"/>return</text:span><text:span text:style-name="T9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47" table:style-name="Tabela47">
        <table:table-column table:style-name="Tabela47.A"/>
        <table:table-row table:style-name="Tabela47.1">
          <table:table-cell table:style-name="Tabela47.A1" office:value-type="string">
            <text:p text:style-name="P24">linux:/home/enzo # ./myapp Paperback: 208 pages Publisher: O'Reilly Media; 1 edition (August 19, 2011) Language: English ISBN-10: 1449397670 <text:s/>Weight: 14.4 ounces</text:p>
            <text:p text:style-name="P24">14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P13"><text:line-break/><text:bookmark-start text:name="getOptionValueAsFloat"/><text:span text:style-name="s5"><text:span text:style-name="T30">float</text:span></text:span><text:span text:style-name="apple-converted-space"><text:span text:style-name="T53"> </text:span></text:span><text:span text:style-name="T53">getOptionValueAsFloat</text:span><text:span text:style-name="s10"><text:span text:style-name="T30">(</text:span></text:span><text:span text:style-name="apple-converted-space"><text:span text:style-name="T53"> </text:span></text:span><text:span text:style-name="T53">string</text:span><text:span text:style-name="apple-converted-space"><text:span text:style-name="T53"> </text:span></text:span><text:span text:style-name="T53">option</text:span><text:span text:style-name="apple-converted-space"><text:span text:style-name="T53"> </text:span></text:span><text:span text:style-name="s10"><text:span text:style-name="T30">)</text:span></text:span><text:bookmark-end text:name="getOptionValueAsFloat"/><text:span text:style-name="s10"><text:span text:style-name="T30"> </text:span></text:span><text:a xlink:type="simple" xlink:href="#Members"><text:span text:style-name="s10"><text:span text:style-name="T17"></text:span></text:span></text:a></text:p>
      <text:p text:style-name="P10"><text:span text:style-name="T51">Description:</text:span> <text:span text:style-name="T52">Retrieves the value of the specified option on the command line as float for the current process.</text:span></text:p>
      <text:p text:style-name="P13"/>
      <text:p text:style-name="P11"><text:span text:style-name="T31">Example:</text:span><text:span text:style-name="T7"><text:line-break/></text:span></text:p>
      <table:table table:name="Tabela48" table:style-name="Tabela48">
        <table:table-column table:style-name="Tabela48.A"/>
        <table:table-column table:style-name="Tabela48.B"/>
        <table:table-row table:style-name="Tabela48.1">
          <table:table-cell table:style-name="Tabela48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7"><text:span text:style-name="Máquina_20_de_20_escrever_20_HTML">14</text:span></text:p>
            <text:p text:style-name="P37"><text:span text:style-name="Máquina_20_de_20_escrever_20_HTML">15</text:span></text:p>
            <text:p text:style-name="P37"><text:span text:style-name="Máquina_20_de_20_escrever_20_HTML">16</text:span></text:p>
            <text:p text:style-name="P37"><text:span text:style-name="Máquina_20_de_20_escrever_20_HTML">17</text:span></text:p>
            <text:p text:style-name="P37"><text:span text:style-name="Máquina_20_de_20_escrever_20_HTML">18</text:span></text:p>
            <text:p text:style-name="P37"><text:span text:style-name="Máquina_20_de_20_escrever_20_HTML">19</text:span></text:p>
            <text:p text:style-name="P37"><text:span text:style-name="Máquina_20_de_20_escrever_20_HTML">20</text:span></text:p>
            <text:p text:style-name="P37"><text:span text:style-name="Máquina_20_de_20_escrever_20_HTML">21</text:span></text:p>
            <text:p text:style-name="P37"><text:span text:style-name="Máquina_20_de_20_escrever_20_HTML">22</text:span></text:p>
            <text:p text:style-name="P37"><text:span text:style-name="Máquina_20_de_20_escrever_20_HTML">23</text:span></text:p>
            <text:p text:style-name="P37"><text:span text:style-name="Máquina_20_de_20_escrever_20_HTML">24</text:span></text:p>
          </table:table-cell>
          <table:table-cell table:style-name="Tabela48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4"><text:span text:style-name="T21"><text:s text:c="8"/></text:span><text:span text:style-name="T3">commandLine</text:span><text:span text:style-name="T4">.</text:span><text:span text:style-name="T3">setOptionPostfix</text:span><text:span text:style-name="T4">( </text:span><text:span text:style-name="T56">"="</text:span><text:span text:style-name="T4"> );</text:span></text:p>
            <text:p text:style-name="P14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OptionValueAsFloat</text:span><text:span text:style-name="T4">( </text:span><text:span text:style-name="T56">"price"</text:span><text:span text:style-name="T4"> ) </text:span><text:span text:style-name="T3">+ 0.01;<text:line-break/> <text:s text:c="6"/></text:span><text:span text:style-name="T20"><text:s/></text:span><text:span text:style-name="T3">cout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8"><text:span text:style-name="T70"><text:s text:c="8"/>return</text:span><text:span text:style-name="T9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49" table:style-name="Tabela49">
        <table:table-column table:style-name="Tabela49.A"/>
        <table:table-row table:style-name="Tabela49.1">
          <table:table-cell table:style-name="Tabela49.A1" office:value-type="string">
            <text:p text:style-name="P24">linux:/home/enzo # ./myapp price=0.98</text:p>
            <text:p text:style-name="P24"><text:soft-page-break/>0.99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P11"><text:span text:style-name="T37"><text:line-break/></text:span><text:bookmark-start text:name="getOptionLongValue"/><text:span text:style-name="T41">string</text:span><text:span text:style-name="apple-converted-space"><text:span text:style-name="T41"> </text:span></text:span><text:span text:style-name="T41">getOptionLongValue</text:span><text:span text:style-name="s10"><text:span text:style-name="T42">(</text:span></text:span><text:span text:style-name="apple-converted-space"><text:span text:style-name="T41"> </text:span></text:span><text:span text:style-name="T41">string</text:span><text:span text:style-name="apple-converted-space"><text:span text:style-name="T41"> </text:span></text:span><text:span text:style-name="T41">option</text:span><text:span text:style-name="apple-converted-space"><text:span text:style-name="T41"> </text:span></text:span><text:span text:style-name="s10"><text:span text:style-name="T42">)</text:span></text:span><text:bookmark-end text:name="getOptionLongValue"/><text:span text:style-name="s10"><text:span text:style-name="T42"> </text:span></text:span><text:a xlink:type="simple" xlink:href="#Members"><text:span text:style-name="s10"><text:span text:style-name="T17"></text:span></text:span></text:a><text:span text:style-name="T37"><text:line-break/></text:span><text:span text:style-name="T31">Description: </text:span><text:span text:style-name="T36">Retrieves the long value of the specified option (a range of parameters delimited by the next option if it exists) on the command line for the current process.</text:span></text:p>
      <text:p text:style-name="P13"/>
      <text:p text:style-name="P11"><text:span text:style-name="T31">Example:</text:span><text:span text:style-name="T7"><text:line-break/></text:span></text:p>
      <table:table table:name="Tabela50" table:style-name="Tabela50">
        <table:table-column table:style-name="Tabela50.A"/>
        <table:table-column table:style-name="Tabela50.B"/>
        <table:table-row table:style-name="Tabela50.1">
          <table:table-cell table:style-name="Tabela50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7"><text:span text:style-name="Máquina_20_de_20_escrever_20_HTML">14</text:span></text:p>
            <text:p text:style-name="P37"><text:span text:style-name="Máquina_20_de_20_escrever_20_HTML">15</text:span></text:p>
            <text:p text:style-name="P37"><text:span text:style-name="Máquina_20_de_20_escrever_20_HTML">16</text:span></text:p>
            <text:p text:style-name="P37"><text:span text:style-name="Máquina_20_de_20_escrever_20_HTML">17</text:span></text:p>
            <text:p text:style-name="P37"><text:span text:style-name="Máquina_20_de_20_escrever_20_HTML">18</text:span></text:p>
            <text:p text:style-name="P37"><text:span text:style-name="Máquina_20_de_20_escrever_20_HTML">19</text:span></text:p>
            <text:p text:style-name="P37"><text:span text:style-name="Máquina_20_de_20_escrever_20_HTML">20</text:span></text:p>
            <text:p text:style-name="P37"><text:span text:style-name="Máquina_20_de_20_escrever_20_HTML">21</text:span></text:p>
            <text:p text:style-name="P37"><text:span text:style-name="Máquina_20_de_20_escrever_20_HTML">22</text:span></text:p>
            <text:p text:style-name="P37"><text:span text:style-name="Máquina_20_de_20_escrever_20_HTML">23</text:span></text:p>
            <text:p text:style-name="P37"><text:span text:style-name="Máquina_20_de_20_escrever_20_HTML">24</text:span></text:p>
          </table:table-cell>
          <table:table-cell table:style-name="Tabela50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4"><text:span text:style-name="T21"><text:s text:c="8"/></text:span><text:span text:style-name="T3">commandLine</text:span><text:span text:style-name="T4">.</text:span><text:span text:style-name="T3">setOptionPrefix</text:span><text:span text:style-name="T4">( </text:span><text:span text:style-name="T56">"--"</text:span><text:span text:style-name="T4"> );</text:span></text:p>
            <text:p text:style-name="P14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OptionLongValue</text:span><text:span text:style-name="T4">( </text:span><text:span text:style-name="T56">"peripheral"</text:span><text:span text:style-name="T4"> );<text:line-break/> <text:s text:c="7"/></text:span><text:span text:style-name="T16">cout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8"><text:span text:style-name="T70"><text:s text:c="8"/>return</text:span><text:span text:style-name="T9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4">linux:/home/enzo # ./myapp --speed 100 --peripheral mouse display keyboard --price 1000</text:p>
            <text:p text:style-name="P24">mouse display keyboard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P13"><text:line-break/><text:bookmark-start text:name="optionCaseSensitive"/><text:span text:style-name="T53">optionCaseSensitive</text:span><text:span text:style-name="s10"><text:span text:style-name="T30">()</text:span></text:span><text:bookmark-end text:name="optionCaseSensitive"/><text:span text:style-name="s10"><text:span text:style-name="T30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Differ use of uppercase and lowercase letters on the option parameter for the other functions. Option parameter is case sensitive by default.</text:p>
      <text:p text:style-name="P13"/>
      <text:p text:style-name="P11"><text:span text:style-name="T31">Example:</text:span><text:span text:style-name="T7"><text:line-break/></text:span></text:p>
      <table:table table:name="Tabela52" table:style-name="Tabela52">
        <table:table-column table:style-name="Tabela52.A"/>
        <table:table-column table:style-name="Tabela52.B"/>
        <table:table-row table:style-name="Tabela52.1">
          <table:table-cell table:style-name="Tabela52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7"><text:span text:style-name="Máquina_20_de_20_escrever_20_HTML">14</text:span></text:p>
            <text:p text:style-name="P31"><text:span text:style-name="Máquina_20_de_20_escrever_20_HTML"><text:span text:style-name="T43">15</text:span></text:span></text:p>
            <text:p text:style-name="P31"><text:soft-page-break/><text:span text:style-name="Máquina_20_de_20_escrever_20_HTML"><text:span text:style-name="T43">16</text:span></text:span></text:p>
            <text:p text:style-name="P31"><text:span text:style-name="Máquina_20_de_20_escrever_20_HTML"><text:span text:style-name="T43">17</text:span></text:span></text:p>
            <text:p text:style-name="P31"><text:span text:style-name="Máquina_20_de_20_escrever_20_HTML"><text:span text:style-name="T43">18</text:span></text:span></text:p>
            <text:p text:style-name="P31"><text:span text:style-name="Máquina_20_de_20_escrever_20_HTML"><text:span text:style-name="T43">19</text:span></text:span></text:p>
            <text:p text:style-name="P31"><text:span text:style-name="Máquina_20_de_20_escrever_20_HTML"><text:span text:style-name="T43">20</text:span></text:span></text:p>
            <text:p text:style-name="P31"><text:span text:style-name="Máquina_20_de_20_escrever_20_HTML"><text:span text:style-name="T43">21</text:span></text:span></text:p>
            <text:p text:style-name="P31"><text:span text:style-name="Máquina_20_de_20_escrever_20_HTML"><text:span text:style-name="T43">22</text:span></text:span></text:p>
            <text:p text:style-name="P31"><text:span text:style-name="Máquina_20_de_20_escrever_20_HTML"><text:span text:style-name="T43">23</text:span></text:span></text:p>
            <text:p text:style-name="P31"><text:span text:style-name="Máquina_20_de_20_escrever_20_HTML"><text:span text:style-name="T43">24</text:span></text:span></text:p>
            <text:p text:style-name="P31"><text:span text:style-name="Máquina_20_de_20_escrever_20_HTML"><text:span text:style-name="T43">25</text:span></text:span></text:p>
          </table:table-cell>
          <table:table-cell table:style-name="Tabela52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4"><text:span text:style-name="T21"><text:s text:c="8"/></text:span><text:span text:style-name="T3">commandLine</text:span><text:span text:style-name="T4">.</text:span><text:span text:style-name="T3">optionCaseSensitive</text:span><text:span text:style-name="T4">();</text:span></text:p>
            <text:p text:style-name="P14"><text:soft-page-break/><text:span text:style-name="T21"><text:s text:c="8"/></text:span><text:span text:style-name="T3">commandLine</text:span><text:span text:style-name="T4">.</text:span><text:span text:style-name="T3">setOptionPrefix</text:span><text:span text:style-name="T4">(</text:span><text:span text:style-name="T20"> </text:span><text:span text:style-name="T56">"--"</text:span><text:span text:style-name="T20"> </text:span><text:span text:style-name="T4">);</text:span></text:p>
            <text:p text:style-name="P20"><text:span text:style-name="T23"><text:s text:c="8"/></text:span><text:span text:style-name="T14">cout</text:span><text:span text:style-name="T21"> </text:span><text:span text:style-name="T14">&lt;&lt;</text:span><text:span text:style-name="T21"> </text:span><text:span text:style-name="T14">commandLine.getOptionLongValue</text:span><text:span text:style-name="T6">(</text:span><text:span text:style-name="T23"> </text:span><text:span text:style-name="T57">"PERIPHERAL"</text:span><text:span text:style-name="T23"> </text:span><text:span text:style-name="T6">);</text:span></text:p>
            <text:p text:style-name="P20"><text:span text:style-name="T6"><text:s text:c="8"/></text:span><text:span text:style-name="T14">cout</text:span><text:span text:style-name="T21"> </text:span><text:span text:style-name="T6">&lt;&lt;</text:span><text:span text:style-name="T23"> </text:span><text:span text:style-name="T14">endl</text:span><text:span text:style-name="T6">;</text:span></text:p>
            <text:p text:style-name="P47"><text:span text:style-name="T69"><text:s text:c="8"/>return</text:span><text:span text:style-name="T9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4">linux:/home/enzo # ./myapp --peripheral mouse</text:p>
            <text:p text:style-name="Standard"><text:span text:style-name="Máquina_20_de_20_escrever_20_HTML"><text:span text:style-name="T43"/></text:span>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P13"><text:line-break/><text:bookmark-start text:name="optionCaseInsensitive"/><text:span text:style-name="T53">optionCaseInsensitive</text:span><text:span text:style-name="s10"><text:span text:style-name="T30">()</text:span></text:span><text:bookmark-end text:name="optionCaseInsensitive"/><text:span text:style-name="s10"><text:span text:style-name="T30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No differ use of uppercase and lowercase letters on the option parameter for the other functions.</text:p>
      <text:p text:style-name="P13"/>
      <text:p text:style-name="P11"><text:span text:style-name="T31">Example:</text:span><text:span text:style-name="T7"><text:line-break/></text:span></text:p>
      <table:table table:name="Tabela54" table:style-name="Tabela54">
        <table:table-column table:style-name="Tabela54.A"/>
        <table:table-column table:style-name="Tabela54.B"/>
        <table:table-row table:style-name="Tabela54.1">
          <table:table-cell table:style-name="Tabela54.A1" office:value-type="string">
            <text:p text:style-name="P31"><text:span text:style-name="Máquina_20_de_20_escrever_20_HTML"><text:span text:style-name="T43">1</text:span></text:span></text:p>
            <text:p text:style-name="P31"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7"><text:span text:style-name="Máquina_20_de_20_escrever_20_HTML">14</text:span></text:p>
            <text:p text:style-name="P37"><text:span text:style-name="Máquina_20_de_20_escrever_20_HTML">15</text:span></text:p>
            <text:p text:style-name="P37"><text:span text:style-name="Máquina_20_de_20_escrever_20_HTML">16</text:span></text:p>
            <text:p text:style-name="P37"><text:span text:style-name="Máquina_20_de_20_escrever_20_HTML">17</text:span></text:p>
            <text:p text:style-name="P37"><text:span text:style-name="Máquina_20_de_20_escrever_20_HTML">18</text:span></text:p>
            <text:p text:style-name="P37"><text:span text:style-name="Máquina_20_de_20_escrever_20_HTML">19</text:span></text:p>
            <text:p text:style-name="P37"><text:span text:style-name="Máquina_20_de_20_escrever_20_HTML">20</text:span></text:p>
            <text:p text:style-name="P37"><text:span text:style-name="Máquina_20_de_20_escrever_20_HTML">21</text:span></text:p>
            <text:p text:style-name="P37"><text:span text:style-name="Máquina_20_de_20_escrever_20_HTML">22</text:span></text:p>
            <text:p text:style-name="P37"><text:span text:style-name="Máquina_20_de_20_escrever_20_HTML">23</text:span></text:p>
            <text:p text:style-name="P37"><text:span text:style-name="Máquina_20_de_20_escrever_20_HTML">24</text:span></text:p>
            <text:p text:style-name="P37"><text:span text:style-name="Máquina_20_de_20_escrever_20_HTML">25</text:span></text:p>
          </table:table-cell>
          <table:table-cell table:style-name="Tabela54.B1" office:value-type="string">
            <text:p text:style-name="P40">#include &lt;CommandLine.h&gt;</text:p>
            <text:p text:style-name="P40"/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4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4"><text:span text:style-name="T21"><text:s text:c="8"/></text:span><text:span text:style-name="T3">commandLine</text:span><text:span text:style-name="T4">.</text:span><text:span text:style-name="T3">optionCaseInsensitive</text:span><text:span text:style-name="T4">();</text:span></text:p>
            <text:p text:style-name="P14"><text:span text:style-name="T21"><text:s text:c="8"/></text:span><text:span text:style-name="T3">commandLine</text:span><text:span text:style-name="T4">.</text:span><text:span text:style-name="T3">setOptionPrefix</text:span><text:span text:style-name="T4">(</text:span><text:span text:style-name="T20"> </text:span><text:span text:style-name="T56">"--"</text:span><text:span text:style-name="T20"> </text:span><text:span text:style-name="T4">);</text:span></text:p>
            <text:p text:style-name="P14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OptionLongValue</text:span><text:span text:style-name="T4">(</text:span><text:span text:style-name="T20"> </text:span><text:span text:style-name="T56">"PERIPHERAL"</text:span><text:span text:style-name="T20"> </text:span><text:span text:style-name="T4">);</text:span></text:p>
            <text:p text:style-name="P20"><text:span text:style-name="T6"><text:s text:c="8"/></text:span><text:span text:style-name="T14">cout</text:span><text:span text:style-name="T23"> </text:span><text:span text:style-name="T6">&lt;&lt;</text:span><text:span text:style-name="T21"> </text:span><text:span text:style-name="T14">endl</text:span><text:span text:style-name="T6">;</text:span></text:p>
            <text:p text:style-name="P47"><text:span text:style-name="T69"><text:s text:c="8"/>return</text:span><text:span text:style-name="T9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4">linux:/home/enzo # ./myapp --peripheral mouse</text:p>
            <text:p text:style-name="P24">mouse</text:p>
          </table:table-cell>
        </table:table-row>
      </table:table>
      <text:p text:style-name="P36"><text:span text:style-name="Máquina_20_de_20_escrever_20_HTML"><text:span text:style-name="T44">_____________________________________________________________________</text:span></text:span></text:p>
      <text:p text:style-name="P13"><text:line-break/><text:bookmark-start text:name="isOptionCaseSensitive"/><text:span text:style-name="s5"><text:span text:style-name="T30">bool</text:span></text:span><text:span text:style-name="apple-converted-space"><text:span text:style-name="T53"> </text:span></text:span><text:span text:style-name="T53">isOptionCaseSensitive</text:span><text:span text:style-name="s10"><text:span text:style-name="T30">()</text:span></text:span><text:bookmark-end text:name="isOptionCaseSensitive"/><text:span text:style-name="s10"><text:span text:style-name="T30"> </text:span></text:span><text:a xlink:type="simple" xlink:href="#Members"><text:span text:style-name="s10"><text:span text:style-name="T17"></text:span></text:span></text:a></text:p>
      <text:p text:style-name="P10"><text:span text:style-name="T51">Description:</text:span> <text:span text:style-name="T52">Checks if the options are case sensitive.</text:span></text:p>
      <text:p text:style-name="P8"/>
      <text:p text:style-name="P11"><text:span text:style-name="T31">Example:</text:span><text:span text:style-name="T7"><text:line-break/></text:span></text:p>
      <table:table table:name="Tabela56" table:style-name="Tabela56">
        <table:table-column table:style-name="Tabela56.A"/>
        <table:table-column table:style-name="Tabela56.B"/>
        <table:table-row table:style-name="Tabela56.1">
          <table:table-cell table:style-name="Tabela56.A1" office:value-type="string">
            <text:p text:style-name="P31"><text:span text:style-name="Máquina_20_de_20_escrever_20_HTML"><text:span text:style-name="T43">1</text:span></text:span></text:p>
            <text:p text:style-name="P31"><text:soft-page-break/><text:span text:style-name="Máquina_20_de_20_escrever_20_HTML"><text:span text:style-name="T43">2</text:span></text:span></text:p>
            <text:p text:style-name="P31"><text:span text:style-name="Máquina_20_de_20_escrever_20_HTML"><text:span text:style-name="T43">3</text:span></text:span></text:p>
            <text:p text:style-name="P31"><text:span text:style-name="Máquina_20_de_20_escrever_20_HTML"><text:span text:style-name="T43">4</text:span></text:span></text:p>
            <text:p text:style-name="P31"><text:span text:style-name="Máquina_20_de_20_escrever_20_HTML"><text:span text:style-name="T43">5</text:span></text:span></text:p>
            <text:p text:style-name="P31"><text:span text:style-name="Máquina_20_de_20_escrever_20_HTML"><text:span text:style-name="T43">6</text:span></text:span></text:p>
            <text:p text:style-name="P31"><text:span text:style-name="Máquina_20_de_20_escrever_20_HTML"><text:span text:style-name="T43">7</text:span></text:span></text:p>
            <text:p text:style-name="P31"><text:span text:style-name="Máquina_20_de_20_escrever_20_HTML"><text:span text:style-name="T43">8</text:span></text:span></text:p>
            <text:p text:style-name="P31"><text:span text:style-name="Máquina_20_de_20_escrever_20_HTML"><text:span text:style-name="T43">9</text:span></text:span></text:p>
            <text:p text:style-name="P31"><text:span text:style-name="Máquina_20_de_20_escrever_20_HTML"><text:span text:style-name="T43">10</text:span></text:span></text:p>
            <text:p text:style-name="P31"><text:span text:style-name="Máquina_20_de_20_escrever_20_HTML"><text:span text:style-name="T43">11</text:span></text:span></text:p>
            <text:p text:style-name="P31"><text:span text:style-name="Máquina_20_de_20_escrever_20_HTML"><text:span text:style-name="T43">12</text:span></text:span></text:p>
            <text:p text:style-name="P37"><text:span text:style-name="Máquina_20_de_20_escrever_20_HTML">13</text:span></text:p>
            <text:p text:style-name="P37"><text:span text:style-name="Máquina_20_de_20_escrever_20_HTML">14</text:span></text:p>
            <text:p text:style-name="P37"><text:span text:style-name="Máquina_20_de_20_escrever_20_HTML">15</text:span></text:p>
            <text:p text:style-name="P37"><text:span text:style-name="Máquina_20_de_20_escrever_20_HTML">16</text:span></text:p>
            <text:p text:style-name="P37"><text:span text:style-name="Máquina_20_de_20_escrever_20_HTML">17</text:span></text:p>
            <text:p text:style-name="P37"><text:span text:style-name="Máquina_20_de_20_escrever_20_HTML">18</text:span></text:p>
            <text:p text:style-name="P37"><text:span text:style-name="Máquina_20_de_20_escrever_20_HTML">19</text:span></text:p>
            <text:p text:style-name="P37"><text:span text:style-name="Máquina_20_de_20_escrever_20_HTML">20</text:span></text:p>
            <text:p text:style-name="P37"><text:span text:style-name="Máquina_20_de_20_escrever_20_HTML">21</text:span></text:p>
            <text:p text:style-name="P37"><text:span text:style-name="Máquina_20_de_20_escrever_20_HTML">22</text:span></text:p>
            <text:p text:style-name="P37"><text:span text:style-name="Máquina_20_de_20_escrever_20_HTML">23</text:span></text:p>
            <text:p text:style-name="P37"><text:span text:style-name="Máquina_20_de_20_escrever_20_HTML">24</text:span></text:p>
            <text:p text:style-name="P37"><text:span text:style-name="Máquina_20_de_20_escrever_20_HTML">25</text:span></text:p>
            <text:p text:style-name="P37"><text:span text:style-name="Máquina_20_de_20_escrever_20_HTML">26</text:span></text:p>
          </table:table-cell>
          <table:table-cell table:style-name="Tabela56.B1" office:value-type="string">
            <text:p text:style-name="P40">#include &lt;CommandLine.h&gt;</text:p>
            <text:p text:style-name="P40"><text:soft-page-break/></text:p>
            <text:p text:style-name="P40">#include &lt;iostream&gt;</text:p>
            <text:p text:style-name="P40">#include &lt;cstdlib&gt;</text:p>
            <text:p text:style-name="P40">#include &lt;stdexcept&gt;</text:p>
            <text:p text:style-name="P33"/>
            <text:p text:style-name="P14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4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0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3"/>
            <text:p text:style-name="P14"><text:span text:style-name="T48">int</text:span><text:span text:style-name="T20"> </text:span><text:span text:style-name="T3">main</text:span><text:span text:style-name="T4">() {</text:span></text:p>
            <text:p text:style-name="P14"><text:span text:style-name="T79"><text:s text:c="4"/></text:span><text:span text:style-name="T63">try</text:span><text:span text:style-name="T79"> </text:span><text:span text:style-name="T87">{</text:span></text:p>
            <text:p text:style-name="P19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35"><text:span text:style-name="T103"><text:s text:c="8"/></text:span><text:span text:style-name="T62">if</text:span><text:span text:style-name="T86">(</text:span><text:span text:style-name="T104"> </text:span><text:span text:style-name="T82">commandLine</text:span><text:span text:style-name="T86">.</text:span><text:span text:style-name="T94">isOptionCaseSensitive</text:span><text:span text:style-name="T86">()</text:span><text:span text:style-name="T104"> </text:span><text:span text:style-name="T86">) {</text:span><text:span text:style-name="T4"><text:line-break/> <text:s text:c="5"/></text:span><text:span text:style-name="T103"><text:s text:c="6"/></text:span><text:span text:style-name="T82">cout</text:span><text:span text:style-name="T104"> </text:span><text:span text:style-name="T86">&lt;&lt;</text:span><text:span text:style-name="T104"> </text:span><text:span text:style-name="T102">"yes"</text:span><text:span text:style-name="T104"> </text:span><text:span text:style-name="T86">&lt;&lt;</text:span><text:span text:style-name="T104"> </text:span><text:span text:style-name="T82">endl</text:span><text:span text:style-name="T86">;</text:span></text:p>
            <text:p text:style-name="P35"><text:span text:style-name="T86"><text:s text:c="8"/>}</text:span><text:span text:style-name="T103"> </text:span><text:span text:style-name="T62">else </text:span><text:span text:style-name="T86">{</text:span><text:span text:style-name="T4"><text:line-break/></text:span><text:span text:style-name="T93"> <text:s text:c="11"/></text:span><text:span text:style-name="T82">cout</text:span><text:span text:style-name="T104"> </text:span><text:span text:style-name="T86">&lt;&lt;</text:span><text:span text:style-name="T104"> </text:span><text:span text:style-name="T102">"no"</text:span><text:span text:style-name="T104"> </text:span><text:span text:style-name="T86">&lt;&lt;</text:span><text:span text:style-name="T104"> </text:span><text:span text:style-name="T82">endl</text:span><text:span text:style-name="T86">;</text:span></text:p>
            <text:p text:style-name="P42"><text:s text:c="8"/>}</text:p>
            <text:p text:style-name="P47"><text:span text:style-name="T69"><text:s text:c="8"/>return</text:span><text:span text:style-name="T96"> EXIT_SUCCESS;</text:span></text:p>
            <text:p text:style-name="P44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4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6"><text:span text:style-name="T67"><text:s text:c="8"/>return</text:span><text:span text:style-name="T86"> </text:span><text:span text:style-name="T81">EXIT_FAILURE;</text:span></text:p>
            <text:p text:style-name="P42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4"/>
      <table:table table:name="Tabela57" table:style-name="Tabela57">
        <table:table-column table:style-name="Tabela57.A"/>
        <table:table-row table:style-name="Tabela57.1">
          <table:table-cell table:style-name="Tabela57.A1" office:value-type="string">
            <text:p text:style-name="P24">linux:/home/enzo # ./myapp</text:p>
            <text:p text:style-name="P24">yes</text:p>
          </table:table-cell>
        </table:table-row>
      </table:table>
      <text:p text:style-name="P36"><text:span text:style-name="Máquina_20_de_20_escrever_20_HTML"><text:span text:style-name="T4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3" svg:font-family="'Wingdings 3'" style:font-charset="x-symbol"/>
    <style:font-face style:name="Courier New1" svg:font-family="'Courier New'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hell Dlg" svg:font-family="'MS Shell Dlg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Arial Unicode MS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size="20pt" fo:font-weight="bold" style:font-size-asian="20pt" style:font-weight-asian="bold" style:font-name-complex="Garamond" style:font-size-complex="10pt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nte_20_parág._20_padrão" style:display-name="Fonte parág. padrão" style:family="text"/>
    <style:style style:name="s2" style:family="text" style:parent-style-name="Fonte_20_parág._20_padrão"/>
    <style:style style:name="apple-converted-space" style:family="text" style:parent-style-name="Fonte_20_parág._20_padrão"/>
    <style:style style:name="s10" style:family="text" style:parent-style-name="Fonte_20_parág._20_padrão"/>
    <style:style style:name="s5" style:family="text" style:parent-style-name="Fonte_20_parág._20_padrão"/>
    <style:style style:name="Máquina_20_de_20_escrever_20_HTML" style:display-name="Máquina de escrever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ódigo_20_HTML" style:display-name="Códig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itação_20_HTML" style:display-name="Citação HTML" style:family="text" style:parent-style-name="Fonte_20_parág._20_padrão">
      <style:text-properties fo:font-style="italic" style:font-style-asian="italic" style:font-style-complex="italic"/>
    </style:style>
    <style:style style:name="Definição_20_HTML" style:display-name="Definição HTML" style:family="text" style:parent-style-name="Fonte_20_parág._20_padrão">
      <style:text-properties fo:font-style="italic" style:font-style-asian="italic" style:font-style-complex="italic"/>
    </style:style>
    <style:style style:name="Variável_20_HTML" style:display-name="Variável HTML" style:family="text" style:parent-style-name="Fonte_20_parág._20_padrão">
      <style:text-properties fo:font-style="italic" style:font-style-asian="italic" style:font-style-complex="italic"/>
    </style:style>
    <style:style style:name="Teclado_20_HTML" style:display-name="Teclad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Exemplo_20_HTML" style:display-name="Exemplo HTML" style:family="text" style:parent-style-name="Fonte_20_parág._20_padrão">
      <style:text-properties style:font-name="Courier New" style:font-name-asian="Times New Roman" style:font-name-complex="Courier New"/>
    </style:style>
    <style:style style:name="s9" style:family="text" style:parent-style-name="Fonte_20_parág._20_padrão"/>
    <style:style style:name="s0" style:family="text" style:parent-style-name="Fonte_20_parág._20_padrão"/>
    <style:style style:name="s4" style:family="text" style:parent-style-name="Fonte_20_parág._20_padrão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8" style:family="table">
      <style:table-properties style:width="18.461cm" table:align="margins" style:writing-mode="lr-tb"/>
    </style:style>
    <style:style style:name="Tabela58.A" style:family="table-column">
      <style:table-column-properties style:column-width="17.224cm" style:rel-column-width="61145*"/>
    </style:style>
    <style:style style:name="Tabela58.B" style:family="table-column">
      <style:table-column-properties style:column-width="1.236cm" style:rel-column-width="4390*"/>
    </style:style>
    <style:style style:name="Tabela58.A1" style:family="table-cell">
      <style:table-cell-properties fo:padding="0.097cm" fo:border="none"/>
    </style:style>
    <style:style style:name="MP1" style:family="paragraph" style:parent-style-name="Standard">
      <style:text-properties style:font-name="Verdana" fo:font-size="9pt" style:font-size-asian="9pt" style:font-name-complex="Verdana" style:font-size-complex="9pt"/>
    </style:style>
    <style:style style:name="MP2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a58" table:style-name="Tabela58">
          <table:table-column table:style-name="Tabela58.A"/>
          <table:table-column table:style-name="Tabela58.B"/>
          <table:table-row>
            <table:table-cell table:style-name="Tabela58.A1" office:value-type="string">
              <text:p text:style-name="MP1">Class CommandLine</text:p>
            </table:table-cell>
            <table:table-cell table:style-name="Tabela58.A1" office:value-type="string">
              <text:p text:style-name="MP2"><text:page-number text:select-page="current">23</text:page-number>/<text:page-count>23</text:page-count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1T09:53:00</meta:creation-date>
    <dc:date>2012-06-08T07:10:29.54</dc:date>
    <meta:print-date>2012-02-21T21:42:00</meta:print-date>
    <meta:editing-cycles>618</meta:editing-cycles>
    <meta:editing-duration>P1DT2H39M24S</meta:editing-duration>
    <meta:generator>LibreOffice/3.5$Windows_x86 LibreOffice_project/165a79a-7059095-e13bb37-fef39a4-9503d18</meta:generator>
    <meta:keyword>Class CommandLine</meta:keyword>
    <dc:subject>Class CommandLine</dc:subject>
    <dc:title>Class CommandLine</dc:title>
    <meta:document-statistic meta:table-count="74" meta:image-count="0" meta:object-count="0" meta:page-count="23" meta:paragraph-count="1834" meta:word-count="4147" meta:character-count="30972" meta:non-whitespace-character-count="26191"/>
    <meta:user-defined meta:name="Informações 1"/>
    <meta:user-defined meta:name="Informações 2"/>
    <meta:user-defined meta:name="Informações 3"/>
    <meta:user-defined meta:name="Informações 4"/>
  </office:meta>
</office:document-meta>
</file>